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10-01T00:00:00" table:style-name="ce5">
            <text:p>2022/10/1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36337" table:style-name="ce6">
            <text:p>36,337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18939" table:style-name="ce6">
            <text:p>18,939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21642" table:style-name="ce6">
            <text:p>21,642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24632" table:style-name="ce6">
            <text:p>24,632<text:s/></text:p>
          </table:table-cell>
          <table:table-cell office:value-type="float" office:value="17191" table:style-name="ce6">
            <text:p>17,191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116684" table:style-name="ce6">
            <text:p>116,684<text:s/></text:p>
          </table:table-cell>
          <table:table-cell office:value-type="float" office:value="46499" table:style-name="ce6">
            <text:p>46,499<text:s/></text:p>
          </table:table-cell>
          <table:table-cell office:value-type="float" office:value="15609" table:style-name="ce6">
            <text:p>15,609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24350" table:style-name="ce6">
            <text:p>24,350<text:s/></text:p>
          </table:table-cell>
          <table:table-cell office:value-type="float" office:value="54074" table:style-name="ce6">
            <text:p>54,074<text:s/></text:p>
          </table:table-cell>
          <table:table-cell office:value-type="float" office:value="33112" table:style-name="ce6">
            <text:p>33,112<text:s/></text:p>
          </table:table-cell>
          <table:table-cell office:value-type="float" office:value="17957" table:style-name="ce6">
            <text:p>17,957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19502" table:style-name="ce6">
            <text:p>19,502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31750" table:style-name="ce6">
            <text:p>31,750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20700" table:style-name="ce6">
            <text:p>20,700<text:s/></text:p>
          </table:table-cell>
          <table:table-cell office:value-type="float" office:value="31511" table:style-name="ce6">
            <text:p>31,511<text:s/></text:p>
          </table:table-cell>
          <table:table-cell office:value-type="float" office:value="24753" table:style-name="ce6">
            <text:p>24,753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20648" table:style-name="ce6">
            <text:p>20,648<text:s/></text:p>
          </table:table-cell>
          <table:table-cell office:value-type="float" office:value="56086" table:style-name="ce6">
            <text:p>56,086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27036" table:style-name="ce6">
            <text:p>27,036<text:s/></text:p>
          </table:table-cell>
          <table:table-cell office:value-type="float" office:value="26099" table:style-name="ce6">
            <text:p>26,099<text:s/></text:p>
          </table:table-cell>
          <table:table-cell office:value-type="float" office:value="15522" table:style-name="ce6">
            <text:p>15,522<text:s/></text:p>
          </table:table-cell>
          <table:table-cell office:value-type="float" office:value="51055" table:style-name="ce6">
            <text:p>51,055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16634" table:style-name="ce6">
            <text:p>16,634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25257" table:style-name="ce6">
            <text:p>25,257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15058" table:style-name="ce6">
            <text:p>15,058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8004" table:style-name="ce6">
            <text:p>8,004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18861" table:style-name="ce6">
            <text:p>18,861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2776" table:style-name="ce6">
            <text:p>2,776<text:s/></text:p>
          </table:table-cell>
          <table:table-cell table:number-columns-repeated="16264"/>
        </table:table-row>
        <table:table-row table:style-name="ro2">
          <table:table-cell office:value-type="date" office:date-value="2022-10-02T00:00:00" table:style-name="ce5">
            <text:p>2022/10/2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25884" table:style-name="ce6">
            <text:p>25,884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18607" table:style-name="ce6">
            <text:p>18,607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16645" table:style-name="ce6">
            <text:p>16,645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9996" table:style-name="ce6">
            <text:p>19,996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99981" table:style-name="ce6">
            <text:p>99,981<text:s/></text:p>
          </table:table-cell>
          <table:table-cell office:value-type="float" office:value="34806" table:style-name="ce6">
            <text:p>34,806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17849" table:style-name="ce6">
            <text:p>17,849<text:s/></text:p>
          </table:table-cell>
          <table:table-cell office:value-type="float" office:value="19707" table:style-name="ce6">
            <text:p>19,707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15588" table:style-name="ce6">
            <text:p>15,588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28537" table:style-name="ce6">
            <text:p>28,537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12091" table:style-name="ce6">
            <text:p>12,091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25931" table:style-name="ce6">
            <text:p>25,931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42620" table:style-name="ce6">
            <text:p>42,620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17107" table:style-name="ce6">
            <text:p>17,107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39726" table:style-name="ce6">
            <text:p>39,726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19769" table:style-name="ce6">
            <text:p>19,769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5446" table:style-name="ce6">
            <text:p>5,446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2683" table:style-name="ce6">
            <text:p>2,683<text:s/></text:p>
          </table:table-cell>
          <table:table-cell table:number-columns-repeated="16264"/>
        </table:table-row>
        <table:table-row table:style-name="ro2">
          <table:table-cell office:value-type="date" office:date-value="2022-10-03T00:00:00" table:style-name="ce5">
            <text:p>2022/10/3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35256" table:style-name="ce6">
            <text:p>35,256<text:s/></text:p>
          </table:table-cell>
          <table:table-cell office:value-type="float" office:value="30740" table:style-name="ce6">
            <text:p>30,740<text:s/></text:p>
          </table:table-cell>
          <table:table-cell office:value-type="float" office:value="21158" table:style-name="ce6">
            <text:p>21,158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15040" table:style-name="ce6">
            <text:p>15,040<text:s/></text:p>
          </table:table-cell>
          <table:table-cell office:value-type="float" office:value="15747" table:style-name="ce6">
            <text:p>15,747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23468" table:style-name="ce6">
            <text:p>23,468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20651" table:style-name="ce6">
            <text:p>20,651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22635" table:style-name="ce6">
            <text:p>22,635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26664" table:style-name="ce6">
            <text:p>26,664<text:s/></text:p>
          </table:table-cell>
          <table:table-cell office:value-type="float" office:value="19434" table:style-name="ce6">
            <text:p>19,434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30464" table:style-name="ce6">
            <text:p>30,464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22108" table:style-name="ce6">
            <text:p>22,108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21015" table:style-name="ce6">
            <text:p>21,015<text:s/></text:p>
          </table:table-cell>
          <table:table-cell office:value-type="float" office:value="96129" table:style-name="ce6">
            <text:p>96,129<text:s/></text:p>
          </table:table-cell>
          <table:table-cell office:value-type="float" office:value="32361" table:style-name="ce6">
            <text:p>32,361<text:s/></text:p>
          </table:table-cell>
          <table:table-cell office:value-type="float" office:value="17669" table:style-name="ce6">
            <text:p>17,669<text:s/></text:p>
          </table:table-cell>
          <table:table-cell office:value-type="float" office:value="19550" table:style-name="ce6">
            <text:p>19,550<text:s/></text:p>
          </table:table-cell>
          <table:table-cell office:value-type="float" office:value="21444" table:style-name="ce6">
            <text:p>21,444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19222" table:style-name="ce6">
            <text:p>19,222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27616" table:style-name="ce6">
            <text:p>27,616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12955" table:style-name="ce6">
            <text:p>12,955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27211" table:style-name="ce6">
            <text:p>27,211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20457" table:style-name="ce6">
            <text:p>20,457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21814" table:style-name="ce6">
            <text:p>21,814<text:s/></text:p>
          </table:table-cell>
          <table:table-cell office:value-type="float" office:value="32908" table:style-name="ce6">
            <text:p>32,908<text:s/></text:p>
          </table:table-cell>
          <table:table-cell office:value-type="float" office:value="33520" table:style-name="ce6">
            <text:p>33,520<text:s/></text:p>
          </table:table-cell>
          <table:table-cell office:value-type="float" office:value="23529" table:style-name="ce6">
            <text:p>23,529<text:s/></text:p>
          </table:table-cell>
          <table:table-cell office:value-type="float" office:value="20671" table:style-name="ce6">
            <text:p>20,671<text:s/></text:p>
          </table:table-cell>
          <table:table-cell office:value-type="float" office:value="41694" table:style-name="ce6">
            <text:p>41,694<text:s/></text:p>
          </table:table-cell>
          <table:table-cell office:value-type="float" office:value="20143" table:style-name="ce6">
            <text:p>20,143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25322" table:style-name="ce6">
            <text:p>25,322<text:s/></text:p>
          </table:table-cell>
          <table:table-cell office:value-type="float" office:value="15681" table:style-name="ce6">
            <text:p>15,681<text:s/></text:p>
          </table:table-cell>
          <table:table-cell office:value-type="float" office:value="49594" table:style-name="ce6">
            <text:p>49,594<text:s/></text:p>
          </table:table-cell>
          <table:table-cell office:value-type="float" office:value="17408" table:style-name="ce6">
            <text:p>17,408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6916" table:style-name="ce6">
            <text:p>16,916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6262" table:style-name="ce6">
            <text:p>6,262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32122" table:style-name="ce6">
            <text:p>32,122<text:s/></text:p>
          </table:table-cell>
          <table:table-cell office:value-type="float" office:value="18637" table:style-name="ce6">
            <text:p>18,637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4241" table:style-name="ce6">
            <text:p>14,241<text:s/></text:p>
          </table:table-cell>
          <table:table-cell office:value-type="float" office:value="24116" table:style-name="ce6">
            <text:p>24,116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4669" table:style-name="ce6">
            <text:p>4,669<text:s/></text:p>
          </table:table-cell>
          <table:table-cell table:number-columns-repeated="16264"/>
        </table:table-row>
        <table:table-row table:style-name="ro2">
          <table:table-cell office:value-type="date" office:date-value="2022-10-04T00:00:00" table:style-name="ce5">
            <text:p>2022/10/4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36259" table:style-name="ce6">
            <text:p>36,259<text:s/></text:p>
          </table:table-cell>
          <table:table-cell office:value-type="float" office:value="32827" table:style-name="ce6">
            <text:p>32,827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13715" table:style-name="ce6">
            <text:p>13,715<text:s/></text:p>
          </table:table-cell>
          <table:table-cell office:value-type="float" office:value="21050" table:style-name="ce6">
            <text:p>21,050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23241" table:style-name="ce6">
            <text:p>23,241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27713" table:style-name="ce6">
            <text:p>27,713<text:s/></text:p>
          </table:table-cell>
          <table:table-cell office:value-type="float" office:value="21361" table:style-name="ce6">
            <text:p>21,361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30777" table:style-name="ce6">
            <text:p>30,777<text:s/></text:p>
          </table:table-cell>
          <table:table-cell office:value-type="float" office:value="22974" table:style-name="ce6">
            <text:p>22,974<text:s/></text:p>
          </table:table-cell>
          <table:table-cell office:value-type="float" office:value="22242" table:style-name="ce6">
            <text:p>22,242<text:s/></text:p>
          </table:table-cell>
          <table:table-cell office:value-type="float" office:value="17907" table:style-name="ce6">
            <text:p>17,907<text:s/></text:p>
          </table:table-cell>
          <table:table-cell office:value-type="float" office:value="20779" table:style-name="ce6">
            <text:p>20,779<text:s/></text:p>
          </table:table-cell>
          <table:table-cell office:value-type="float" office:value="94215" table:style-name="ce6">
            <text:p>94,215<text:s/></text:p>
          </table:table-cell>
          <table:table-cell office:value-type="float" office:value="33921" table:style-name="ce6">
            <text:p>33,921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19575" table:style-name="ce6">
            <text:p>19,575<text:s/></text:p>
          </table:table-cell>
          <table:table-cell office:value-type="float" office:value="23029" table:style-name="ce6">
            <text:p>23,029<text:s/></text:p>
          </table:table-cell>
          <table:table-cell office:value-type="float" office:value="23116" table:style-name="ce6">
            <text:p>23,116<text:s/></text:p>
          </table:table-cell>
          <table:table-cell office:value-type="float" office:value="22787" table:style-name="ce6">
            <text:p>22,787<text:s/></text:p>
          </table:table-cell>
          <table:table-cell office:value-type="float" office:value="19519" table:style-name="ce6">
            <text:p>19,519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27517" table:style-name="ce6">
            <text:p>27,517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27203" table:style-name="ce6">
            <text:p>27,203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22040" table:style-name="ce6">
            <text:p>22,040<text:s/></text:p>
          </table:table-cell>
          <table:table-cell office:value-type="float" office:value="32845" table:style-name="ce6">
            <text:p>32,845<text:s/></text:p>
          </table:table-cell>
          <table:table-cell office:value-type="float" office:value="33955" table:style-name="ce6">
            <text:p>33,955<text:s/></text:p>
          </table:table-cell>
          <table:table-cell office:value-type="float" office:value="24017" table:style-name="ce6">
            <text:p>24,017<text:s/></text:p>
          </table:table-cell>
          <table:table-cell office:value-type="float" office:value="20885" table:style-name="ce6">
            <text:p>20,885<text:s/></text:p>
          </table:table-cell>
          <table:table-cell office:value-type="float" office:value="42690" table:style-name="ce6">
            <text:p>42,690<text:s/></text:p>
          </table:table-cell>
          <table:table-cell office:value-type="float" office:value="21268" table:style-name="ce6">
            <text:p>21,268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26381" table:style-name="ce6">
            <text:p>26,381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50342" table:style-name="ce6">
            <text:p>50,342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21802" table:style-name="ce6">
            <text:p>21,802<text:s/></text:p>
          </table:table-cell>
          <table:table-cell office:value-type="float" office:value="16689" table:style-name="ce6">
            <text:p>16,689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32978" table:style-name="ce6">
            <text:p>32,978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21313" table:style-name="ce6">
            <text:p>21,313<text:s/></text:p>
          </table:table-cell>
          <table:table-cell office:value-type="float" office:value="19758" table:style-name="ce6">
            <text:p>19,758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19606" table:style-name="ce6">
            <text:p>19,606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4846" table:style-name="ce6">
            <text:p>4,846<text:s/></text:p>
          </table:table-cell>
          <table:table-cell table:number-columns-repeated="16264"/>
        </table:table-row>
        <table:table-row table:style-name="ro2">
          <table:table-cell office:value-type="date" office:date-value="2022-10-05T00:00:00" table:style-name="ce5">
            <text:p>2022/10/5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37976" table:style-name="ce6">
            <text:p>37,976<text:s/></text:p>
          </table:table-cell>
          <table:table-cell office:value-type="float" office:value="34174" table:style-name="ce6">
            <text:p>34,174<text:s/></text:p>
          </table:table-cell>
          <table:table-cell office:value-type="float" office:value="22688" table:style-name="ce6">
            <text:p>22,688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5900" table:style-name="ce6">
            <text:p>15,900<text:s/></text:p>
          </table:table-cell>
          <table:table-cell office:value-type="float" office:value="16548" table:style-name="ce6">
            <text:p>16,548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24530" table:style-name="ce6">
            <text:p>24,530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15184" table:style-name="ce6">
            <text:p>15,184<text:s/></text:p>
          </table:table-cell>
          <table:table-cell office:value-type="float" office:value="8906" table:style-name="ce6">
            <text:p>8,906<text:s/></text:p>
          </table:table-cell>
          <table:table-cell office:value-type="float" office:value="23872" table:style-name="ce6">
            <text:p>23,872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29116" table:style-name="ce6">
            <text:p>29,116<text:s/></text:p>
          </table:table-cell>
          <table:table-cell office:value-type="float" office:value="22062" table:style-name="ce6">
            <text:p>22,062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31945" table:style-name="ce6">
            <text:p>31,945<text:s/></text:p>
          </table:table-cell>
          <table:table-cell office:value-type="float" office:value="23496" table:style-name="ce6">
            <text:p>23,496<text:s/></text:p>
          </table:table-cell>
          <table:table-cell office:value-type="float" office:value="23197" table:style-name="ce6">
            <text:p>23,197<text:s/></text:p>
          </table:table-cell>
          <table:table-cell office:value-type="float" office:value="18268" table:style-name="ce6">
            <text:p>18,268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98597" table:style-name="ce6">
            <text:p>98,597<text:s/></text:p>
          </table:table-cell>
          <table:table-cell office:value-type="float" office:value="36998" table:style-name="ce6">
            <text:p>36,998<text:s/></text:p>
          </table:table-cell>
          <table:table-cell office:value-type="float" office:value="18630" table:style-name="ce6">
            <text:p>18,630<text:s/></text:p>
          </table:table-cell>
          <table:table-cell office:value-type="float" office:value="20678" table:style-name="ce6">
            <text:p>20,678<text:s/></text:p>
          </table:table-cell>
          <table:table-cell office:value-type="float" office:value="22898" table:style-name="ce6">
            <text:p>22,898<text:s/></text:p>
          </table:table-cell>
          <table:table-cell office:value-type="float" office:value="23112" table:style-name="ce6">
            <text:p>23,112<text:s/></text:p>
          </table:table-cell>
          <table:table-cell office:value-type="float" office:value="23396" table:style-name="ce6">
            <text:p>23,396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28245" table:style-name="ce6">
            <text:p>28,245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20995" table:style-name="ce6">
            <text:p>20,995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34363" table:style-name="ce6">
            <text:p>34,363<text:s/></text:p>
          </table:table-cell>
          <table:table-cell office:value-type="float" office:value="34737" table:style-name="ce6">
            <text:p>34,737<text:s/></text:p>
          </table:table-cell>
          <table:table-cell office:value-type="float" office:value="24842" table:style-name="ce6">
            <text:p>24,842<text:s/></text:p>
          </table:table-cell>
          <table:table-cell office:value-type="float" office:value="21327" table:style-name="ce6">
            <text:p>21,327<text:s/></text:p>
          </table:table-cell>
          <table:table-cell office:value-type="float" office:value="45256" table:style-name="ce6">
            <text:p>45,256<text:s/></text:p>
          </table:table-cell>
          <table:table-cell office:value-type="float" office:value="22674" table:style-name="ce6">
            <text:p>22,674<text:s/></text:p>
          </table:table-cell>
          <table:table-cell office:value-type="float" office:value="28634" table:style-name="ce6">
            <text:p>28,634<text:s/></text:p>
          </table:table-cell>
          <table:table-cell office:value-type="float" office:value="28215" table:style-name="ce6">
            <text:p>28,215<text:s/></text:p>
          </table:table-cell>
          <table:table-cell office:value-type="float" office:value="17791" table:style-name="ce6">
            <text:p>17,791<text:s/></text:p>
          </table:table-cell>
          <table:table-cell office:value-type="float" office:value="53614" table:style-name="ce6">
            <text:p>53,614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34594" table:style-name="ce6">
            <text:p>34,594<text:s/></text:p>
          </table:table-cell>
          <table:table-cell office:value-type="float" office:value="20015" table:style-name="ce6">
            <text:p>20,015<text:s/></text:p>
          </table:table-cell>
          <table:table-cell office:value-type="float" office:value="22510" table:style-name="ce6">
            <text:p>22,510<text:s/></text:p>
          </table:table-cell>
          <table:table-cell office:value-type="float" office:value="20333" table:style-name="ce6">
            <text:p>20,333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15169" table:style-name="ce6">
            <text:p>15,169<text:s/></text:p>
          </table:table-cell>
          <table:table-cell office:value-type="float" office:value="24787" table:style-name="ce6">
            <text:p>24,787<text:s/></text:p>
          </table:table-cell>
          <table:table-cell office:value-type="float" office:value="20376" table:style-name="ce6">
            <text:p>20,376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4566" table:style-name="ce6">
            <text:p>4,566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4804" table:style-name="ce6">
            <text:p>4,804<text:s/></text:p>
          </table:table-cell>
          <table:table-cell table:number-columns-repeated="16264"/>
        </table:table-row>
        <table:table-row table:style-name="ro2">
          <table:table-cell office:value-type="date" office:date-value="2022-10-06T00:00:00" table:style-name="ce5">
            <text:p>2022/10/6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38210" table:style-name="ce6">
            <text:p>38,210<text:s/></text:p>
          </table:table-cell>
          <table:table-cell office:value-type="float" office:value="33990" table:style-name="ce6">
            <text:p>33,990<text:s/></text:p>
          </table:table-cell>
          <table:table-cell office:value-type="float" office:value="22533" table:style-name="ce6">
            <text:p>22,533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16653" table:style-name="ce6">
            <text:p>16,653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21752" table:style-name="ce6">
            <text:p>21,752<text:s/></text:p>
          </table:table-cell>
          <table:table-cell office:value-type="float" office:value="15089" table:style-name="ce6">
            <text:p>15,089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23623" table:style-name="ce6">
            <text:p>23,623<text:s/></text:p>
          </table:table-cell>
          <table:table-cell office:value-type="float" office:value="14254" table:style-name="ce6">
            <text:p>14,254<text:s/></text:p>
          </table:table-cell>
          <table:table-cell office:value-type="float" office:value="28559" table:style-name="ce6">
            <text:p>28,559<text:s/></text:p>
          </table:table-cell>
          <table:table-cell office:value-type="float" office:value="22335" table:style-name="ce6">
            <text:p>22,335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31820" table:style-name="ce6">
            <text:p>31,820<text:s/></text:p>
          </table:table-cell>
          <table:table-cell office:value-type="float" office:value="23497" table:style-name="ce6">
            <text:p>23,497<text:s/></text:p>
          </table:table-cell>
          <table:table-cell office:value-type="float" office:value="22885" table:style-name="ce6">
            <text:p>22,885<text:s/></text:p>
          </table:table-cell>
          <table:table-cell office:value-type="float" office:value="18287" table:style-name="ce6">
            <text:p>18,287<text:s/></text:p>
          </table:table-cell>
          <table:table-cell office:value-type="float" office:value="21360" table:style-name="ce6">
            <text:p>21,360<text:s/></text:p>
          </table:table-cell>
          <table:table-cell office:value-type="float" office:value="106777" table:style-name="ce6">
            <text:p>106,777<text:s/></text:p>
          </table:table-cell>
          <table:table-cell office:value-type="float" office:value="41201" table:style-name="ce6">
            <text:p>41,201<text:s/></text:p>
          </table:table-cell>
          <table:table-cell office:value-type="float" office:value="18339" table:style-name="ce6">
            <text:p>18,339<text:s/></text:p>
          </table:table-cell>
          <table:table-cell office:value-type="float" office:value="20795" table:style-name="ce6">
            <text:p>20,795<text:s/></text:p>
          </table:table-cell>
          <table:table-cell office:value-type="float" office:value="23253" table:style-name="ce6">
            <text:p>23,253<text:s/></text:p>
          </table:table-cell>
          <table:table-cell office:value-type="float" office:value="23170" table:style-name="ce6">
            <text:p>23,170<text:s/></text:p>
          </table:table-cell>
          <table:table-cell office:value-type="float" office:value="23842" table:style-name="ce6">
            <text:p>23,842<text:s/></text:p>
          </table:table-cell>
          <table:table-cell office:value-type="float" office:value="20208" table:style-name="ce6">
            <text:p>20,208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27883" table:style-name="ce6">
            <text:p>27,883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13074" table:style-name="ce6">
            <text:p>13,074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27305" table:style-name="ce6">
            <text:p>27,305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20721" table:style-name="ce6">
            <text:p>20,721<text:s/></text:p>
          </table:table-cell>
          <table:table-cell office:value-type="float" office:value="21791" table:style-name="ce6">
            <text:p>21,791<text:s/></text:p>
          </table:table-cell>
          <table:table-cell office:value-type="float" office:value="22709" table:style-name="ce6">
            <text:p>22,709<text:s/></text:p>
          </table:table-cell>
          <table:table-cell office:value-type="float" office:value="34451" table:style-name="ce6">
            <text:p>34,451<text:s/></text:p>
          </table:table-cell>
          <table:table-cell office:value-type="float" office:value="34747" table:style-name="ce6">
            <text:p>34,747<text:s/></text:p>
          </table:table-cell>
          <table:table-cell office:value-type="float" office:value="24466" table:style-name="ce6">
            <text:p>24,466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45464" table:style-name="ce6">
            <text:p>45,464<text:s/></text:p>
          </table:table-cell>
          <table:table-cell office:value-type="float" office:value="21863" table:style-name="ce6">
            <text:p>21,863<text:s/></text:p>
          </table:table-cell>
          <table:table-cell office:value-type="float" office:value="28873" table:style-name="ce6">
            <text:p>28,873<text:s/></text:p>
          </table:table-cell>
          <table:table-cell office:value-type="float" office:value="27914" table:style-name="ce6">
            <text:p>27,914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54580" table:style-name="ce6">
            <text:p>54,580<text:s/></text:p>
          </table:table-cell>
          <table:table-cell office:value-type="float" office:value="18454" table:style-name="ce6">
            <text:p>18,454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18311" table:style-name="ce6">
            <text:p>18,311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17569" table:style-name="ce6">
            <text:p>17,569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34512" table:style-name="ce6">
            <text:p>34,512<text:s/></text:p>
          </table:table-cell>
          <table:table-cell office:value-type="float" office:value="19820" table:style-name="ce6">
            <text:p>19,820<text:s/></text:p>
          </table:table-cell>
          <table:table-cell office:value-type="float" office:value="22375" table:style-name="ce6">
            <text:p>22,375<text:s/></text:p>
          </table:table-cell>
          <table:table-cell office:value-type="float" office:value="20388" table:style-name="ce6">
            <text:p>20,388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4828" table:style-name="ce6">
            <text:p>4,828<text:s/></text:p>
          </table:table-cell>
          <table:table-cell table:number-columns-repeated="16264"/>
        </table:table-row>
        <table:table-row table:style-name="ro2">
          <table:table-cell office:value-type="date" office:date-value="2022-10-07T00:00:00" table:style-name="ce5">
            <text:p>2022/10/7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39699" table:style-name="ce6">
            <text:p>39,699<text:s/></text:p>
          </table:table-cell>
          <table:table-cell office:value-type="float" office:value="39451" table:style-name="ce6">
            <text:p>39,451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15040" table:style-name="ce6">
            <text:p>15,040<text:s/></text:p>
          </table:table-cell>
          <table:table-cell office:value-type="float" office:value="16534" table:style-name="ce6">
            <text:p>16,534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24270" table:style-name="ce6">
            <text:p>24,270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25186" table:style-name="ce6">
            <text:p>25,186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29671" table:style-name="ce6">
            <text:p>29,671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32676" table:style-name="ce6">
            <text:p>32,676<text:s/></text:p>
          </table:table-cell>
          <table:table-cell office:value-type="float" office:value="24050" table:style-name="ce6">
            <text:p>24,050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18415" table:style-name="ce6">
            <text:p>18,415<text:s/></text:p>
          </table:table-cell>
          <table:table-cell office:value-type="float" office:value="22717" table:style-name="ce6">
            <text:p>22,717<text:s/></text:p>
          </table:table-cell>
          <table:table-cell office:value-type="float" office:value="152129" table:style-name="ce6">
            <text:p>152,129<text:s/></text:p>
          </table:table-cell>
          <table:table-cell office:value-type="float" office:value="46947" table:style-name="ce6">
            <text:p>46,947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24298" table:style-name="ce6">
            <text:p>24,298<text:s/></text:p>
          </table:table-cell>
          <table:table-cell office:value-type="float" office:value="21760" table:style-name="ce6">
            <text:p>21,760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28064" table:style-name="ce6">
            <text:p>28,064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27564" table:style-name="ce6">
            <text:p>27,564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21735" table:style-name="ce6">
            <text:p>21,735<text:s/></text:p>
          </table:table-cell>
          <table:table-cell office:value-type="float" office:value="21834" table:style-name="ce6">
            <text:p>21,834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40626" table:style-name="ce6">
            <text:p>40,626<text:s/></text:p>
          </table:table-cell>
          <table:table-cell office:value-type="float" office:value="35837" table:style-name="ce6">
            <text:p>35,837<text:s/></text:p>
          </table:table-cell>
          <table:table-cell office:value-type="float" office:value="25243" table:style-name="ce6">
            <text:p>25,243<text:s/></text:p>
          </table:table-cell>
          <table:table-cell office:value-type="float" office:value="22081" table:style-name="ce6">
            <text:p>22,081<text:s/></text:p>
          </table:table-cell>
          <table:table-cell office:value-type="float" office:value="55549" table:style-name="ce6">
            <text:p>55,549<text:s/></text:p>
          </table:table-cell>
          <table:table-cell office:value-type="float" office:value="22422" table:style-name="ce6">
            <text:p>22,422<text:s/></text:p>
          </table:table-cell>
          <table:table-cell office:value-type="float" office:value="31403" table:style-name="ce6">
            <text:p>31,403<text:s/></text:p>
          </table:table-cell>
          <table:table-cell office:value-type="float" office:value="32685" table:style-name="ce6">
            <text:p>32,685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62753" table:style-name="ce6">
            <text:p>62,753<text:s/></text:p>
          </table:table-cell>
          <table:table-cell office:value-type="float" office:value="19869" table:style-name="ce6">
            <text:p>19,869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24932" table:style-name="ce6">
            <text:p>24,932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27287" table:style-name="ce6">
            <text:p>27,287<text:s/></text:p>
          </table:table-cell>
          <table:table-cell office:value-type="float" office:value="18805" table:style-name="ce6">
            <text:p>18,805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35756" table:style-name="ce6">
            <text:p>35,756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22745" table:style-name="ce6">
            <text:p>22,745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16081" table:style-name="ce6">
            <text:p>16,081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1281" table:style-name="ce6">
            <text:p>21,281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5140" table:style-name="ce6">
            <text:p>5,140<text:s/></text:p>
          </table:table-cell>
          <table:table-cell table:number-columns-repeated="16264"/>
        </table:table-row>
        <table:table-row table:style-name="ro2">
          <table:table-cell office:value-type="date" office:date-value="2022-10-08T00:00:00" table:style-name="ce5">
            <text:p>2022/10/8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19441" table:style-name="ce6">
            <text:p>19,441<text:s/></text:p>
          </table:table-cell>
          <table:table-cell office:value-type="float" office:value="36647" table:style-name="ce6">
            <text:p>36,647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13929" table:style-name="ce6">
            <text:p>13,929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8529" table:style-name="ce6">
            <text:p>18,529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19169" table:style-name="ce6">
            <text:p>19,169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22670" table:style-name="ce6">
            <text:p>22,670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125615" table:style-name="ce6">
            <text:p>125,615<text:s/></text:p>
          </table:table-cell>
          <table:table-cell office:value-type="float" office:value="48384" table:style-name="ce6">
            <text:p>48,384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22333" table:style-name="ce6">
            <text:p>22,333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26371" table:style-name="ce6">
            <text:p>26,371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20087" table:style-name="ce6">
            <text:p>20,087<text:s/></text:p>
          </table:table-cell>
          <table:table-cell office:value-type="float" office:value="33005" table:style-name="ce6">
            <text:p>33,005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17197" table:style-name="ce6">
            <text:p>17,197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59020" table:style-name="ce6">
            <text:p>59,020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27447" table:style-name="ce6">
            <text:p>27,447<text:s/></text:p>
          </table:table-cell>
          <table:table-cell office:value-type="float" office:value="27041" table:style-name="ce6">
            <text:p>27,041<text:s/></text:p>
          </table:table-cell>
          <table:table-cell office:value-type="float" office:value="16024" table:style-name="ce6">
            <text:p>16,024<text:s/></text:p>
          </table:table-cell>
          <table:table-cell office:value-type="float" office:value="49862" table:style-name="ce6">
            <text:p>49,862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22753" table:style-name="ce6">
            <text:p>22,753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3157" table:style-name="ce6">
            <text:p>3,157<text:s/></text:p>
          </table:table-cell>
          <table:table-cell table:number-columns-repeated="16264"/>
        </table:table-row>
        <table:table-row table:style-name="ro2">
          <table:table-cell office:value-type="date" office:date-value="2022-10-09T00:00:00" table:style-name="ce5">
            <text:p>2022/10/9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15265" table:style-name="ce6">
            <text:p>15,265<text:s/></text:p>
          </table:table-cell>
          <table:table-cell office:value-type="float" office:value="30701" table:style-name="ce6">
            <text:p>30,701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17520" table:style-name="ce6">
            <text:p>17,520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14650" table:style-name="ce6">
            <text:p>14,650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108156" table:style-name="ce6">
            <text:p>108,156<text:s/></text:p>
          </table:table-cell>
          <table:table-cell office:value-type="float" office:value="44058" table:style-name="ce6">
            <text:p>44,058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21874" table:style-name="ce6">
            <text:p>21,874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19150" table:style-name="ce6">
            <text:p>19,150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32571" table:style-name="ce6">
            <text:p>32,571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28815" table:style-name="ce6">
            <text:p>28,815<text:s/></text:p>
          </table:table-cell>
          <table:table-cell office:value-type="float" office:value="20608" table:style-name="ce6">
            <text:p>20,608<text:s/></text:p>
          </table:table-cell>
          <table:table-cell office:value-type="float" office:value="15209" table:style-name="ce6">
            <text:p>15,209<text:s/></text:p>
          </table:table-cell>
          <table:table-cell office:value-type="float" office:value="18675" table:style-name="ce6">
            <text:p>18,675<text:s/></text:p>
          </table:table-cell>
          <table:table-cell office:value-type="float" office:value="57864" table:style-name="ce6">
            <text:p>57,864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25610" table:style-name="ce6">
            <text:p>25,610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14836" table:style-name="ce6">
            <text:p>14,836<text:s/></text:p>
          </table:table-cell>
          <table:table-cell office:value-type="float" office:value="45973" table:style-name="ce6">
            <text:p>45,973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3003" table:style-name="ce6">
            <text:p>3,003<text:s/></text:p>
          </table:table-cell>
          <table:table-cell table:number-columns-repeated="16264"/>
        </table:table-row>
        <table:table-row table:style-name="ro2">
          <table:table-cell office:value-type="date" office:date-value="2022-10-10T00:00:00" table:style-name="ce5">
            <text:p>2022/10/10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13539" table:style-name="ce6">
            <text:p>13,539<text:s/></text:p>
          </table:table-cell>
          <table:table-cell office:value-type="float" office:value="25635" table:style-name="ce6">
            <text:p>25,635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94000" table:style-name="ce6">
            <text:p>94,000<text:s/></text:p>
          </table:table-cell>
          <table:table-cell office:value-type="float" office:value="35774" table:style-name="ce6">
            <text:p>35,774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17264" table:style-name="ce6">
            <text:p>17,264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26839" table:style-name="ce6">
            <text:p>26,839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25022" table:style-name="ce6">
            <text:p>25,022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46785" table:style-name="ce6">
            <text:p>46,785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20025" table:style-name="ce6">
            <text:p>20,025<text:s/></text:p>
          </table:table-cell>
          <table:table-cell office:value-type="float" office:value="17515" table:style-name="ce6">
            <text:p>17,515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38178" table:style-name="ce6">
            <text:p>38,178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17996" table:style-name="ce6">
            <text:p>17,996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703" table:style-name="ce6">
            <text:p>703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1327" table:style-name="ce6">
            <text:p>1,327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2616" table:style-name="ce6">
            <text:p>2,616<text:s/></text:p>
          </table:table-cell>
          <table:table-cell table:number-columns-repeated="16264"/>
        </table:table-row>
        <table:table-row table:style-name="ro2">
          <table:table-cell office:value-type="date" office:date-value="2022-10-11T00:00:00" table:style-name="ce5">
            <text:p>2022/10/11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36821" table:style-name="ce6">
            <text:p>36,821<text:s/></text:p>
          </table:table-cell>
          <table:table-cell office:value-type="float" office:value="32442" table:style-name="ce6">
            <text:p>32,442<text:s/></text:p>
          </table:table-cell>
          <table:table-cell office:value-type="float" office:value="22580" table:style-name="ce6">
            <text:p>22,580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5449" table:style-name="ce6">
            <text:p>15,449<text:s/></text:p>
          </table:table-cell>
          <table:table-cell office:value-type="float" office:value="16170" table:style-name="ce6">
            <text:p>16,170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15488" table:style-name="ce6">
            <text:p>15,488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27960" table:style-name="ce6">
            <text:p>27,960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31485" table:style-name="ce6">
            <text:p>31,485<text:s/></text:p>
          </table:table-cell>
          <table:table-cell office:value-type="float" office:value="23208" table:style-name="ce6">
            <text:p>23,208<text:s/></text:p>
          </table:table-cell>
          <table:table-cell office:value-type="float" office:value="22994" table:style-name="ce6">
            <text:p>22,994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21337" table:style-name="ce6">
            <text:p>21,337<text:s/></text:p>
          </table:table-cell>
          <table:table-cell office:value-type="float" office:value="98066" table:style-name="ce6">
            <text:p>98,066<text:s/></text:p>
          </table:table-cell>
          <table:table-cell office:value-type="float" office:value="35779" table:style-name="ce6">
            <text:p>35,779<text:s/></text:p>
          </table:table-cell>
          <table:table-cell office:value-type="float" office:value="18160" table:style-name="ce6">
            <text:p>18,160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23645" table:style-name="ce6">
            <text:p>23,645<text:s/></text:p>
          </table:table-cell>
          <table:table-cell office:value-type="float" office:value="23745" table:style-name="ce6">
            <text:p>23,745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28732" table:style-name="ce6">
            <text:p>28,732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3357" table:style-name="ce6">
            <text:p>13,357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27781" table:style-name="ce6">
            <text:p>27,781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20699" table:style-name="ce6">
            <text:p>20,699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22212" table:style-name="ce6">
            <text:p>22,212<text:s/></text:p>
          </table:table-cell>
          <table:table-cell office:value-type="float" office:value="32830" table:style-name="ce6">
            <text:p>32,830<text:s/></text:p>
          </table:table-cell>
          <table:table-cell office:value-type="float" office:value="34580" table:style-name="ce6">
            <text:p>34,580<text:s/></text:p>
          </table:table-cell>
          <table:table-cell office:value-type="float" office:value="23921" table:style-name="ce6">
            <text:p>23,921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44672" table:style-name="ce6">
            <text:p>44,672<text:s/></text:p>
          </table:table-cell>
          <table:table-cell office:value-type="float" office:value="20792" table:style-name="ce6">
            <text:p>20,792<text:s/></text:p>
          </table:table-cell>
          <table:table-cell office:value-type="float" office:value="27281" table:style-name="ce6">
            <text:p>27,281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16359" table:style-name="ce6">
            <text:p>16,359<text:s/></text:p>
          </table:table-cell>
          <table:table-cell office:value-type="float" office:value="51192" table:style-name="ce6">
            <text:p>51,192<text:s/></text:p>
          </table:table-cell>
          <table:table-cell office:value-type="float" office:value="18513" table:style-name="ce6">
            <text:p>18,513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21593" table:style-name="ce6">
            <text:p>21,593<text:s/></text:p>
          </table:table-cell>
          <table:table-cell office:value-type="float" office:value="16967" table:style-name="ce6">
            <text:p>16,967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33324" table:style-name="ce6">
            <text:p>33,324<text:s/></text:p>
          </table:table-cell>
          <table:table-cell office:value-type="float" office:value="19040" table:style-name="ce6">
            <text:p>19,040<text:s/></text:p>
          </table:table-cell>
          <table:table-cell office:value-type="float" office:value="21703" table:style-name="ce6">
            <text:p>21,703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14890" table:style-name="ce6">
            <text:p>14,890<text:s/></text:p>
          </table:table-cell>
          <table:table-cell office:value-type="float" office:value="24479" table:style-name="ce6">
            <text:p>24,479<text:s/></text:p>
          </table:table-cell>
          <table:table-cell office:value-type="float" office:value="19390" table:style-name="ce6">
            <text:p>19,390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4804" table:style-name="ce6">
            <text:p>4,804<text:s/></text:p>
          </table:table-cell>
          <table:table-cell table:number-columns-repeated="16264"/>
        </table:table-row>
        <table:table-row table:style-name="ro2">
          <table:table-cell office:value-type="date" office:date-value="2022-10-12T00:00:00" table:style-name="ce5">
            <text:p>2022/10/12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38462" table:style-name="ce6">
            <text:p>38,462<text:s/></text:p>
          </table:table-cell>
          <table:table-cell office:value-type="float" office:value="34767" table:style-name="ce6">
            <text:p>34,767<text:s/></text:p>
          </table:table-cell>
          <table:table-cell office:value-type="float" office:value="23196" table:style-name="ce6">
            <text:p>23,196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16054" table:style-name="ce6">
            <text:p>16,054<text:s/></text:p>
          </table:table-cell>
          <table:table-cell office:value-type="float" office:value="16871" table:style-name="ce6">
            <text:p>16,871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27888" table:style-name="ce6">
            <text:p>27,888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15613" table:style-name="ce6">
            <text:p>15,613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28964" table:style-name="ce6">
            <text:p>28,964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32433" table:style-name="ce6">
            <text:p>32,433<text:s/></text:p>
          </table:table-cell>
          <table:table-cell office:value-type="float" office:value="23778" table:style-name="ce6">
            <text:p>23,778<text:s/></text:p>
          </table:table-cell>
          <table:table-cell office:value-type="float" office:value="23602" table:style-name="ce6">
            <text:p>23,602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21558" table:style-name="ce6">
            <text:p>21,558<text:s/></text:p>
          </table:table-cell>
          <table:table-cell office:value-type="float" office:value="98652" table:style-name="ce6">
            <text:p>98,652<text:s/></text:p>
          </table:table-cell>
          <table:table-cell office:value-type="float" office:value="38131" table:style-name="ce6">
            <text:p>38,131<text:s/></text:p>
          </table:table-cell>
          <table:table-cell office:value-type="float" office:value="18671" table:style-name="ce6">
            <text:p>18,671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23258" table:style-name="ce6">
            <text:p>23,258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20132" table:style-name="ce6">
            <text:p>20,132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28923" table:style-name="ce6">
            <text:p>28,923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27192" table:style-name="ce6">
            <text:p>27,192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21078" table:style-name="ce6">
            <text:p>21,078<text:s/></text:p>
          </table:table-cell>
          <table:table-cell office:value-type="float" office:value="22434" table:style-name="ce6">
            <text:p>22,434<text:s/></text:p>
          </table:table-cell>
          <table:table-cell office:value-type="float" office:value="22699" table:style-name="ce6">
            <text:p>22,699<text:s/></text:p>
          </table:table-cell>
          <table:table-cell office:value-type="float" office:value="34224" table:style-name="ce6">
            <text:p>34,224<text:s/></text:p>
          </table:table-cell>
          <table:table-cell office:value-type="float" office:value="35299" table:style-name="ce6">
            <text:p>35,299<text:s/></text:p>
          </table:table-cell>
          <table:table-cell office:value-type="float" office:value="24728" table:style-name="ce6">
            <text:p>24,728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46941" table:style-name="ce6">
            <text:p>46,941<text:s/></text:p>
          </table:table-cell>
          <table:table-cell office:value-type="float" office:value="22355" table:style-name="ce6">
            <text:p>22,355<text:s/></text:p>
          </table:table-cell>
          <table:table-cell office:value-type="float" office:value="28941" table:style-name="ce6">
            <text:p>28,941<text:s/></text:p>
          </table:table-cell>
          <table:table-cell office:value-type="float" office:value="28707" table:style-name="ce6">
            <text:p>28,707<text:s/></text:p>
          </table:table-cell>
          <table:table-cell office:value-type="float" office:value="17660" table:style-name="ce6">
            <text:p>17,660<text:s/></text:p>
          </table:table-cell>
          <table:table-cell office:value-type="float" office:value="53833" table:style-name="ce6">
            <text:p>53,833<text:s/></text:p>
          </table:table-cell>
          <table:table-cell office:value-type="float" office:value="18867" table:style-name="ce6">
            <text:p>18,867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8766" table:style-name="ce6">
            <text:p>18,766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34704" table:style-name="ce6">
            <text:p>34,704<text:s/></text:p>
          </table:table-cell>
          <table:table-cell office:value-type="float" office:value="20704" table:style-name="ce6">
            <text:p>20,704<text:s/></text:p>
          </table:table-cell>
          <table:table-cell office:value-type="float" office:value="22421" table:style-name="ce6">
            <text:p>22,421<text:s/></text:p>
          </table:table-cell>
          <table:table-cell office:value-type="float" office:value="20452" table:style-name="ce6">
            <text:p>20,452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25535" table:style-name="ce6">
            <text:p>25,535<text:s/></text:p>
          </table:table-cell>
          <table:table-cell office:value-type="float" office:value="20248" table:style-name="ce6">
            <text:p>20,248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11426" table:style-name="ce6">
            <text:p>11,426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3798" table:style-name="ce6">
            <text:p>3,798<text:s/></text:p>
          </table:table-cell>
          <table:table-cell office:value-type="float" office:value="4894" table:style-name="ce6">
            <text:p>4,894<text:s/></text:p>
          </table:table-cell>
          <table:table-cell table:number-columns-repeated="16264"/>
        </table:table-row>
        <table:table-row table:style-name="ro2">
          <table:table-cell office:value-type="date" office:date-value="2022-10-13T00:00:00" table:style-name="ce5">
            <text:p>2022/10/13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39023" table:style-name="ce6">
            <text:p>39,023<text:s/></text:p>
          </table:table-cell>
          <table:table-cell office:value-type="float" office:value="34904" table:style-name="ce6">
            <text:p>34,904<text:s/></text:p>
          </table:table-cell>
          <table:table-cell office:value-type="float" office:value="23329" table:style-name="ce6">
            <text:p>23,329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32288" table:style-name="ce6">
            <text:p>32,288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15415" table:style-name="ce6">
            <text:p>15,415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14597" table:style-name="ce6">
            <text:p>14,597<text:s/></text:p>
          </table:table-cell>
          <table:table-cell office:value-type="float" office:value="28800" table:style-name="ce6">
            <text:p>28,800<text:s/></text:p>
          </table:table-cell>
          <table:table-cell office:value-type="float" office:value="22198" table:style-name="ce6">
            <text:p>22,198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32336" table:style-name="ce6">
            <text:p>32,336<text:s/></text:p>
          </table:table-cell>
          <table:table-cell office:value-type="float" office:value="23783" table:style-name="ce6">
            <text:p>23,783<text:s/></text:p>
          </table:table-cell>
          <table:table-cell office:value-type="float" office:value="23430" table:style-name="ce6">
            <text:p>23,430<text:s/></text:p>
          </table:table-cell>
          <table:table-cell office:value-type="float" office:value="18401" table:style-name="ce6">
            <text:p>18,401<text:s/></text:p>
          </table:table-cell>
          <table:table-cell office:value-type="float" office:value="20722" table:style-name="ce6">
            <text:p>20,722<text:s/></text:p>
          </table:table-cell>
          <table:table-cell office:value-type="float" office:value="102022" table:style-name="ce6">
            <text:p>102,022<text:s/></text:p>
          </table:table-cell>
          <table:table-cell office:value-type="float" office:value="38573" table:style-name="ce6">
            <text:p>38,573<text:s/></text:p>
          </table:table-cell>
          <table:table-cell office:value-type="float" office:value="18431" table:style-name="ce6">
            <text:p>18,431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23315" table:style-name="ce6">
            <text:p>23,315<text:s/></text:p>
          </table:table-cell>
          <table:table-cell office:value-type="float" office:value="23346" table:style-name="ce6">
            <text:p>23,346<text:s/></text:p>
          </table:table-cell>
          <table:table-cell office:value-type="float" office:value="23867" table:style-name="ce6">
            <text:p>23,867<text:s/></text:p>
          </table:table-cell>
          <table:table-cell office:value-type="float" office:value="20752" table:style-name="ce6">
            <text:p>20,752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28223" table:style-name="ce6">
            <text:p>28,223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17981" table:style-name="ce6">
            <text:p>17,981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27319" table:style-name="ce6">
            <text:p>27,319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22809" table:style-name="ce6">
            <text:p>22,809<text:s/></text:p>
          </table:table-cell>
          <table:table-cell office:value-type="float" office:value="35164" table:style-name="ce6">
            <text:p>35,164<text:s/></text:p>
          </table:table-cell>
          <table:table-cell office:value-type="float" office:value="35053" table:style-name="ce6">
            <text:p>35,053<text:s/></text:p>
          </table:table-cell>
          <table:table-cell office:value-type="float" office:value="24705" table:style-name="ce6">
            <text:p>24,705<text:s/></text:p>
          </table:table-cell>
          <table:table-cell office:value-type="float" office:value="21898" table:style-name="ce6">
            <text:p>21,898<text:s/></text:p>
          </table:table-cell>
          <table:table-cell office:value-type="float" office:value="47245" table:style-name="ce6">
            <text:p>47,245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29029" table:style-name="ce6">
            <text:p>29,029<text:s/></text:p>
          </table:table-cell>
          <table:table-cell office:value-type="float" office:value="28841" table:style-name="ce6">
            <text:p>28,841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57738" table:style-name="ce6">
            <text:p>57,738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19953" table:style-name="ce6">
            <text:p>19,953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26506" table:style-name="ce6">
            <text:p>26,506<text:s/></text:p>
          </table:table-cell>
          <table:table-cell office:value-type="float" office:value="17768" table:style-name="ce6">
            <text:p>17,768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34862" table:style-name="ce6">
            <text:p>34,862<text:s/></text:p>
          </table:table-cell>
          <table:table-cell office:value-type="float" office:value="20221" table:style-name="ce6">
            <text:p>20,221<text:s/></text:p>
          </table:table-cell>
          <table:table-cell office:value-type="float" office:value="22558" table:style-name="ce6">
            <text:p>22,558<text:s/></text:p>
          </table:table-cell>
          <table:table-cell office:value-type="float" office:value="20256" table:style-name="ce6">
            <text:p>20,256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5520" table:style-name="ce6">
            <text:p>15,520<text:s/></text:p>
          </table:table-cell>
          <table:table-cell office:value-type="float" office:value="25158" table:style-name="ce6">
            <text:p>25,158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4743" table:style-name="ce6">
            <text:p>4,743<text:s/></text:p>
          </table:table-cell>
          <table:table-cell table:number-columns-repeated="16264"/>
        </table:table-row>
        <table:table-row table:style-name="ro2">
          <table:table-cell office:value-type="date" office:date-value="2022-10-14T00:00:00" table:style-name="ce5">
            <text:p>2022/10/14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41330" table:style-name="ce6">
            <text:p>41,330<text:s/></text:p>
          </table:table-cell>
          <table:table-cell office:value-type="float" office:value="40756" table:style-name="ce6">
            <text:p>40,756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13014" table:style-name="ce6">
            <text:p>13,014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32868" table:style-name="ce6">
            <text:p>32,868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23599" table:style-name="ce6">
            <text:p>23,599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27413" table:style-name="ce6">
            <text:p>27,413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30649" table:style-name="ce6">
            <text:p>30,649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33944" table:style-name="ce6">
            <text:p>33,944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18996" table:style-name="ce6">
            <text:p>18,996<text:s/></text:p>
          </table:table-cell>
          <table:table-cell office:value-type="float" office:value="21574" table:style-name="ce6">
            <text:p>21,574<text:s/></text:p>
          </table:table-cell>
          <table:table-cell office:value-type="float" office:value="135095" table:style-name="ce6">
            <text:p>135,095<text:s/></text:p>
          </table:table-cell>
          <table:table-cell office:value-type="float" office:value="47199" table:style-name="ce6">
            <text:p>47,199<text:s/></text:p>
          </table:table-cell>
          <table:table-cell office:value-type="float" office:value="20454" table:style-name="ce6">
            <text:p>20,454<text:s/></text:p>
          </table:table-cell>
          <table:table-cell office:value-type="float" office:value="21894" table:style-name="ce6">
            <text:p>21,894<text:s/></text:p>
          </table:table-cell>
          <table:table-cell office:value-type="float" office:value="25960" table:style-name="ce6">
            <text:p>25,960<text:s/></text:p>
          </table:table-cell>
          <table:table-cell office:value-type="float" office:value="25641" table:style-name="ce6">
            <text:p>25,641<text:s/></text:p>
          </table:table-cell>
          <table:table-cell office:value-type="float" office:value="25346" table:style-name="ce6">
            <text:p>25,346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28982" table:style-name="ce6">
            <text:p>28,982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18527" table:style-name="ce6">
            <text:p>18,527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28532" table:style-name="ce6">
            <text:p>28,532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22034" table:style-name="ce6">
            <text:p>22,034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25287" table:style-name="ce6">
            <text:p>25,287<text:s/></text:p>
          </table:table-cell>
          <table:table-cell office:value-type="float" office:value="40049" table:style-name="ce6">
            <text:p>40,049<text:s/></text:p>
          </table:table-cell>
          <table:table-cell office:value-type="float" office:value="36681" table:style-name="ce6">
            <text:p>36,681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25092" table:style-name="ce6">
            <text:p>25,092<text:s/></text:p>
          </table:table-cell>
          <table:table-cell office:value-type="float" office:value="58311" table:style-name="ce6">
            <text:p>58,311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31758" table:style-name="ce6">
            <text:p>31,758<text:s/></text:p>
          </table:table-cell>
          <table:table-cell office:value-type="float" office:value="33911" table:style-name="ce6">
            <text:p>33,911<text:s/></text:p>
          </table:table-cell>
          <table:table-cell office:value-type="float" office:value="20923" table:style-name="ce6">
            <text:p>20,923<text:s/></text:p>
          </table:table-cell>
          <table:table-cell office:value-type="float" office:value="66141" table:style-name="ce6">
            <text:p>66,141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15647" table:style-name="ce6">
            <text:p>15,647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29686" table:style-name="ce6">
            <text:p>29,686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37198" table:style-name="ce6">
            <text:p>37,198<text:s/></text:p>
          </table:table-cell>
          <table:table-cell office:value-type="float" office:value="21276" table:style-name="ce6">
            <text:p>21,276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22175" table:style-name="ce6">
            <text:p>22,175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6412" table:style-name="ce6">
            <text:p>16,412<text:s/></text:p>
          </table:table-cell>
          <table:table-cell office:value-type="float" office:value="27612" table:style-name="ce6">
            <text:p>27,612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1801" table:style-name="ce6">
            <text:p>11,801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5128" table:style-name="ce6">
            <text:p>5,128<text:s/></text:p>
          </table:table-cell>
          <table:table-cell table:number-columns-repeated="16264"/>
        </table:table-row>
        <table:table-row table:style-name="ro2">
          <table:table-cell office:value-type="date" office:date-value="2022-10-15T00:00:00" table:style-name="ce5">
            <text:p>2022/10/15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37543" table:style-name="ce6">
            <text:p>37,543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12024" table:style-name="ce6">
            <text:p>12,024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22497" table:style-name="ce6">
            <text:p>22,497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24678" table:style-name="ce6">
            <text:p>24,678<text:s/></text:p>
          </table:table-cell>
          <table:table-cell office:value-type="float" office:value="17544" table:style-name="ce6">
            <text:p>17,544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121259" table:style-name="ce6">
            <text:p>121,259<text:s/></text:p>
          </table:table-cell>
          <table:table-cell office:value-type="float" office:value="49214" table:style-name="ce6">
            <text:p>49,214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31160" table:style-name="ce6">
            <text:p>31,160<text:s/></text:p>
          </table:table-cell>
          <table:table-cell office:value-type="float" office:value="18495" table:style-name="ce6">
            <text:p>18,495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20545" table:style-name="ce6">
            <text:p>20,545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20755" table:style-name="ce6">
            <text:p>20,755<text:s/></text:p>
          </table:table-cell>
          <table:table-cell office:value-type="float" office:value="33643" table:style-name="ce6">
            <text:p>33,643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58982" table:style-name="ce6">
            <text:p>58,982<text:s/></text:p>
          </table:table-cell>
          <table:table-cell office:value-type="float" office:value="16788" table:style-name="ce6">
            <text:p>16,788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27609" table:style-name="ce6">
            <text:p>27,609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53261" table:style-name="ce6">
            <text:p>53,261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25153" table:style-name="ce6">
            <text:p>25,153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6359" table:style-name="ce6">
            <text:p>16,359<text:s/></text:p>
          </table:table-cell>
          <table:table-cell office:value-type="float" office:value="18173" table:style-name="ce6">
            <text:p>18,173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8004" table:style-name="ce6">
            <text:p>8,004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989" table:style-name="ce6">
            <text:p>2,989<text:s/></text:p>
          </table:table-cell>
          <table:table-cell table:number-columns-repeated="16264"/>
        </table:table-row>
        <table:table-row table:style-name="ro2">
          <table:table-cell office:value-type="date" office:date-value="2022-10-16T00:00:00" table:style-name="ce5">
            <text:p>2022/10/16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13632" table:style-name="ce6">
            <text:p>13,632<text:s/></text:p>
          </table:table-cell>
          <table:table-cell office:value-type="float" office:value="23565" table:style-name="ce6">
            <text:p>23,565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15436" table:style-name="ce6">
            <text:p>15,436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18559" table:style-name="ce6">
            <text:p>18,559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99547" table:style-name="ce6">
            <text:p>99,547<text:s/></text:p>
          </table:table-cell>
          <table:table-cell office:value-type="float" office:value="31769" table:style-name="ce6">
            <text:p>31,769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17803" table:style-name="ce6">
            <text:p>17,803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37710" table:style-name="ce6">
            <text:p>37,710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36194" table:style-name="ce6">
            <text:p>36,194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12032" table:style-name="ce6">
            <text:p>12,032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705" table:style-name="ce6">
            <text:p>705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2412" table:style-name="ce6">
            <text:p>2,412<text:s/></text:p>
          </table:table-cell>
          <table:table-cell table:number-columns-repeated="16264"/>
        </table:table-row>
        <table:table-row table:style-name="ro2">
          <table:table-cell office:value-type="date" office:date-value="2022-10-17T00:00:00" table:style-name="ce5">
            <text:p>2022/10/17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37503" table:style-name="ce6">
            <text:p>37,503<text:s/></text:p>
          </table:table-cell>
          <table:table-cell office:value-type="float" office:value="31934" table:style-name="ce6">
            <text:p>31,934<text:s/></text:p>
          </table:table-cell>
          <table:table-cell office:value-type="float" office:value="22487" table:style-name="ce6">
            <text:p>22,487<text:s/></text:p>
          </table:table-cell>
          <table:table-cell office:value-type="float" office:value="12980" table:style-name="ce6">
            <text:p>12,980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8359" table:style-name="ce6">
            <text:p>8,359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23321" table:style-name="ce6">
            <text:p>23,321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13767" table:style-name="ce6">
            <text:p>13,767<text:s/></text:p>
          </table:table-cell>
          <table:table-cell office:value-type="float" office:value="27607" table:style-name="ce6">
            <text:p>27,607<text:s/></text:p>
          </table:table-cell>
          <table:table-cell office:value-type="float" office:value="20268" table:style-name="ce6">
            <text:p>20,268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31900" table:style-name="ce6">
            <text:p>31,900<text:s/></text:p>
          </table:table-cell>
          <table:table-cell office:value-type="float" office:value="22885" table:style-name="ce6">
            <text:p>22,885<text:s/></text:p>
          </table:table-cell>
          <table:table-cell office:value-type="float" office:value="23307" table:style-name="ce6">
            <text:p>23,307<text:s/></text:p>
          </table:table-cell>
          <table:table-cell office:value-type="float" office:value="18013" table:style-name="ce6">
            <text:p>18,013<text:s/></text:p>
          </table:table-cell>
          <table:table-cell office:value-type="float" office:value="21433" table:style-name="ce6">
            <text:p>21,433<text:s/></text:p>
          </table:table-cell>
          <table:table-cell office:value-type="float" office:value="96424" table:style-name="ce6">
            <text:p>96,424<text:s/></text:p>
          </table:table-cell>
          <table:table-cell office:value-type="float" office:value="34357" table:style-name="ce6">
            <text:p>34,357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19958" table:style-name="ce6">
            <text:p>19,958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27721" table:style-name="ce6">
            <text:p>27,721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16255" table:style-name="ce6">
            <text:p>16,255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24534" table:style-name="ce6">
            <text:p>24,534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7135" table:style-name="ce6">
            <text:p>7,135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21345" table:style-name="ce6">
            <text:p>21,345<text:s/></text:p>
          </table:table-cell>
          <table:table-cell office:value-type="float" office:value="21932" table:style-name="ce6">
            <text:p>21,932<text:s/></text:p>
          </table:table-cell>
          <table:table-cell office:value-type="float" office:value="34155" table:style-name="ce6">
            <text:p>34,155<text:s/></text:p>
          </table:table-cell>
          <table:table-cell office:value-type="float" office:value="34289" table:style-name="ce6">
            <text:p>34,289<text:s/></text:p>
          </table:table-cell>
          <table:table-cell office:value-type="float" office:value="23878" table:style-name="ce6">
            <text:p>23,878<text:s/></text:p>
          </table:table-cell>
          <table:table-cell office:value-type="float" office:value="20518" table:style-name="ce6">
            <text:p>20,518<text:s/></text:p>
          </table:table-cell>
          <table:table-cell office:value-type="float" office:value="43563" table:style-name="ce6">
            <text:p>43,563<text:s/></text:p>
          </table:table-cell>
          <table:table-cell office:value-type="float" office:value="20946" table:style-name="ce6">
            <text:p>20,946<text:s/></text:p>
          </table:table-cell>
          <table:table-cell office:value-type="float" office:value="27858" table:style-name="ce6">
            <text:p>27,858<text:s/></text:p>
          </table:table-cell>
          <table:table-cell office:value-type="float" office:value="26638" table:style-name="ce6">
            <text:p>26,638<text:s/></text:p>
          </table:table-cell>
          <table:table-cell office:value-type="float" office:value="16840" table:style-name="ce6">
            <text:p>16,840<text:s/></text:p>
          </table:table-cell>
          <table:table-cell office:value-type="float" office:value="52644" table:style-name="ce6">
            <text:p>52,644<text:s/></text:p>
          </table:table-cell>
          <table:table-cell office:value-type="float" office:value="18237" table:style-name="ce6">
            <text:p>18,237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21898" table:style-name="ce6">
            <text:p>21,898<text:s/></text:p>
          </table:table-cell>
          <table:table-cell office:value-type="float" office:value="17096" table:style-name="ce6">
            <text:p>17,096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34350" table:style-name="ce6">
            <text:p>34,350<text:s/></text:p>
          </table:table-cell>
          <table:table-cell office:value-type="float" office:value="19762" table:style-name="ce6">
            <text:p>19,762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13716" table:style-name="ce6">
            <text:p>13,716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24882" table:style-name="ce6">
            <text:p>24,882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1363" table:style-name="ce6">
            <text:p>11,363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4922" table:style-name="ce6">
            <text:p>4,922<text:s/></text:p>
          </table:table-cell>
          <table:table-cell table:number-columns-repeated="16264"/>
        </table:table-row>
        <table:table-row table:style-name="ro2">
          <table:table-cell office:value-type="date" office:date-value="2022-10-18T00:00:00" table:style-name="ce5">
            <text:p>2022/10/18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39414" table:style-name="ce6">
            <text:p>39,414<text:s/></text:p>
          </table:table-cell>
          <table:table-cell office:value-type="float" office:value="34966" table:style-name="ce6">
            <text:p>34,966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6433" table:style-name="ce6">
            <text:p>16,433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25564" table:style-name="ce6">
            <text:p>25,564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21830" table:style-name="ce6">
            <text:p>21,830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23409" table:style-name="ce6">
            <text:p>23,409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29345" table:style-name="ce6">
            <text:p>29,345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32733" table:style-name="ce6">
            <text:p>32,733<text:s/></text:p>
          </table:table-cell>
          <table:table-cell office:value-type="float" office:value="23979" table:style-name="ce6">
            <text:p>23,979<text:s/></text:p>
          </table:table-cell>
          <table:table-cell office:value-type="float" office:value="23761" table:style-name="ce6">
            <text:p>23,761<text:s/></text:p>
          </table:table-cell>
          <table:table-cell office:value-type="float" office:value="18861" table:style-name="ce6">
            <text:p>18,861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99350" table:style-name="ce6">
            <text:p>99,350<text:s/></text:p>
          </table:table-cell>
          <table:table-cell office:value-type="float" office:value="36695" table:style-name="ce6">
            <text:p>36,695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20964" table:style-name="ce6">
            <text:p>20,964<text:s/></text:p>
          </table:table-cell>
          <table:table-cell office:value-type="float" office:value="23131" table:style-name="ce6">
            <text:p>23,131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23968" table:style-name="ce6">
            <text:p>23,968<text:s/></text:p>
          </table:table-cell>
          <table:table-cell office:value-type="float" office:value="20671" table:style-name="ce6">
            <text:p>20,671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28415" table:style-name="ce6">
            <text:p>28,415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17534" table:style-name="ce6">
            <text:p>17,534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21115" table:style-name="ce6">
            <text:p>21,115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22986" table:style-name="ce6">
            <text:p>22,986<text:s/></text:p>
          </table:table-cell>
          <table:table-cell office:value-type="float" office:value="34548" table:style-name="ce6">
            <text:p>34,548<text:s/></text:p>
          </table:table-cell>
          <table:table-cell office:value-type="float" office:value="35619" table:style-name="ce6">
            <text:p>35,619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21545" table:style-name="ce6">
            <text:p>21,545<text:s/></text:p>
          </table:table-cell>
          <table:table-cell office:value-type="float" office:value="46452" table:style-name="ce6">
            <text:p>46,452<text:s/></text:p>
          </table:table-cell>
          <table:table-cell office:value-type="float" office:value="22274" table:style-name="ce6">
            <text:p>22,274<text:s/></text:p>
          </table:table-cell>
          <table:table-cell office:value-type="float" office:value="29120" table:style-name="ce6">
            <text:p>29,120<text:s/></text:p>
          </table:table-cell>
          <table:table-cell office:value-type="float" office:value="28875" table:style-name="ce6">
            <text:p>28,875<text:s/></text:p>
          </table:table-cell>
          <table:table-cell office:value-type="float" office:value="17791" table:style-name="ce6">
            <text:p>17,791<text:s/></text:p>
          </table:table-cell>
          <table:table-cell office:value-type="float" office:value="55239" table:style-name="ce6">
            <text:p>55,239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18880" table:style-name="ce6">
            <text:p>18,880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17673" table:style-name="ce6">
            <text:p>17,673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35627" table:style-name="ce6">
            <text:p>35,627<text:s/></text:p>
          </table:table-cell>
          <table:table-cell office:value-type="float" office:value="20471" table:style-name="ce6">
            <text:p>20,471<text:s/></text:p>
          </table:table-cell>
          <table:table-cell office:value-type="float" office:value="22972" table:style-name="ce6">
            <text:p>22,972<text:s/></text:p>
          </table:table-cell>
          <table:table-cell office:value-type="float" office:value="20372" table:style-name="ce6">
            <text:p>20,372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5943" table:style-name="ce6">
            <text:p>15,943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20478" table:style-name="ce6">
            <text:p>20,478<text:s/></text:p>
          </table:table-cell>
          <table:table-cell office:value-type="float" office:value="12830" table:style-name="ce6">
            <text:p>12,830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4917" table:style-name="ce6">
            <text:p>4,917<text:s/></text:p>
          </table:table-cell>
          <table:table-cell table:number-columns-repeated="16264"/>
        </table:table-row>
        <table:table-row table:style-name="ro2">
          <table:table-cell office:value-type="date" office:date-value="2022-10-19T00:00:00" table:style-name="ce5">
            <text:p>2022/10/19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39005" table:style-name="ce6">
            <text:p>39,005<text:s/></text:p>
          </table:table-cell>
          <table:table-cell office:value-type="float" office:value="35204" table:style-name="ce6">
            <text:p>35,204<text:s/></text:p>
          </table:table-cell>
          <table:table-cell office:value-type="float" office:value="23529" table:style-name="ce6">
            <text:p>23,529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16281" table:style-name="ce6">
            <text:p>16,281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28709" table:style-name="ce6">
            <text:p>28,709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4315" table:style-name="ce6">
            <text:p>14,315<text:s/></text:p>
          </table:table-cell>
          <table:table-cell office:value-type="float" office:value="22324" table:style-name="ce6">
            <text:p>22,324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24305" table:style-name="ce6">
            <text:p>24,305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29017" table:style-name="ce6">
            <text:p>29,017<text:s/></text:p>
          </table:table-cell>
          <table:table-cell office:value-type="float" office:value="23076" table:style-name="ce6">
            <text:p>23,076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32326" table:style-name="ce6">
            <text:p>32,326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23441" table:style-name="ce6">
            <text:p>23,441<text:s/></text:p>
          </table:table-cell>
          <table:table-cell office:value-type="float" office:value="18711" table:style-name="ce6">
            <text:p>18,711<text:s/></text:p>
          </table:table-cell>
          <table:table-cell office:value-type="float" office:value="21659" table:style-name="ce6">
            <text:p>21,659<text:s/></text:p>
          </table:table-cell>
          <table:table-cell office:value-type="float" office:value="101926" table:style-name="ce6">
            <text:p>101,926<text:s/></text:p>
          </table:table-cell>
          <table:table-cell office:value-type="float" office:value="38153" table:style-name="ce6">
            <text:p>38,153<text:s/></text:p>
          </table:table-cell>
          <table:table-cell office:value-type="float" office:value="19021" table:style-name="ce6">
            <text:p>19,021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23558" table:style-name="ce6">
            <text:p>23,558<text:s/></text:p>
          </table:table-cell>
          <table:table-cell office:value-type="float" office:value="23988" table:style-name="ce6">
            <text:p>23,988<text:s/></text:p>
          </table:table-cell>
          <table:table-cell office:value-type="float" office:value="24316" table:style-name="ce6">
            <text:p>24,316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29151" table:style-name="ce6">
            <text:p>29,151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18184" table:style-name="ce6">
            <text:p>18,184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28050" table:style-name="ce6">
            <text:p>28,050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21372" table:style-name="ce6">
            <text:p>21,372<text:s/></text:p>
          </table:table-cell>
          <table:table-cell office:value-type="float" office:value="22316" table:style-name="ce6">
            <text:p>22,316<text:s/></text:p>
          </table:table-cell>
          <table:table-cell office:value-type="float" office:value="23352" table:style-name="ce6">
            <text:p>23,352<text:s/></text:p>
          </table:table-cell>
          <table:table-cell office:value-type="float" office:value="34991" table:style-name="ce6">
            <text:p>34,991<text:s/></text:p>
          </table:table-cell>
          <table:table-cell office:value-type="float" office:value="35493" table:style-name="ce6">
            <text:p>35,493<text:s/></text:p>
          </table:table-cell>
          <table:table-cell office:value-type="float" office:value="25211" table:style-name="ce6">
            <text:p>25,211<text:s/></text:p>
          </table:table-cell>
          <table:table-cell office:value-type="float" office:value="22438" table:style-name="ce6">
            <text:p>22,438<text:s/></text:p>
          </table:table-cell>
          <table:table-cell office:value-type="float" office:value="48135" table:style-name="ce6">
            <text:p>48,135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28928" table:style-name="ce6">
            <text:p>28,928<text:s/></text:p>
          </table:table-cell>
          <table:table-cell office:value-type="float" office:value="29208" table:style-name="ce6">
            <text:p>29,208<text:s/></text:p>
          </table:table-cell>
          <table:table-cell office:value-type="float" office:value="18335" table:style-name="ce6">
            <text:p>18,335<text:s/></text:p>
          </table:table-cell>
          <table:table-cell office:value-type="float" office:value="55936" table:style-name="ce6">
            <text:p>55,936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17725" table:style-name="ce6">
            <text:p>17,725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35321" table:style-name="ce6">
            <text:p>35,321<text:s/></text:p>
          </table:table-cell>
          <table:table-cell office:value-type="float" office:value="19957" table:style-name="ce6">
            <text:p>19,957<text:s/></text:p>
          </table:table-cell>
          <table:table-cell office:value-type="float" office:value="22646" table:style-name="ce6">
            <text:p>22,646<text:s/></text:p>
          </table:table-cell>
          <table:table-cell office:value-type="float" office:value="20719" table:style-name="ce6">
            <text:p>20,719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0348" table:style-name="ce6">
            <text:p>20,348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4881" table:style-name="ce6">
            <text:p>4,881<text:s/></text:p>
          </table:table-cell>
          <table:table-cell table:number-columns-repeated="16264"/>
        </table:table-row>
        <table:table-row table:style-name="ro2">
          <table:table-cell office:value-type="date" office:date-value="2022-10-20T00:00:00" table:style-name="ce5">
            <text:p>2022/10/20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39177" table:style-name="ce6">
            <text:p>39,177<text:s/></text:p>
          </table:table-cell>
          <table:table-cell office:value-type="float" office:value="35838" table:style-name="ce6">
            <text:p>35,838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16340" table:style-name="ce6">
            <text:p>16,340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29160" table:style-name="ce6">
            <text:p>29,160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21876" table:style-name="ce6">
            <text:p>21,876<text:s/></text:p>
          </table:table-cell>
          <table:table-cell office:value-type="float" office:value="15504" table:style-name="ce6">
            <text:p>15,504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32420" table:style-name="ce6">
            <text:p>32,420<text:s/></text:p>
          </table:table-cell>
          <table:table-cell office:value-type="float" office:value="23897" table:style-name="ce6">
            <text:p>23,897<text:s/></text:p>
          </table:table-cell>
          <table:table-cell office:value-type="float" office:value="23765" table:style-name="ce6">
            <text:p>23,765<text:s/></text:p>
          </table:table-cell>
          <table:table-cell office:value-type="float" office:value="18674" table:style-name="ce6">
            <text:p>18,674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106530" table:style-name="ce6">
            <text:p>106,530<text:s/></text:p>
          </table:table-cell>
          <table:table-cell office:value-type="float" office:value="38658" table:style-name="ce6">
            <text:p>38,658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21279" table:style-name="ce6">
            <text:p>21,279<text:s/></text:p>
          </table:table-cell>
          <table:table-cell office:value-type="float" office:value="24277" table:style-name="ce6">
            <text:p>24,277<text:s/></text:p>
          </table:table-cell>
          <table:table-cell office:value-type="float" office:value="24355" table:style-name="ce6">
            <text:p>24,355<text:s/></text:p>
          </table:table-cell>
          <table:table-cell office:value-type="float" office:value="24757" table:style-name="ce6">
            <text:p>24,757<text:s/></text:p>
          </table:table-cell>
          <table:table-cell office:value-type="float" office:value="21617" table:style-name="ce6">
            <text:p>21,617<text:s/></text:p>
          </table:table-cell>
          <table:table-cell office:value-type="float" office:value="12100" table:style-name="ce6">
            <text:p>12,100<text:s/></text:p>
          </table:table-cell>
          <table:table-cell office:value-type="float" office:value="28799" table:style-name="ce6">
            <text:p>28,799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18071" table:style-name="ce6">
            <text:p>18,071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28847" table:style-name="ce6">
            <text:p>28,847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21463" table:style-name="ce6">
            <text:p>21,463<text:s/></text:p>
          </table:table-cell>
          <table:table-cell office:value-type="float" office:value="22082" table:style-name="ce6">
            <text:p>22,082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36441" table:style-name="ce6">
            <text:p>36,441<text:s/></text:p>
          </table:table-cell>
          <table:table-cell office:value-type="float" office:value="35993" table:style-name="ce6">
            <text:p>35,993<text:s/></text:p>
          </table:table-cell>
          <table:table-cell office:value-type="float" office:value="25204" table:style-name="ce6">
            <text:p>25,204<text:s/></text:p>
          </table:table-cell>
          <table:table-cell office:value-type="float" office:value="22662" table:style-name="ce6">
            <text:p>22,662<text:s/></text:p>
          </table:table-cell>
          <table:table-cell office:value-type="float" office:value="48029" table:style-name="ce6">
            <text:p>48,029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29521" table:style-name="ce6">
            <text:p>29,521<text:s/></text:p>
          </table:table-cell>
          <table:table-cell office:value-type="float" office:value="29745" table:style-name="ce6">
            <text:p>29,745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61135" table:style-name="ce6">
            <text:p>61,135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26237" table:style-name="ce6">
            <text:p>26,237<text:s/></text:p>
          </table:table-cell>
          <table:table-cell office:value-type="float" office:value="18067" table:style-name="ce6">
            <text:p>18,067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35382" table:style-name="ce6">
            <text:p>35,382<text:s/></text:p>
          </table:table-cell>
          <table:table-cell office:value-type="float" office:value="20373" table:style-name="ce6">
            <text:p>20,373<text:s/></text:p>
          </table:table-cell>
          <table:table-cell office:value-type="float" office:value="22562" table:style-name="ce6">
            <text:p>22,562<text:s/></text:p>
          </table:table-cell>
          <table:table-cell office:value-type="float" office:value="20440" table:style-name="ce6">
            <text:p>20,440<text:s/></text:p>
          </table:table-cell>
          <table:table-cell office:value-type="float" office:value="13876" table:style-name="ce6">
            <text:p>13,876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20735" table:style-name="ce6">
            <text:p>20,735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4934" table:style-name="ce6">
            <text:p>4,934<text:s/></text:p>
          </table:table-cell>
          <table:table-cell table:number-columns-repeated="16264"/>
        </table:table-row>
        <table:table-row table:style-name="ro2">
          <table:table-cell office:value-type="date" office:date-value="2022-10-21T00:00:00" table:style-name="ce5">
            <text:p>2022/10/21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42202" table:style-name="ce6">
            <text:p>42,202<text:s/></text:p>
          </table:table-cell>
          <table:table-cell office:value-type="float" office:value="42155" table:style-name="ce6">
            <text:p>42,155<text:s/></text:p>
          </table:table-cell>
          <table:table-cell office:value-type="float" office:value="25515" table:style-name="ce6">
            <text:p>25,515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13258" table:style-name="ce6">
            <text:p>13,258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15700" table:style-name="ce6">
            <text:p>15,700<text:s/></text:p>
          </table:table-cell>
          <table:table-cell office:value-type="float" office:value="17136" table:style-name="ce6">
            <text:p>17,136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0905" table:style-name="ce6">
            <text:p>10,905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23392" table:style-name="ce6">
            <text:p>23,392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26503" table:style-name="ce6">
            <text:p>26,503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30789" table:style-name="ce6">
            <text:p>30,789<text:s/></text:p>
          </table:table-cell>
          <table:table-cell office:value-type="float" office:value="24224" table:style-name="ce6">
            <text:p>24,224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34401" table:style-name="ce6">
            <text:p>34,401<text:s/></text:p>
          </table:table-cell>
          <table:table-cell office:value-type="float" office:value="25205" table:style-name="ce6">
            <text:p>25,205<text:s/></text:p>
          </table:table-cell>
          <table:table-cell office:value-type="float" office:value="24672" table:style-name="ce6">
            <text:p>24,672<text:s/></text:p>
          </table:table-cell>
          <table:table-cell office:value-type="float" office:value="19152" table:style-name="ce6">
            <text:p>19,152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143422" table:style-name="ce6">
            <text:p>143,422<text:s/></text:p>
          </table:table-cell>
          <table:table-cell office:value-type="float" office:value="47773" table:style-name="ce6">
            <text:p>47,773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22141" table:style-name="ce6">
            <text:p>22,141<text:s/></text:p>
          </table:table-cell>
          <table:table-cell office:value-type="float" office:value="28394" table:style-name="ce6">
            <text:p>28,394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26491" table:style-name="ce6">
            <text:p>26,491<text:s/></text:p>
          </table:table-cell>
          <table:table-cell office:value-type="float" office:value="22804" table:style-name="ce6">
            <text:p>22,804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30050" table:style-name="ce6">
            <text:p>30,050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18670" table:style-name="ce6">
            <text:p>18,670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30950" table:style-name="ce6">
            <text:p>30,950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25681" table:style-name="ce6">
            <text:p>25,681<text:s/></text:p>
          </table:table-cell>
          <table:table-cell office:value-type="float" office:value="41491" table:style-name="ce6">
            <text:p>41,491<text:s/></text:p>
          </table:table-cell>
          <table:table-cell office:value-type="float" office:value="37355" table:style-name="ce6">
            <text:p>37,355<text:s/></text:p>
          </table:table-cell>
          <table:table-cell office:value-type="float" office:value="26304" table:style-name="ce6">
            <text:p>26,304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59197" table:style-name="ce6">
            <text:p>59,197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32461" table:style-name="ce6">
            <text:p>32,461<text:s/></text:p>
          </table:table-cell>
          <table:table-cell office:value-type="float" office:value="34495" table:style-name="ce6">
            <text:p>34,495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68999" table:style-name="ce6">
            <text:p>68,999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23693" table:style-name="ce6">
            <text:p>23,693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30637" table:style-name="ce6">
            <text:p>30,637<text:s/></text:p>
          </table:table-cell>
          <table:table-cell office:value-type="float" office:value="19843" table:style-name="ce6">
            <text:p>19,843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37462" table:style-name="ce6">
            <text:p>37,462<text:s/></text:p>
          </table:table-cell>
          <table:table-cell office:value-type="float" office:value="26155" table:style-name="ce6">
            <text:p>26,155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13770" table:style-name="ce6">
            <text:p>13,770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16491" table:style-name="ce6">
            <text:p>16,491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23666" table:style-name="ce6">
            <text:p>23,666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5212" table:style-name="ce6">
            <text:p>5,212<text:s/></text:p>
          </table:table-cell>
          <table:table-cell table:number-columns-repeated="16264"/>
        </table:table-row>
        <table:table-row table:style-name="ro2">
          <table:table-cell office:value-type="date" office:date-value="2022-10-22T00:00:00" table:style-name="ce5">
            <text:p>2022/10/22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40023" table:style-name="ce6">
            <text:p>40,023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14892" table:style-name="ce6">
            <text:p>14,892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23230" table:style-name="ce6">
            <text:p>23,230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23022" table:style-name="ce6">
            <text:p>23,022<text:s/></text:p>
          </table:table-cell>
          <table:table-cell office:value-type="float" office:value="19611" table:style-name="ce6">
            <text:p>19,611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26365" table:style-name="ce6">
            <text:p>26,365<text:s/></text:p>
          </table:table-cell>
          <table:table-cell office:value-type="float" office:value="18573" table:style-name="ce6">
            <text:p>18,573<text:s/></text:p>
          </table:table-cell>
          <table:table-cell office:value-type="float" office:value="17447" table:style-name="ce6">
            <text:p>17,447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129583" table:style-name="ce6">
            <text:p>129,583<text:s/></text:p>
          </table:table-cell>
          <table:table-cell office:value-type="float" office:value="50422" table:style-name="ce6">
            <text:p>50,422<text:s/></text:p>
          </table:table-cell>
          <table:table-cell office:value-type="float" office:value="15535" table:style-name="ce6">
            <text:p>15,535<text:s/></text:p>
          </table:table-cell>
          <table:table-cell office:value-type="float" office:value="15134" table:style-name="ce6">
            <text:p>15,134<text:s/></text:p>
          </table:table-cell>
          <table:table-cell office:value-type="float" office:value="27460" table:style-name="ce6">
            <text:p>27,460<text:s/></text:p>
          </table:table-cell>
          <table:table-cell office:value-type="float" office:value="21695" table:style-name="ce6">
            <text:p>21,695<text:s/></text:p>
          </table:table-cell>
          <table:table-cell office:value-type="float" office:value="21574" table:style-name="ce6">
            <text:p>21,574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20579" table:style-name="ce6">
            <text:p>20,579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28013" table:style-name="ce6">
            <text:p>28,013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13768" table:style-name="ce6">
            <text:p>13,768<text:s/></text:p>
          </table:table-cell>
          <table:table-cell office:value-type="float" office:value="22317" table:style-name="ce6">
            <text:p>22,317<text:s/></text:p>
          </table:table-cell>
          <table:table-cell office:value-type="float" office:value="36474" table:style-name="ce6">
            <text:p>36,474<text:s/></text:p>
          </table:table-cell>
          <table:table-cell office:value-type="float" office:value="26142" table:style-name="ce6">
            <text:p>26,142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21861" table:style-name="ce6">
            <text:p>21,861<text:s/></text:p>
          </table:table-cell>
          <table:table-cell office:value-type="float" office:value="64555" table:style-name="ce6">
            <text:p>64,555<text:s/></text:p>
          </table:table-cell>
          <table:table-cell office:value-type="float" office:value="15366" table:style-name="ce6">
            <text:p>15,366<text:s/></text:p>
          </table:table-cell>
          <table:table-cell office:value-type="float" office:value="27821" table:style-name="ce6">
            <text:p>27,821<text:s/></text:p>
          </table:table-cell>
          <table:table-cell office:value-type="float" office:value="29031" table:style-name="ce6">
            <text:p>29,031<text:s/></text:p>
          </table:table-cell>
          <table:table-cell office:value-type="float" office:value="17552" table:style-name="ce6">
            <text:p>17,552<text:s/></text:p>
          </table:table-cell>
          <table:table-cell office:value-type="float" office:value="60120" table:style-name="ce6">
            <text:p>60,120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17185" table:style-name="ce6">
            <text:p>17,185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28584" table:style-name="ce6">
            <text:p>28,584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20230" table:style-name="ce6">
            <text:p>20,230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9592" table:style-name="ce6">
            <text:p>19,592<text:s/></text:p>
          </table:table-cell>
          <table:table-cell office:value-type="float" office:value="18454" table:style-name="ce6">
            <text:p>18,454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4495" table:style-name="ce6">
            <text:p>4,495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17023" table:style-name="ce6">
            <text:p>17,023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8906" table:style-name="ce6">
            <text:p>8,906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3322" table:style-name="ce6">
            <text:p>3,322<text:s/></text:p>
          </table:table-cell>
          <table:table-cell table:number-columns-repeated="16264"/>
        </table:table-row>
        <table:table-row table:style-name="ro2">
          <table:table-cell office:value-type="date" office:date-value="2022-10-23T00:00:00" table:style-name="ce5">
            <text:p>2022/10/23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16380" table:style-name="ce6">
            <text:p>16,380<text:s/></text:p>
          </table:table-cell>
          <table:table-cell office:value-type="float" office:value="28357" table:style-name="ce6">
            <text:p>28,357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9289" table:style-name="ce6">
            <text:p>9,289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20510" table:style-name="ce6">
            <text:p>20,510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7990" table:style-name="ce6">
            <text:p>17,990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21562" table:style-name="ce6">
            <text:p>21,562<text:s/></text:p>
          </table:table-cell>
          <table:table-cell office:value-type="float" office:value="14946" table:style-name="ce6">
            <text:p>14,946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12064" table:style-name="ce6">
            <text:p>12,064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113246" table:style-name="ce6">
            <text:p>113,246<text:s/></text:p>
          </table:table-cell>
          <table:table-cell office:value-type="float" office:value="38717" table:style-name="ce6">
            <text:p>38,717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17680" table:style-name="ce6">
            <text:p>17,680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22465" table:style-name="ce6">
            <text:p>22,465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28706" table:style-name="ce6">
            <text:p>28,706<text:s/></text:p>
          </table:table-cell>
          <table:table-cell office:value-type="float" office:value="20633" table:style-name="ce6">
            <text:p>20,633<text:s/></text:p>
          </table:table-cell>
          <table:table-cell office:value-type="float" office:value="15385" table:style-name="ce6">
            <text:p>15,385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50224" table:style-name="ce6">
            <text:p>50,224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44978" table:style-name="ce6">
            <text:p>44,978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23665" table:style-name="ce6">
            <text:p>23,665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3588" table:style-name="ce6">
            <text:p>13,588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5359" table:style-name="ce6">
            <text:p>5,359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5326" table:style-name="ce6">
            <text:p>15,326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6971" table:style-name="ce6">
            <text:p>6,971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2663" table:style-name="ce6">
            <text:p>2,663<text:s/></text:p>
          </table:table-cell>
          <table:table-cell table:number-columns-repeated="16264"/>
        </table:table-row>
        <table:table-row table:style-name="ro2">
          <table:table-cell office:value-type="date" office:date-value="2022-10-24T00:00:00" table:style-name="ce5">
            <text:p>2022/10/24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37238" table:style-name="ce6">
            <text:p>37,238<text:s/></text:p>
          </table:table-cell>
          <table:table-cell office:value-type="float" office:value="32682" table:style-name="ce6">
            <text:p>32,682<text:s/></text:p>
          </table:table-cell>
          <table:table-cell office:value-type="float" office:value="23020" table:style-name="ce6">
            <text:p>23,020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24478" table:style-name="ce6">
            <text:p>24,478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4264" table:style-name="ce6">
            <text:p>14,264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15136" table:style-name="ce6">
            <text:p>15,136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13702" table:style-name="ce6">
            <text:p>13,702<text:s/></text:p>
          </table:table-cell>
          <table:table-cell office:value-type="float" office:value="27510" table:style-name="ce6">
            <text:p>27,510<text:s/></text:p>
          </table:table-cell>
          <table:table-cell office:value-type="float" office:value="21327" table:style-name="ce6">
            <text:p>21,327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31396" table:style-name="ce6">
            <text:p>31,396<text:s/></text:p>
          </table:table-cell>
          <table:table-cell office:value-type="float" office:value="22872" table:style-name="ce6">
            <text:p>22,872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18136" table:style-name="ce6">
            <text:p>18,136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102295" table:style-name="ce6">
            <text:p>102,295<text:s/></text:p>
          </table:table-cell>
          <table:table-cell office:value-type="float" office:value="34725" table:style-name="ce6">
            <text:p>34,725<text:s/></text:p>
          </table:table-cell>
          <table:table-cell office:value-type="float" office:value="18083" table:style-name="ce6">
            <text:p>18,083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25035" table:style-name="ce6">
            <text:p>25,035<text:s/></text:p>
          </table:table-cell>
          <table:table-cell office:value-type="float" office:value="23916" table:style-name="ce6">
            <text:p>23,916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20092" table:style-name="ce6">
            <text:p>20,092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28650" table:style-name="ce6">
            <text:p>28,650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29057" table:style-name="ce6">
            <text:p>29,057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20898" table:style-name="ce6">
            <text:p>20,898<text:s/></text:p>
          </table:table-cell>
          <table:table-cell office:value-type="float" office:value="21681" table:style-name="ce6">
            <text:p>21,681<text:s/></text:p>
          </table:table-cell>
          <table:table-cell office:value-type="float" office:value="22396" table:style-name="ce6">
            <text:p>22,396<text:s/></text:p>
          </table:table-cell>
          <table:table-cell office:value-type="float" office:value="34421" table:style-name="ce6">
            <text:p>34,421<text:s/></text:p>
          </table:table-cell>
          <table:table-cell office:value-type="float" office:value="34732" table:style-name="ce6">
            <text:p>34,732<text:s/></text:p>
          </table:table-cell>
          <table:table-cell office:value-type="float" office:value="24287" table:style-name="ce6">
            <text:p>24,287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46462" table:style-name="ce6">
            <text:p>46,462<text:s/></text:p>
          </table:table-cell>
          <table:table-cell office:value-type="float" office:value="20991" table:style-name="ce6">
            <text:p>20,991<text:s/></text:p>
          </table:table-cell>
          <table:table-cell office:value-type="float" office:value="27397" table:style-name="ce6">
            <text:p>27,397<text:s/></text:p>
          </table:table-cell>
          <table:table-cell office:value-type="float" office:value="26850" table:style-name="ce6">
            <text:p>26,850<text:s/></text:p>
          </table:table-cell>
          <table:table-cell office:value-type="float" office:value="16972" table:style-name="ce6">
            <text:p>16,972<text:s/></text:p>
          </table:table-cell>
          <table:table-cell office:value-type="float" office:value="54384" table:style-name="ce6">
            <text:p>54,384<text:s/></text:p>
          </table:table-cell>
          <table:table-cell office:value-type="float" office:value="18217" table:style-name="ce6">
            <text:p>18,217<text:s/></text:p>
          </table:table-cell>
          <table:table-cell office:value-type="float" office:value="14161" table:style-name="ce6">
            <text:p>14,161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17673" table:style-name="ce6">
            <text:p>17,673<text:s/></text:p>
          </table:table-cell>
          <table:table-cell office:value-type="float" office:value="11738" table:style-name="ce6">
            <text:p>11,738<text:s/></text:p>
          </table:table-cell>
          <table:table-cell office:value-type="float" office:value="26632" table:style-name="ce6">
            <text:p>26,632<text:s/></text:p>
          </table:table-cell>
          <table:table-cell office:value-type="float" office:value="16853" table:style-name="ce6">
            <text:p>16,853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33581" table:style-name="ce6">
            <text:p>33,581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0123" table:style-name="ce6">
            <text:p>20,123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24911" table:style-name="ce6">
            <text:p>24,911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1610" table:style-name="ce6">
            <text:p>11,610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4853" table:style-name="ce6">
            <text:p>4,853<text:s/></text:p>
          </table:table-cell>
          <table:table-cell table:number-columns-repeated="16264"/>
        </table:table-row>
        <table:table-row table:style-name="ro2">
          <table:table-cell office:value-type="date" office:date-value="2022-10-25T00:00:00" table:style-name="ce5">
            <text:p>2022/10/25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38332" table:style-name="ce6">
            <text:p>38,332<text:s/></text:p>
          </table:table-cell>
          <table:table-cell office:value-type="float" office:value="34431" table:style-name="ce6">
            <text:p>34,431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26056" table:style-name="ce6">
            <text:p>26,056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4421" table:style-name="ce6">
            <text:p>14,421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15809" table:style-name="ce6">
            <text:p>15,809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23140" table:style-name="ce6">
            <text:p>23,140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29249" table:style-name="ce6">
            <text:p>29,249<text:s/></text:p>
          </table:table-cell>
          <table:table-cell office:value-type="float" office:value="23813" table:style-name="ce6">
            <text:p>23,813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32565" table:style-name="ce6">
            <text:p>32,565<text:s/></text:p>
          </table:table-cell>
          <table:table-cell office:value-type="float" office:value="23984" table:style-name="ce6">
            <text:p>23,984<text:s/></text:p>
          </table:table-cell>
          <table:table-cell office:value-type="float" office:value="23546" table:style-name="ce6">
            <text:p>23,546<text:s/></text:p>
          </table:table-cell>
          <table:table-cell office:value-type="float" office:value="18648" table:style-name="ce6">
            <text:p>18,648<text:s/></text:p>
          </table:table-cell>
          <table:table-cell office:value-type="float" office:value="21571" table:style-name="ce6">
            <text:p>21,571<text:s/></text:p>
          </table:table-cell>
          <table:table-cell office:value-type="float" office:value="101342" table:style-name="ce6">
            <text:p>101,342<text:s/></text:p>
          </table:table-cell>
          <table:table-cell office:value-type="float" office:value="35959" table:style-name="ce6">
            <text:p>35,959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20897" table:style-name="ce6">
            <text:p>20,897<text:s/></text:p>
          </table:table-cell>
          <table:table-cell office:value-type="float" office:value="24414" table:style-name="ce6">
            <text:p>24,414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25130" table:style-name="ce6">
            <text:p>25,130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28602" table:style-name="ce6">
            <text:p>28,602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28721" table:style-name="ce6">
            <text:p>28,721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21363" table:style-name="ce6">
            <text:p>21,363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34689" table:style-name="ce6">
            <text:p>34,689<text:s/></text:p>
          </table:table-cell>
          <table:table-cell office:value-type="float" office:value="35883" table:style-name="ce6">
            <text:p>35,883<text:s/></text:p>
          </table:table-cell>
          <table:table-cell office:value-type="float" office:value="24730" table:style-name="ce6">
            <text:p>24,730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47718" table:style-name="ce6">
            <text:p>47,718<text:s/></text:p>
          </table:table-cell>
          <table:table-cell office:value-type="float" office:value="22145" table:style-name="ce6">
            <text:p>22,145<text:s/></text:p>
          </table:table-cell>
          <table:table-cell office:value-type="float" office:value="28115" table:style-name="ce6">
            <text:p>28,115<text:s/></text:p>
          </table:table-cell>
          <table:table-cell office:value-type="float" office:value="28336" table:style-name="ce6">
            <text:p>28,336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55153" table:style-name="ce6">
            <text:p>55,153<text:s/></text:p>
          </table:table-cell>
          <table:table-cell office:value-type="float" office:value="18977" table:style-name="ce6">
            <text:p>18,977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18051" table:style-name="ce6">
            <text:p>18,051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24309" table:style-name="ce6">
            <text:p>24,309<text:s/></text:p>
          </table:table-cell>
          <table:table-cell office:value-type="float" office:value="17474" table:style-name="ce6">
            <text:p>17,474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34908" table:style-name="ce6">
            <text:p>34,908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22461" table:style-name="ce6">
            <text:p>22,461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25830" table:style-name="ce6">
            <text:p>25,830<text:s/></text:p>
          </table:table-cell>
          <table:table-cell office:value-type="float" office:value="20543" table:style-name="ce6">
            <text:p>20,543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4848" table:style-name="ce6">
            <text:p>4,848<text:s/></text:p>
          </table:table-cell>
          <table:table-cell table:number-columns-repeated="16264"/>
        </table:table-row>
        <table:table-row table:style-name="ro2">
          <table:table-cell office:value-type="date" office:date-value="2022-10-26T00:00:00" table:style-name="ce5">
            <text:p>2022/10/26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39011" table:style-name="ce6">
            <text:p>39,011<text:s/></text:p>
          </table:table-cell>
          <table:table-cell office:value-type="float" office:value="36029" table:style-name="ce6">
            <text:p>36,029<text:s/></text:p>
          </table:table-cell>
          <table:table-cell office:value-type="float" office:value="23807" table:style-name="ce6">
            <text:p>23,807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16358" table:style-name="ce6">
            <text:p>16,358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29717" table:style-name="ce6">
            <text:p>29,717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22192" table:style-name="ce6">
            <text:p>22,192<text:s/></text:p>
          </table:table-cell>
          <table:table-cell office:value-type="float" office:value="16180" table:style-name="ce6">
            <text:p>16,180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29220" table:style-name="ce6">
            <text:p>29,220<text:s/></text:p>
          </table:table-cell>
          <table:table-cell office:value-type="float" office:value="24137" table:style-name="ce6">
            <text:p>24,137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32662" table:style-name="ce6">
            <text:p>32,662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103967" table:style-name="ce6">
            <text:p>103,967<text:s/></text:p>
          </table:table-cell>
          <table:table-cell office:value-type="float" office:value="37760" table:style-name="ce6">
            <text:p>37,760<text:s/></text:p>
          </table:table-cell>
          <table:table-cell office:value-type="float" office:value="19348" table:style-name="ce6">
            <text:p>19,348<text:s/></text:p>
          </table:table-cell>
          <table:table-cell office:value-type="float" office:value="21004" table:style-name="ce6">
            <text:p>21,004<text:s/></text:p>
          </table:table-cell>
          <table:table-cell office:value-type="float" office:value="24041" table:style-name="ce6">
            <text:p>24,041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1006" table:style-name="ce6">
            <text:p>21,006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29363" table:style-name="ce6">
            <text:p>29,363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18363" table:style-name="ce6">
            <text:p>18,363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30111" table:style-name="ce6">
            <text:p>30,111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21509" table:style-name="ce6">
            <text:p>21,509<text:s/></text:p>
          </table:table-cell>
          <table:table-cell office:value-type="float" office:value="22504" table:style-name="ce6">
            <text:p>22,504<text:s/></text:p>
          </table:table-cell>
          <table:table-cell office:value-type="float" office:value="24006" table:style-name="ce6">
            <text:p>24,006<text:s/></text:p>
          </table:table-cell>
          <table:table-cell office:value-type="float" office:value="35849" table:style-name="ce6">
            <text:p>35,849<text:s/></text:p>
          </table:table-cell>
          <table:table-cell office:value-type="float" office:value="36124" table:style-name="ce6">
            <text:p>36,124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22413" table:style-name="ce6">
            <text:p>22,413<text:s/></text:p>
          </table:table-cell>
          <table:table-cell office:value-type="float" office:value="49649" table:style-name="ce6">
            <text:p>49,649<text:s/></text:p>
          </table:table-cell>
          <table:table-cell office:value-type="float" office:value="23315" table:style-name="ce6">
            <text:p>23,315<text:s/></text:p>
          </table:table-cell>
          <table:table-cell office:value-type="float" office:value="29300" table:style-name="ce6">
            <text:p>29,300<text:s/></text:p>
          </table:table-cell>
          <table:table-cell office:value-type="float" office:value="29392" table:style-name="ce6">
            <text:p>29,392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56672" table:style-name="ce6">
            <text:p>56,672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20060" table:style-name="ce6">
            <text:p>20,060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17949" table:style-name="ce6">
            <text:p>17,949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34858" table:style-name="ce6">
            <text:p>34,858<text:s/></text:p>
          </table:table-cell>
          <table:table-cell office:value-type="float" office:value="20172" table:style-name="ce6">
            <text:p>20,172<text:s/></text:p>
          </table:table-cell>
          <table:table-cell office:value-type="float" office:value="22929" table:style-name="ce6">
            <text:p>22,929<text:s/></text:p>
          </table:table-cell>
          <table:table-cell office:value-type="float" office:value="21286" table:style-name="ce6">
            <text:p>21,286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21215" table:style-name="ce6">
            <text:p>21,215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4998" table:style-name="ce6">
            <text:p>4,998<text:s/></text:p>
          </table:table-cell>
          <table:table-cell table:number-columns-repeated="16264"/>
        </table:table-row>
        <table:table-row table:style-name="ro2">
          <table:table-cell office:value-type="date" office:date-value="2022-10-27T00:00:00" table:style-name="ce5">
            <text:p>2022/10/27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39163" table:style-name="ce6">
            <text:p>39,163<text:s/></text:p>
          </table:table-cell>
          <table:table-cell office:value-type="float" office:value="36611" table:style-name="ce6">
            <text:p>36,611<text:s/></text:p>
          </table:table-cell>
          <table:table-cell office:value-type="float" office:value="24068" table:style-name="ce6">
            <text:p>24,068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6285" table:style-name="ce6">
            <text:p>16,285<text:s/></text:p>
          </table:table-cell>
          <table:table-cell office:value-type="float" office:value="17056" table:style-name="ce6">
            <text:p>17,056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29519" table:style-name="ce6">
            <text:p>29,519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22255" table:style-name="ce6">
            <text:p>22,255<text:s/></text:p>
          </table:table-cell>
          <table:table-cell office:value-type="float" office:value="15870" table:style-name="ce6">
            <text:p>15,870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23971" table:style-name="ce6">
            <text:p>23,971<text:s/></text:p>
          </table:table-cell>
          <table:table-cell office:value-type="float" office:value="14742" table:style-name="ce6">
            <text:p>14,742<text:s/></text:p>
          </table:table-cell>
          <table:table-cell office:value-type="float" office:value="29417" table:style-name="ce6">
            <text:p>29,417<text:s/></text:p>
          </table:table-cell>
          <table:table-cell office:value-type="float" office:value="24292" table:style-name="ce6">
            <text:p>24,292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32828" table:style-name="ce6">
            <text:p>32,828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23725" table:style-name="ce6">
            <text:p>23,725<text:s/></text:p>
          </table:table-cell>
          <table:table-cell office:value-type="float" office:value="18825" table:style-name="ce6">
            <text:p>18,825<text:s/></text:p>
          </table:table-cell>
          <table:table-cell office:value-type="float" office:value="21060" table:style-name="ce6">
            <text:p>21,060<text:s/></text:p>
          </table:table-cell>
          <table:table-cell office:value-type="float" office:value="107635" table:style-name="ce6">
            <text:p>107,635<text:s/></text:p>
          </table:table-cell>
          <table:table-cell office:value-type="float" office:value="38857" table:style-name="ce6">
            <text:p>38,857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24653" table:style-name="ce6">
            <text:p>24,653<text:s/></text:p>
          </table:table-cell>
          <table:table-cell office:value-type="float" office:value="25006" table:style-name="ce6">
            <text:p>25,006<text:s/></text:p>
          </table:table-cell>
          <table:table-cell office:value-type="float" office:value="21236" table:style-name="ce6">
            <text:p>21,236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28907" table:style-name="ce6">
            <text:p>28,907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18135" table:style-name="ce6">
            <text:p>18,135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29752" table:style-name="ce6">
            <text:p>29,752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21484" table:style-name="ce6">
            <text:p>21,484<text:s/></text:p>
          </table:table-cell>
          <table:table-cell office:value-type="float" office:value="22213" table:style-name="ce6">
            <text:p>22,213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35855" table:style-name="ce6">
            <text:p>35,855<text:s/></text:p>
          </table:table-cell>
          <table:table-cell office:value-type="float" office:value="36146" table:style-name="ce6">
            <text:p>36,146<text:s/></text:p>
          </table:table-cell>
          <table:table-cell office:value-type="float" office:value="24986" table:style-name="ce6">
            <text:p>24,986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50452" table:style-name="ce6">
            <text:p>50,452<text:s/></text:p>
          </table:table-cell>
          <table:table-cell office:value-type="float" office:value="22977" table:style-name="ce6">
            <text:p>22,977<text:s/></text:p>
          </table:table-cell>
          <table:table-cell office:value-type="float" office:value="29516" table:style-name="ce6">
            <text:p>29,516<text:s/></text:p>
          </table:table-cell>
          <table:table-cell office:value-type="float" office:value="29132" table:style-name="ce6">
            <text:p>29,132<text:s/></text:p>
          </table:table-cell>
          <table:table-cell office:value-type="float" office:value="18738" table:style-name="ce6">
            <text:p>18,738<text:s/></text:p>
          </table:table-cell>
          <table:table-cell office:value-type="float" office:value="58026" table:style-name="ce6">
            <text:p>58,026<text:s/></text:p>
          </table:table-cell>
          <table:table-cell office:value-type="float" office:value="19155" table:style-name="ce6">
            <text:p>19,155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13806" table:style-name="ce6">
            <text:p>13,806<text:s/></text:p>
          </table:table-cell>
          <table:table-cell office:value-type="float" office:value="20410" table:style-name="ce6">
            <text:p>20,410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24613" table:style-name="ce6">
            <text:p>24,613<text:s/></text:p>
          </table:table-cell>
          <table:table-cell office:value-type="float" office:value="18325" table:style-name="ce6">
            <text:p>18,325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35094" table:style-name="ce6">
            <text:p>35,094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25684" table:style-name="ce6">
            <text:p>25,684<text:s/></text:p>
          </table:table-cell>
          <table:table-cell office:value-type="float" office:value="21265" table:style-name="ce6">
            <text:p>21,265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4921" table:style-name="ce6">
            <text:p>4,921<text:s/></text:p>
          </table:table-cell>
          <table:table-cell table:number-columns-repeated="16264"/>
        </table:table-row>
        <table:table-row table:style-name="ro2">
          <table:table-cell office:value-type="date" office:date-value="2022-10-28T00:00:00" table:style-name="ce5">
            <text:p>2022/10/28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42886" table:style-name="ce6">
            <text:p>42,886<text:s/></text:p>
          </table:table-cell>
          <table:table-cell office:value-type="float" office:value="43632" table:style-name="ce6">
            <text:p>43,632<text:s/></text:p>
          </table:table-cell>
          <table:table-cell office:value-type="float" office:value="25419" table:style-name="ce6">
            <text:p>25,419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29712" table:style-name="ce6">
            <text:p>29,712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5444" table:style-name="ce6">
            <text:p>15,444<text:s/></text:p>
          </table:table-cell>
          <table:table-cell office:value-type="float" office:value="23274" table:style-name="ce6">
            <text:p>23,274<text:s/></text:p>
          </table:table-cell>
          <table:table-cell office:value-type="float" office:value="16674" table:style-name="ce6">
            <text:p>16,674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27575" table:style-name="ce6">
            <text:p>27,575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32011" table:style-name="ce6">
            <text:p>32,011<text:s/></text:p>
          </table:table-cell>
          <table:table-cell office:value-type="float" office:value="24823" table:style-name="ce6">
            <text:p>24,823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34604" table:style-name="ce6">
            <text:p>34,604<text:s/></text:p>
          </table:table-cell>
          <table:table-cell office:value-type="float" office:value="25163" table:style-name="ce6">
            <text:p>25,163<text:s/></text:p>
          </table:table-cell>
          <table:table-cell office:value-type="float" office:value="24603" table:style-name="ce6">
            <text:p>24,603<text:s/></text:p>
          </table:table-cell>
          <table:table-cell office:value-type="float" office:value="19106" table:style-name="ce6">
            <text:p>19,106<text:s/></text:p>
          </table:table-cell>
          <table:table-cell office:value-type="float" office:value="21908" table:style-name="ce6">
            <text:p>21,908<text:s/></text:p>
          </table:table-cell>
          <table:table-cell office:value-type="float" office:value="141324" table:style-name="ce6">
            <text:p>141,324<text:s/></text:p>
          </table:table-cell>
          <table:table-cell office:value-type="float" office:value="47084" table:style-name="ce6">
            <text:p>47,084<text:s/></text:p>
          </table:table-cell>
          <table:table-cell office:value-type="float" office:value="20943" table:style-name="ce6">
            <text:p>20,943<text:s/></text:p>
          </table:table-cell>
          <table:table-cell office:value-type="float" office:value="22234" table:style-name="ce6">
            <text:p>22,234<text:s/></text:p>
          </table:table-cell>
          <table:table-cell office:value-type="float" office:value="27929" table:style-name="ce6">
            <text:p>27,929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25851" table:style-name="ce6">
            <text:p>25,851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30042" table:style-name="ce6">
            <text:p>30,042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30195" table:style-name="ce6">
            <text:p>30,195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22195" table:style-name="ce6">
            <text:p>22,195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25970" table:style-name="ce6">
            <text:p>25,970<text:s/></text:p>
          </table:table-cell>
          <table:table-cell office:value-type="float" office:value="41128" table:style-name="ce6">
            <text:p>41,128<text:s/></text:p>
          </table:table-cell>
          <table:table-cell office:value-type="float" office:value="37497" table:style-name="ce6">
            <text:p>37,497<text:s/></text:p>
          </table:table-cell>
          <table:table-cell office:value-type="float" office:value="26041" table:style-name="ce6">
            <text:p>26,041<text:s/></text:p>
          </table:table-cell>
          <table:table-cell office:value-type="float" office:value="24105" table:style-name="ce6">
            <text:p>24,105<text:s/></text:p>
          </table:table-cell>
          <table:table-cell office:value-type="float" office:value="63160" table:style-name="ce6">
            <text:p>63,160<text:s/></text:p>
          </table:table-cell>
          <table:table-cell office:value-type="float" office:value="24125" table:style-name="ce6">
            <text:p>24,125<text:s/></text:p>
          </table:table-cell>
          <table:table-cell office:value-type="float" office:value="33201" table:style-name="ce6">
            <text:p>33,201<text:s/></text:p>
          </table:table-cell>
          <table:table-cell office:value-type="float" office:value="34681" table:style-name="ce6">
            <text:p>34,681<text:s/></text:p>
          </table:table-cell>
          <table:table-cell office:value-type="float" office:value="21864" table:style-name="ce6">
            <text:p>21,864<text:s/></text:p>
          </table:table-cell>
          <table:table-cell office:value-type="float" office:value="67241" table:style-name="ce6">
            <text:p>67,241<text:s/></text:p>
          </table:table-cell>
          <table:table-cell office:value-type="float" office:value="20990" table:style-name="ce6">
            <text:p>20,990<text:s/></text:p>
          </table:table-cell>
          <table:table-cell office:value-type="float" office:value="15516" table:style-name="ce6">
            <text:p>15,516<text:s/></text:p>
          </table:table-cell>
          <table:table-cell office:value-type="float" office:value="13961" table:style-name="ce6">
            <text:p>13,961<text:s/></text:p>
          </table:table-cell>
          <table:table-cell office:value-type="float" office:value="23510" table:style-name="ce6">
            <text:p>23,510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30610" table:style-name="ce6">
            <text:p>30,610<text:s/></text:p>
          </table:table-cell>
          <table:table-cell office:value-type="float" office:value="20100" table:style-name="ce6">
            <text:p>20,100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37860" table:style-name="ce6">
            <text:p>37,860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4054" table:style-name="ce6">
            <text:p>24,054<text:s/></text:p>
          </table:table-cell>
          <table:table-cell office:value-type="float" office:value="22263" table:style-name="ce6">
            <text:p>22,263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7267" table:style-name="ce6">
            <text:p>17,267<text:s/></text:p>
          </table:table-cell>
          <table:table-cell office:value-type="float" office:value="27903" table:style-name="ce6">
            <text:p>27,903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5245" table:style-name="ce6">
            <text:p>5,245<text:s/></text:p>
          </table:table-cell>
          <table:table-cell table:number-columns-repeated="16264"/>
        </table:table-row>
        <table:table-row table:style-name="ro2">
          <table:table-cell office:value-type="date" office:date-value="2022-10-29T00:00:00" table:style-name="ce5">
            <text:p>2022/10/29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23438" table:style-name="ce6">
            <text:p>23,438<text:s/></text:p>
          </table:table-cell>
          <table:table-cell office:value-type="float" office:value="42346" table:style-name="ce6">
            <text:p>42,346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22764" table:style-name="ce6">
            <text:p>22,764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23215" table:style-name="ce6">
            <text:p>23,215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26176" table:style-name="ce6">
            <text:p>26,176<text:s/></text:p>
          </table:table-cell>
          <table:table-cell office:value-type="float" office:value="18484" table:style-name="ce6">
            <text:p>18,484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26364" table:style-name="ce6">
            <text:p>126,364<text:s/></text:p>
          </table:table-cell>
          <table:table-cell office:value-type="float" office:value="47991" table:style-name="ce6">
            <text:p>47,991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14533" table:style-name="ce6">
            <text:p>14,533<text:s/></text:p>
          </table:table-cell>
          <table:table-cell office:value-type="float" office:value="27431" table:style-name="ce6">
            <text:p>27,431<text:s/></text:p>
          </table:table-cell>
          <table:table-cell office:value-type="float" office:value="20278" table:style-name="ce6">
            <text:p>20,278<text:s/></text:p>
          </table:table-cell>
          <table:table-cell office:value-type="float" office:value="21617" table:style-name="ce6">
            <text:p>21,617<text:s/></text:p>
          </table:table-cell>
          <table:table-cell office:value-type="float" office:value="23233" table:style-name="ce6">
            <text:p>23,233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20293" table:style-name="ce6">
            <text:p>20,293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24973" table:style-name="ce6">
            <text:p>24,973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26940" table:style-name="ce6">
            <text:p>26,940<text:s/></text:p>
          </table:table-cell>
          <table:table-cell office:value-type="float" office:value="35420" table:style-name="ce6">
            <text:p>35,420<text:s/></text:p>
          </table:table-cell>
          <table:table-cell office:value-type="float" office:value="26940" table:style-name="ce6">
            <text:p>26,940<text:s/></text:p>
          </table:table-cell>
          <table:table-cell office:value-type="float" office:value="19654" table:style-name="ce6">
            <text:p>19,654<text:s/></text:p>
          </table:table-cell>
          <table:table-cell office:value-type="float" office:value="20837" table:style-name="ce6">
            <text:p>20,837<text:s/></text:p>
          </table:table-cell>
          <table:table-cell office:value-type="float" office:value="74264" table:style-name="ce6">
            <text:p>74,264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30190" table:style-name="ce6">
            <text:p>30,190<text:s/></text:p>
          </table:table-cell>
          <table:table-cell office:value-type="float" office:value="31786" table:style-name="ce6">
            <text:p>31,786<text:s/></text:p>
          </table:table-cell>
          <table:table-cell office:value-type="float" office:value="20671" table:style-name="ce6">
            <text:p>20,671<text:s/></text:p>
          </table:table-cell>
          <table:table-cell office:value-type="float" office:value="80940" table:style-name="ce6">
            <text:p>80,940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16797" table:style-name="ce6">
            <text:p>16,797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31522" table:style-name="ce6">
            <text:p>31,522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8080" table:style-name="ce6">
            <text:p>18,080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6787" table:style-name="ce6">
            <text:p>16,787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1325" table:style-name="ce6">
            <text:p>1,325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3098" table:style-name="ce6">
            <text:p>3,098<text:s/></text:p>
          </table:table-cell>
          <table:table-cell table:number-columns-repeated="16264"/>
        </table:table-row>
        <table:table-row table:style-name="ro2">
          <table:table-cell office:value-type="date" office:date-value="2022-10-30T00:00:00" table:style-name="ce5">
            <text:p>2022/10/30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29046" table:style-name="ce6">
            <text:p>29,046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17105" table:style-name="ce6">
            <text:p>17,105<text:s/></text:p>
          </table:table-cell>
          <table:table-cell office:value-type="float" office:value="15613" table:style-name="ce6">
            <text:p>15,613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20911" table:style-name="ce6">
            <text:p>20,911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07599" table:style-name="ce6">
            <text:p>107,599<text:s/></text:p>
          </table:table-cell>
          <table:table-cell office:value-type="float" office:value="34637" table:style-name="ce6">
            <text:p>34,637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14975" table:style-name="ce6">
            <text:p>14,975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20391" table:style-name="ce6">
            <text:p>20,391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27410" table:style-name="ce6">
            <text:p>27,410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15620" table:style-name="ce6">
            <text:p>15,620<text:s/></text:p>
          </table:table-cell>
          <table:table-cell office:value-type="float" office:value="47742" table:style-name="ce6">
            <text:p>47,742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18431" table:style-name="ce6">
            <text:p>18,431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44616" table:style-name="ce6">
            <text:p>44,616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20082" table:style-name="ce6">
            <text:p>20,082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588" table:style-name="ce6">
            <text:p>2,588<text:s/></text:p>
          </table:table-cell>
          <table:table-cell table:number-columns-repeated="16264"/>
        </table:table-row>
        <table:table-row table:style-name="ro2">
          <table:table-cell office:value-type="date" office:date-value="2022-10-31T00:00:00" table:style-name="ce5">
            <text:p>2022/10/31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38525" table:style-name="ce6">
            <text:p>38,525<text:s/></text:p>
          </table:table-cell>
          <table:table-cell office:value-type="float" office:value="35213" table:style-name="ce6">
            <text:p>35,213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10527" table:style-name="ce6">
            <text:p>10,527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16268" table:style-name="ce6">
            <text:p>16,268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24133" table:style-name="ce6">
            <text:p>24,133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21994" table:style-name="ce6">
            <text:p>21,994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23878" table:style-name="ce6">
            <text:p>23,878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28833" table:style-name="ce6">
            <text:p>28,833<text:s/></text:p>
          </table:table-cell>
          <table:table-cell office:value-type="float" office:value="21431" table:style-name="ce6">
            <text:p>21,431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33026" table:style-name="ce6">
            <text:p>33,026<text:s/></text:p>
          </table:table-cell>
          <table:table-cell office:value-type="float" office:value="23513" table:style-name="ce6">
            <text:p>23,513<text:s/></text:p>
          </table:table-cell>
          <table:table-cell office:value-type="float" office:value="23688" table:style-name="ce6">
            <text:p>23,688<text:s/></text:p>
          </table:table-cell>
          <table:table-cell office:value-type="float" office:value="18350" table:style-name="ce6">
            <text:p>18,350<text:s/></text:p>
          </table:table-cell>
          <table:table-cell office:value-type="float" office:value="20796" table:style-name="ce6">
            <text:p>20,796<text:s/></text:p>
          </table:table-cell>
          <table:table-cell office:value-type="float" office:value="101711" table:style-name="ce6">
            <text:p>101,711<text:s/></text:p>
          </table:table-cell>
          <table:table-cell office:value-type="float" office:value="34678" table:style-name="ce6">
            <text:p>34,678<text:s/></text:p>
          </table:table-cell>
          <table:table-cell office:value-type="float" office:value="18078" table:style-name="ce6">
            <text:p>18,078<text:s/></text:p>
          </table:table-cell>
          <table:table-cell office:value-type="float" office:value="20590" table:style-name="ce6">
            <text:p>20,590<text:s/></text:p>
          </table:table-cell>
          <table:table-cell office:value-type="float" office:value="21790" table:style-name="ce6">
            <text:p>21,790<text:s/></text:p>
          </table:table-cell>
          <table:table-cell office:value-type="float" office:value="21797" table:style-name="ce6">
            <text:p>21,797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19529" table:style-name="ce6">
            <text:p>19,529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28034" table:style-name="ce6">
            <text:p>28,034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21752" table:style-name="ce6">
            <text:p>21,752<text:s/></text:p>
          </table:table-cell>
          <table:table-cell office:value-type="float" office:value="22337" table:style-name="ce6">
            <text:p>22,337<text:s/></text:p>
          </table:table-cell>
          <table:table-cell office:value-type="float" office:value="35441" table:style-name="ce6">
            <text:p>35,441<text:s/></text:p>
          </table:table-cell>
          <table:table-cell office:value-type="float" office:value="35074" table:style-name="ce6">
            <text:p>35,074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46370" table:style-name="ce6">
            <text:p>46,370<text:s/></text:p>
          </table:table-cell>
          <table:table-cell office:value-type="float" office:value="21689" table:style-name="ce6">
            <text:p>21,689<text:s/></text:p>
          </table:table-cell>
          <table:table-cell office:value-type="float" office:value="25230" table:style-name="ce6">
            <text:p>25,230<text:s/></text:p>
          </table:table-cell>
          <table:table-cell office:value-type="float" office:value="27393" table:style-name="ce6">
            <text:p>27,393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55076" table:style-name="ce6">
            <text:p>55,076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18268" table:style-name="ce6">
            <text:p>18,268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25910" table:style-name="ce6">
            <text:p>25,910<text:s/></text:p>
          </table:table-cell>
          <table:table-cell office:value-type="float" office:value="17675" table:style-name="ce6">
            <text:p>17,675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35030" table:style-name="ce6">
            <text:p>35,030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2787" table:style-name="ce6">
            <text:p>22,787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4661" table:style-name="ce6">
            <text:p>4,661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25107" table:style-name="ce6">
            <text:p>25,107<text:s/></text:p>
          </table:table-cell>
          <table:table-cell office:value-type="float" office:value="19592" table:style-name="ce6">
            <text:p>19,592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5046" table:style-name="ce6">
            <text:p>5,046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10-01T00:00:00" table:style-name="ce5">
            <text:p>2022/10/1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19540" table:style-name="ce6">
            <text:p>19,540<text:s/></text:p>
          </table:table-cell>
          <table:table-cell office:value-type="float" office:value="36213" table:style-name="ce6">
            <text:p>36,213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0429" table:style-name="ce6">
            <text:p>20,429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22722" table:style-name="ce6">
            <text:p>22,722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25085" table:style-name="ce6">
            <text:p>25,085<text:s/></text:p>
          </table:table-cell>
          <table:table-cell office:value-type="float" office:value="17413" table:style-name="ce6">
            <text:p>17,413<text:s/></text:p>
          </table:table-cell>
          <table:table-cell office:value-type="float" office:value="17098" table:style-name="ce6">
            <text:p>17,098<text:s/></text:p>
          </table:table-cell>
          <table:table-cell office:value-type="float" office:value="14744" table:style-name="ce6">
            <text:p>14,744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16846" table:style-name="ce6">
            <text:p>116,846<text:s/></text:p>
          </table:table-cell>
          <table:table-cell office:value-type="float" office:value="44117" table:style-name="ce6">
            <text:p>44,117<text:s/></text:p>
          </table:table-cell>
          <table:table-cell office:value-type="float" office:value="14882" table:style-name="ce6">
            <text:p>14,882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41459" table:style-name="ce6">
            <text:p>41,459<text:s/></text:p>
          </table:table-cell>
          <table:table-cell office:value-type="float" office:value="34839" table:style-name="ce6">
            <text:p>34,839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34897" table:style-name="ce6">
            <text:p>34,897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23407" table:style-name="ce6">
            <text:p>23,407<text:s/></text:p>
          </table:table-cell>
          <table:table-cell office:value-type="float" office:value="30518" table:style-name="ce6">
            <text:p>30,518<text:s/></text:p>
          </table:table-cell>
          <table:table-cell office:value-type="float" office:value="26063" table:style-name="ce6">
            <text:p>26,063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21450" table:style-name="ce6">
            <text:p>21,450<text:s/></text:p>
          </table:table-cell>
          <table:table-cell office:value-type="float" office:value="54010" table:style-name="ce6">
            <text:p>54,010<text:s/></text:p>
          </table:table-cell>
          <table:table-cell office:value-type="float" office:value="15285" table:style-name="ce6">
            <text:p>15,285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50292" table:style-name="ce6">
            <text:p>50,292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24271" table:style-name="ce6">
            <text:p>24,271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14359" table:style-name="ce6">
            <text:p>14,359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0769" table:style-name="ce6">
            <text:p>10,769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18641" table:style-name="ce6">
            <text:p>18,641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2765" table:style-name="ce6">
            <text:p>2,765<text:s/></text:p>
          </table:table-cell>
          <table:table-cell table:number-columns-repeated="16264"/>
        </table:table-row>
        <table:table-row table:style-name="ro2">
          <table:table-cell office:value-type="date" office:date-value="2022-10-02T00:00:00" table:style-name="ce5">
            <text:p>2022/10/2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26428" table:style-name="ce6">
            <text:p>26,428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17318" table:style-name="ce6">
            <text:p>17,318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108265" table:style-name="ce6">
            <text:p>108,265<text:s/></text:p>
          </table:table-cell>
          <table:table-cell office:value-type="float" office:value="33811" table:style-name="ce6">
            <text:p>33,811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8124" table:style-name="ce6">
            <text:p>18,124<text:s/></text:p>
          </table:table-cell>
          <table:table-cell office:value-type="float" office:value="20017" table:style-name="ce6">
            <text:p>20,017<text:s/></text:p>
          </table:table-cell>
          <table:table-cell office:value-type="float" office:value="18535" table:style-name="ce6">
            <text:p>18,535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29337" table:style-name="ce6">
            <text:p>29,337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17787" table:style-name="ce6">
            <text:p>17,787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19753" table:style-name="ce6">
            <text:p>19,753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17405" table:style-name="ce6">
            <text:p>17,405<text:s/></text:p>
          </table:table-cell>
          <table:table-cell office:value-type="float" office:value="44413" table:style-name="ce6">
            <text:p>44,413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20082" table:style-name="ce6">
            <text:p>20,082<text:s/></text:p>
          </table:table-cell>
          <table:table-cell office:value-type="float" office:value="17311" table:style-name="ce6">
            <text:p>17,311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40719" table:style-name="ce6">
            <text:p>40,719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19524" table:style-name="ce6">
            <text:p>19,524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574" table:style-name="ce6">
            <text:p>1,574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5254" table:style-name="ce6">
            <text:p>5,254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2377" table:style-name="ce6">
            <text:p>2,377<text:s/></text:p>
          </table:table-cell>
          <table:table-cell table:number-columns-repeated="16264"/>
        </table:table-row>
        <table:table-row table:style-name="ro2">
          <table:table-cell office:value-type="date" office:date-value="2022-10-03T00:00:00" table:style-name="ce5">
            <text:p>2022/10/3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11694" table:style-name="ce6">
            <text:p>11,694<text:s/></text:p>
          </table:table-cell>
          <table:table-cell office:value-type="float" office:value="33675" table:style-name="ce6">
            <text:p>33,675<text:s/></text:p>
          </table:table-cell>
          <table:table-cell office:value-type="float" office:value="31466" table:style-name="ce6">
            <text:p>31,466<text:s/></text:p>
          </table:table-cell>
          <table:table-cell office:value-type="float" office:value="21403" table:style-name="ce6">
            <text:p>21,403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5858" table:style-name="ce6">
            <text:p>5,858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14087" table:style-name="ce6">
            <text:p>14,087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22915" table:style-name="ce6">
            <text:p>22,915<text:s/></text:p>
          </table:table-cell>
          <table:table-cell office:value-type="float" office:value="13068" table:style-name="ce6">
            <text:p>13,068<text:s/></text:p>
          </table:table-cell>
          <table:table-cell office:value-type="float" office:value="26546" table:style-name="ce6">
            <text:p>26,546<text:s/></text:p>
          </table:table-cell>
          <table:table-cell office:value-type="float" office:value="20278" table:style-name="ce6">
            <text:p>20,278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29268" table:style-name="ce6">
            <text:p>29,268<text:s/></text:p>
          </table:table-cell>
          <table:table-cell office:value-type="float" office:value="21134" table:style-name="ce6">
            <text:p>21,134<text:s/></text:p>
          </table:table-cell>
          <table:table-cell office:value-type="float" office:value="22376" table:style-name="ce6">
            <text:p>22,376<text:s/></text:p>
          </table:table-cell>
          <table:table-cell office:value-type="float" office:value="17990" table:style-name="ce6">
            <text:p>17,990<text:s/></text:p>
          </table:table-cell>
          <table:table-cell office:value-type="float" office:value="20478" table:style-name="ce6">
            <text:p>20,478<text:s/></text:p>
          </table:table-cell>
          <table:table-cell office:value-type="float" office:value="100372" table:style-name="ce6">
            <text:p>100,372<text:s/></text:p>
          </table:table-cell>
          <table:table-cell office:value-type="float" office:value="32397" table:style-name="ce6">
            <text:p>32,397<text:s/></text:p>
          </table:table-cell>
          <table:table-cell office:value-type="float" office:value="16797" table:style-name="ce6">
            <text:p>16,797<text:s/></text:p>
          </table:table-cell>
          <table:table-cell office:value-type="float" office:value="19815" table:style-name="ce6">
            <text:p>19,815<text:s/></text:p>
          </table:table-cell>
          <table:table-cell office:value-type="float" office:value="20908" table:style-name="ce6">
            <text:p>20,908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23005" table:style-name="ce6">
            <text:p>23,005<text:s/></text:p>
          </table:table-cell>
          <table:table-cell office:value-type="float" office:value="19165" table:style-name="ce6">
            <text:p>19,165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26505" table:style-name="ce6">
            <text:p>26,505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28840" table:style-name="ce6">
            <text:p>28,840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19976" table:style-name="ce6">
            <text:p>19,976<text:s/></text:p>
          </table:table-cell>
          <table:table-cell office:value-type="float" office:value="23204" table:style-name="ce6">
            <text:p>23,204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29083" table:style-name="ce6">
            <text:p>29,083<text:s/></text:p>
          </table:table-cell>
          <table:table-cell office:value-type="float" office:value="33992" table:style-name="ce6">
            <text:p>33,992<text:s/></text:p>
          </table:table-cell>
          <table:table-cell office:value-type="float" office:value="22627" table:style-name="ce6">
            <text:p>22,627<text:s/></text:p>
          </table:table-cell>
          <table:table-cell office:value-type="float" office:value="21354" table:style-name="ce6">
            <text:p>21,354<text:s/></text:p>
          </table:table-cell>
          <table:table-cell office:value-type="float" office:value="42138" table:style-name="ce6">
            <text:p>42,138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26725" table:style-name="ce6">
            <text:p>26,725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47888" table:style-name="ce6">
            <text:p>47,888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31412" table:style-name="ce6">
            <text:p>31,412<text:s/></text:p>
          </table:table-cell>
          <table:table-cell office:value-type="float" office:value="18199" table:style-name="ce6">
            <text:p>18,199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23751" table:style-name="ce6">
            <text:p>23,751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4411" table:style-name="ce6">
            <text:p>4,411<text:s/></text:p>
          </table:table-cell>
          <table:table-cell table:number-columns-repeated="16264"/>
        </table:table-row>
        <table:table-row table:style-name="ro2">
          <table:table-cell office:value-type="date" office:date-value="2022-10-04T00:00:00" table:style-name="ce5">
            <text:p>2022/10/4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34569" table:style-name="ce6">
            <text:p>34,569<text:s/></text:p>
          </table:table-cell>
          <table:table-cell office:value-type="float" office:value="33122" table:style-name="ce6">
            <text:p>33,122<text:s/></text:p>
          </table:table-cell>
          <table:table-cell office:value-type="float" office:value="22126" table:style-name="ce6">
            <text:p>22,126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15227" table:style-name="ce6">
            <text:p>15,227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25950" table:style-name="ce6">
            <text:p>25,950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24119" table:style-name="ce6">
            <text:p>24,119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27764" table:style-name="ce6">
            <text:p>27,764<text:s/></text:p>
          </table:table-cell>
          <table:table-cell office:value-type="float" office:value="21929" table:style-name="ce6">
            <text:p>21,929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29770" table:style-name="ce6">
            <text:p>29,770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96075" table:style-name="ce6">
            <text:p>96,075<text:s/></text:p>
          </table:table-cell>
          <table:table-cell office:value-type="float" office:value="33837" table:style-name="ce6">
            <text:p>33,837<text:s/></text:p>
          </table:table-cell>
          <table:table-cell office:value-type="float" office:value="16582" table:style-name="ce6">
            <text:p>16,582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21942" table:style-name="ce6">
            <text:p>21,942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23382" table:style-name="ce6">
            <text:p>23,382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26596" table:style-name="ce6">
            <text:p>26,596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5802" table:style-name="ce6">
            <text:p>15,802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29526" table:style-name="ce6">
            <text:p>29,526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19996" table:style-name="ce6">
            <text:p>19,996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29349" table:style-name="ce6">
            <text:p>29,349<text:s/></text:p>
          </table:table-cell>
          <table:table-cell office:value-type="float" office:value="34750" table:style-name="ce6">
            <text:p>34,750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42676" table:style-name="ce6">
            <text:p>42,676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27130" table:style-name="ce6">
            <text:p>27,130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48515" table:style-name="ce6">
            <text:p>48,515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6355" table:style-name="ce6">
            <text:p>16,355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21895" table:style-name="ce6">
            <text:p>21,895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32276" table:style-name="ce6">
            <text:p>32,276<text:s/></text:p>
          </table:table-cell>
          <table:table-cell office:value-type="float" office:value="18761" table:style-name="ce6">
            <text:p>18,761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4608" table:style-name="ce6">
            <text:p>4,608<text:s/></text:p>
          </table:table-cell>
          <table:table-cell table:number-columns-repeated="16264"/>
        </table:table-row>
        <table:table-row table:style-name="ro2">
          <table:table-cell office:value-type="date" office:date-value="2022-10-05T00:00:00" table:style-name="ce5">
            <text:p>2022/10/5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36199" table:style-name="ce6">
            <text:p>36,199<text:s/></text:p>
          </table:table-cell>
          <table:table-cell office:value-type="float" office:value="35057" table:style-name="ce6">
            <text:p>35,057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2139" table:style-name="ce6">
            <text:p>12,139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15768" table:style-name="ce6">
            <text:p>15,768<text:s/></text:p>
          </table:table-cell>
          <table:table-cell office:value-type="float" office:value="17255" table:style-name="ce6">
            <text:p>17,255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26099" table:style-name="ce6">
            <text:p>26,099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13928" table:style-name="ce6">
            <text:p>13,928<text:s/></text:p>
          </table:table-cell>
          <table:table-cell office:value-type="float" office:value="22629" table:style-name="ce6">
            <text:p>22,629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14536" table:style-name="ce6">
            <text:p>14,536<text:s/></text:p>
          </table:table-cell>
          <table:table-cell office:value-type="float" office:value="29267" table:style-name="ce6">
            <text:p>29,267<text:s/></text:p>
          </table:table-cell>
          <table:table-cell office:value-type="float" office:value="22676" table:style-name="ce6">
            <text:p>22,676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31208" table:style-name="ce6">
            <text:p>31,208<text:s/></text:p>
          </table:table-cell>
          <table:table-cell office:value-type="float" office:value="22773" table:style-name="ce6">
            <text:p>22,773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18823" table:style-name="ce6">
            <text:p>18,823<text:s/></text:p>
          </table:table-cell>
          <table:table-cell office:value-type="float" office:value="21039" table:style-name="ce6">
            <text:p>21,039<text:s/></text:p>
          </table:table-cell>
          <table:table-cell office:value-type="float" office:value="99105" table:style-name="ce6">
            <text:p>99,105<text:s/></text:p>
          </table:table-cell>
          <table:table-cell office:value-type="float" office:value="36348" table:style-name="ce6">
            <text:p>36,348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20846" table:style-name="ce6">
            <text:p>20,846<text:s/></text:p>
          </table:table-cell>
          <table:table-cell office:value-type="float" office:value="21850" table:style-name="ce6">
            <text:p>21,850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20265" table:style-name="ce6">
            <text:p>20,265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27699" table:style-name="ce6">
            <text:p>27,699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29321" table:style-name="ce6">
            <text:p>29,321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4003" table:style-name="ce6">
            <text:p>24,003<text:s/></text:p>
          </table:table-cell>
          <table:table-cell office:value-type="float" office:value="25928" table:style-name="ce6">
            <text:p>25,928<text:s/></text:p>
          </table:table-cell>
          <table:table-cell office:value-type="float" office:value="30302" table:style-name="ce6">
            <text:p>30,302<text:s/></text:p>
          </table:table-cell>
          <table:table-cell office:value-type="float" office:value="35585" table:style-name="ce6">
            <text:p>35,585<text:s/></text:p>
          </table:table-cell>
          <table:table-cell office:value-type="float" office:value="23853" table:style-name="ce6">
            <text:p>23,853<text:s/></text:p>
          </table:table-cell>
          <table:table-cell office:value-type="float" office:value="22443" table:style-name="ce6">
            <text:p>22,443<text:s/></text:p>
          </table:table-cell>
          <table:table-cell office:value-type="float" office:value="45299" table:style-name="ce6">
            <text:p>45,299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28974" table:style-name="ce6">
            <text:p>28,974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51885" table:style-name="ce6">
            <text:p>51,885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17301" table:style-name="ce6">
            <text:p>17,301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22804" table:style-name="ce6">
            <text:p>22,804<text:s/></text:p>
          </table:table-cell>
          <table:table-cell office:value-type="float" office:value="16605" table:style-name="ce6">
            <text:p>16,605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33640" table:style-name="ce6">
            <text:p>33,640<text:s/></text:p>
          </table:table-cell>
          <table:table-cell office:value-type="float" office:value="19130" table:style-name="ce6">
            <text:p>19,130<text:s/></text:p>
          </table:table-cell>
          <table:table-cell office:value-type="float" office:value="21817" table:style-name="ce6">
            <text:p>21,817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24270" table:style-name="ce6">
            <text:p>24,270<text:s/></text:p>
          </table:table-cell>
          <table:table-cell office:value-type="float" office:value="19828" table:style-name="ce6">
            <text:p>19,828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4740" table:style-name="ce6">
            <text:p>4,740<text:s/></text:p>
          </table:table-cell>
          <table:table-cell table:number-columns-repeated="16264"/>
        </table:table-row>
        <table:table-row table:style-name="ro2">
          <table:table-cell office:value-type="date" office:date-value="2022-10-06T00:00:00" table:style-name="ce5">
            <text:p>2022/10/6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36364" table:style-name="ce6">
            <text:p>36,364<text:s/></text:p>
          </table:table-cell>
          <table:table-cell office:value-type="float" office:value="34771" table:style-name="ce6">
            <text:p>34,771<text:s/></text:p>
          </table:table-cell>
          <table:table-cell office:value-type="float" office:value="23223" table:style-name="ce6">
            <text:p>23,223<text:s/></text:p>
          </table:table-cell>
          <table:table-cell office:value-type="float" office:value="13524" table:style-name="ce6">
            <text:p>13,524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15858" table:style-name="ce6">
            <text:p>15,858<text:s/></text:p>
          </table:table-cell>
          <table:table-cell office:value-type="float" office:value="17137" table:style-name="ce6">
            <text:p>17,137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25704" table:style-name="ce6">
            <text:p>25,704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11479" table:style-name="ce6">
            <text:p>11,479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22545" table:style-name="ce6">
            <text:p>22,545<text:s/></text:p>
          </table:table-cell>
          <table:table-cell office:value-type="float" office:value="15085" table:style-name="ce6">
            <text:p>15,085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25433" table:style-name="ce6">
            <text:p>25,433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28877" table:style-name="ce6">
            <text:p>28,877<text:s/></text:p>
          </table:table-cell>
          <table:table-cell office:value-type="float" office:value="23060" table:style-name="ce6">
            <text:p>23,060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30796" table:style-name="ce6">
            <text:p>30,796<text:s/></text:p>
          </table:table-cell>
          <table:table-cell office:value-type="float" office:value="22727" table:style-name="ce6">
            <text:p>22,727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19001" table:style-name="ce6">
            <text:p>19,001<text:s/></text:p>
          </table:table-cell>
          <table:table-cell office:value-type="float" office:value="20696" table:style-name="ce6">
            <text:p>20,696<text:s/></text:p>
          </table:table-cell>
          <table:table-cell office:value-type="float" office:value="101517" table:style-name="ce6">
            <text:p>101,517<text:s/></text:p>
          </table:table-cell>
          <table:table-cell office:value-type="float" office:value="40438" table:style-name="ce6">
            <text:p>40,438<text:s/></text:p>
          </table:table-cell>
          <table:table-cell office:value-type="float" office:value="17221" table:style-name="ce6">
            <text:p>17,221<text:s/></text:p>
          </table:table-cell>
          <table:table-cell office:value-type="float" office:value="21156" table:style-name="ce6">
            <text:p>21,156<text:s/></text:p>
          </table:table-cell>
          <table:table-cell office:value-type="float" office:value="22047" table:style-name="ce6">
            <text:p>22,047<text:s/></text:p>
          </table:table-cell>
          <table:table-cell office:value-type="float" office:value="24064" table:style-name="ce6">
            <text:p>24,064<text:s/></text:p>
          </table:table-cell>
          <table:table-cell office:value-type="float" office:value="24790" table:style-name="ce6">
            <text:p>24,790<text:s/></text:p>
          </table:table-cell>
          <table:table-cell office:value-type="float" office:value="20134" table:style-name="ce6">
            <text:p>20,134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27467" table:style-name="ce6">
            <text:p>27,467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6478" table:style-name="ce6">
            <text:p>16,478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30377" table:style-name="ce6">
            <text:p>30,377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20412" table:style-name="ce6">
            <text:p>20,412<text:s/></text:p>
          </table:table-cell>
          <table:table-cell office:value-type="float" office:value="23815" table:style-name="ce6">
            <text:p>23,815<text:s/></text:p>
          </table:table-cell>
          <table:table-cell office:value-type="float" office:value="25684" table:style-name="ce6">
            <text:p>25,684<text:s/></text:p>
          </table:table-cell>
          <table:table-cell office:value-type="float" office:value="30659" table:style-name="ce6">
            <text:p>30,659<text:s/></text:p>
          </table:table-cell>
          <table:table-cell office:value-type="float" office:value="35552" table:style-name="ce6">
            <text:p>35,552<text:s/></text:p>
          </table:table-cell>
          <table:table-cell office:value-type="float" office:value="23688" table:style-name="ce6">
            <text:p>23,688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45770" table:style-name="ce6">
            <text:p>45,770<text:s/></text:p>
          </table:table-cell>
          <table:table-cell office:value-type="float" office:value="21269" table:style-name="ce6">
            <text:p>21,269<text:s/></text:p>
          </table:table-cell>
          <table:table-cell office:value-type="float" office:value="29340" table:style-name="ce6">
            <text:p>29,340<text:s/></text:p>
          </table:table-cell>
          <table:table-cell office:value-type="float" office:value="27295" table:style-name="ce6">
            <text:p>27,295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52941" table:style-name="ce6">
            <text:p>52,941<text:s/></text:p>
          </table:table-cell>
          <table:table-cell office:value-type="float" office:value="18626" table:style-name="ce6">
            <text:p>18,626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23298" table:style-name="ce6">
            <text:p>23,298<text:s/></text:p>
          </table:table-cell>
          <table:table-cell office:value-type="float" office:value="16683" table:style-name="ce6">
            <text:p>16,683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33407" table:style-name="ce6">
            <text:p>33,407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21821" table:style-name="ce6">
            <text:p>21,821<text:s/></text:p>
          </table:table-cell>
          <table:table-cell office:value-type="float" office:value="20531" table:style-name="ce6">
            <text:p>20,531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24695" table:style-name="ce6">
            <text:p>24,695<text:s/></text:p>
          </table:table-cell>
          <table:table-cell office:value-type="float" office:value="20008" table:style-name="ce6">
            <text:p>20,008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4622" table:style-name="ce6">
            <text:p>4,622<text:s/></text:p>
          </table:table-cell>
          <table:table-cell table:number-columns-repeated="16264"/>
        </table:table-row>
        <table:table-row table:style-name="ro2">
          <table:table-cell office:value-type="date" office:date-value="2022-10-07T00:00:00" table:style-name="ce5">
            <text:p>2022/10/7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37263" table:style-name="ce6">
            <text:p>37,263<text:s/></text:p>
          </table:table-cell>
          <table:table-cell office:value-type="float" office:value="39757" table:style-name="ce6">
            <text:p>39,757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5779" table:style-name="ce6">
            <text:p>15,779<text:s/></text:p>
          </table:table-cell>
          <table:table-cell office:value-type="float" office:value="17746" table:style-name="ce6">
            <text:p>17,746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25785" table:style-name="ce6">
            <text:p>25,785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15068" table:style-name="ce6">
            <text:p>15,068<text:s/></text:p>
          </table:table-cell>
          <table:table-cell office:value-type="float" office:value="24133" table:style-name="ce6">
            <text:p>24,133<text:s/></text:p>
          </table:table-cell>
          <table:table-cell office:value-type="float" office:value="16272" table:style-name="ce6">
            <text:p>16,272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30488" table:style-name="ce6">
            <text:p>30,488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30992" table:style-name="ce6">
            <text:p>30,992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32635" table:style-name="ce6">
            <text:p>32,635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24705" table:style-name="ce6">
            <text:p>24,705<text:s/></text:p>
          </table:table-cell>
          <table:table-cell office:value-type="float" office:value="19431" table:style-name="ce6">
            <text:p>19,431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126333" table:style-name="ce6">
            <text:p>126,333<text:s/></text:p>
          </table:table-cell>
          <table:table-cell office:value-type="float" office:value="45035" table:style-name="ce6">
            <text:p>45,035<text:s/></text:p>
          </table:table-cell>
          <table:table-cell office:value-type="float" office:value="18196" table:style-name="ce6">
            <text:p>18,196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22726" table:style-name="ce6">
            <text:p>22,726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26854" table:style-name="ce6">
            <text:p>26,854<text:s/></text:p>
          </table:table-cell>
          <table:table-cell office:value-type="float" office:value="21885" table:style-name="ce6">
            <text:p>21,885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28820" table:style-name="ce6">
            <text:p>28,820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34793" table:style-name="ce6">
            <text:p>34,793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24428" table:style-name="ce6">
            <text:p>24,428<text:s/></text:p>
          </table:table-cell>
          <table:table-cell office:value-type="float" office:value="27450" table:style-name="ce6">
            <text:p>27,450<text:s/></text:p>
          </table:table-cell>
          <table:table-cell office:value-type="float" office:value="35621" table:style-name="ce6">
            <text:p>35,621<text:s/></text:p>
          </table:table-cell>
          <table:table-cell office:value-type="float" office:value="37499" table:style-name="ce6">
            <text:p>37,499<text:s/></text:p>
          </table:table-cell>
          <table:table-cell office:value-type="float" office:value="24936" table:style-name="ce6">
            <text:p>24,936<text:s/></text:p>
          </table:table-cell>
          <table:table-cell office:value-type="float" office:value="23117" table:style-name="ce6">
            <text:p>23,117<text:s/></text:p>
          </table:table-cell>
          <table:table-cell office:value-type="float" office:value="54348" table:style-name="ce6">
            <text:p>54,348<text:s/></text:p>
          </table:table-cell>
          <table:table-cell office:value-type="float" office:value="21855" table:style-name="ce6">
            <text:p>21,855<text:s/></text:p>
          </table:table-cell>
          <table:table-cell office:value-type="float" office:value="32609" table:style-name="ce6">
            <text:p>32,609<text:s/></text:p>
          </table:table-cell>
          <table:table-cell office:value-type="float" office:value="31044" table:style-name="ce6">
            <text:p>31,044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59159" table:style-name="ce6">
            <text:p>59,159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13677" table:style-name="ce6">
            <text:p>13,677<text:s/></text:p>
          </table:table-cell>
          <table:table-cell office:value-type="float" office:value="19765" table:style-name="ce6">
            <text:p>19,765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17747" table:style-name="ce6">
            <text:p>17,747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34344" table:style-name="ce6">
            <text:p>34,344<text:s/></text:p>
          </table:table-cell>
          <table:table-cell office:value-type="float" office:value="19089" table:style-name="ce6">
            <text:p>19,089<text:s/></text:p>
          </table:table-cell>
          <table:table-cell office:value-type="float" office:value="22106" table:style-name="ce6">
            <text:p>22,106<text:s/></text:p>
          </table:table-cell>
          <table:table-cell office:value-type="float" office:value="21080" table:style-name="ce6">
            <text:p>21,080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12001" table:style-name="ce6">
            <text:p>12,001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11835" table:style-name="ce6">
            <text:p>11,835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5134" table:style-name="ce6">
            <text:p>5,134<text:s/></text:p>
          </table:table-cell>
          <table:table-cell table:number-columns-repeated="16264"/>
        </table:table-row>
        <table:table-row table:style-name="ro2">
          <table:table-cell office:value-type="date" office:date-value="2022-10-08T00:00:00" table:style-name="ce5">
            <text:p>2022/10/8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37174" table:style-name="ce6">
            <text:p>37,174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115579" table:style-name="ce6">
            <text:p>115,579<text:s/></text:p>
          </table:table-cell>
          <table:table-cell office:value-type="float" office:value="46075" table:style-name="ce6">
            <text:p>46,075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21837" table:style-name="ce6">
            <text:p>21,837<text:s/></text:p>
          </table:table-cell>
          <table:table-cell office:value-type="float" office:value="21629" table:style-name="ce6">
            <text:p>21,629<text:s/></text:p>
          </table:table-cell>
          <table:table-cell office:value-type="float" office:value="19474" table:style-name="ce6">
            <text:p>19,474<text:s/></text:p>
          </table:table-cell>
          <table:table-cell office:value-type="float" office:value="15806" table:style-name="ce6">
            <text:p>15,806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17230" table:style-name="ce6">
            <text:p>17,230<text:s/></text:p>
          </table:table-cell>
          <table:table-cell office:value-type="float" office:value="5281" table:style-name="ce6">
            <text:p>5,281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29751" table:style-name="ce6">
            <text:p>29,751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29353" table:style-name="ce6">
            <text:p>29,353<text:s/></text:p>
          </table:table-cell>
          <table:table-cell office:value-type="float" office:value="24657" table:style-name="ce6">
            <text:p>24,657<text:s/></text:p>
          </table:table-cell>
          <table:table-cell office:value-type="float" office:value="17659" table:style-name="ce6">
            <text:p>17,659<text:s/></text:p>
          </table:table-cell>
          <table:table-cell office:value-type="float" office:value="20713" table:style-name="ce6">
            <text:p>20,713<text:s/></text:p>
          </table:table-cell>
          <table:table-cell office:value-type="float" office:value="55986" table:style-name="ce6">
            <text:p>55,986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27780" table:style-name="ce6">
            <text:p>27,780<text:s/></text:p>
          </table:table-cell>
          <table:table-cell office:value-type="float" office:value="25169" table:style-name="ce6">
            <text:p>25,169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48152" table:style-name="ce6">
            <text:p>48,152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21888" table:style-name="ce6">
            <text:p>21,888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14759" table:style-name="ce6">
            <text:p>14,759<text:s/></text:p>
          </table:table-cell>
          <table:table-cell office:value-type="float" office:value="16163" table:style-name="ce6">
            <text:p>16,163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165" table:style-name="ce6">
            <text:p>3,165<text:s/></text:p>
          </table:table-cell>
          <table:table-cell table:number-columns-repeated="16264"/>
        </table:table-row>
        <table:table-row table:style-name="ro2">
          <table:table-cell office:value-type="date" office:date-value="2022-10-09T00:00:00" table:style-name="ce5">
            <text:p>2022/10/9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14777" table:style-name="ce6">
            <text:p>14,777<text:s/></text:p>
          </table:table-cell>
          <table:table-cell office:value-type="float" office:value="31077" table:style-name="ce6">
            <text:p>31,077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17427" table:style-name="ce6">
            <text:p>17,427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21077" table:style-name="ce6">
            <text:p>21,077<text:s/></text:p>
          </table:table-cell>
          <table:table-cell office:value-type="float" office:value="14457" table:style-name="ce6">
            <text:p>14,457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114403" table:style-name="ce6">
            <text:p>114,403<text:s/></text:p>
          </table:table-cell>
          <table:table-cell office:value-type="float" office:value="42146" table:style-name="ce6">
            <text:p>42,146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21668" table:style-name="ce6">
            <text:p>21,668<text:s/></text:p>
          </table:table-cell>
          <table:table-cell office:value-type="float" office:value="20839" table:style-name="ce6">
            <text:p>20,839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35067" table:style-name="ce6">
            <text:p>35,067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7622" table:style-name="ce6">
            <text:p>7,622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28027" table:style-name="ce6">
            <text:p>28,027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57150" table:style-name="ce6">
            <text:p>57,150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25602" table:style-name="ce6">
            <text:p>25,602<text:s/></text:p>
          </table:table-cell>
          <table:table-cell office:value-type="float" office:value="21383" table:style-name="ce6">
            <text:p>21,383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46766" table:style-name="ce6">
            <text:p>46,766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952" table:style-name="ce6">
            <text:p>952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2826" table:style-name="ce6">
            <text:p>2,826<text:s/></text:p>
          </table:table-cell>
          <table:table-cell table:number-columns-repeated="16264"/>
        </table:table-row>
        <table:table-row table:style-name="ro2">
          <table:table-cell office:value-type="date" office:date-value="2022-10-10T00:00:00" table:style-name="ce5">
            <text:p>2022/10/10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26134" table:style-name="ce6">
            <text:p>26,134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14037" table:style-name="ce6">
            <text:p>14,037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18131" table:style-name="ce6">
            <text:p>18,131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127349" table:style-name="ce6">
            <text:p>127,349<text:s/></text:p>
          </table:table-cell>
          <table:table-cell office:value-type="float" office:value="34661" table:style-name="ce6">
            <text:p>34,661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17942" table:style-name="ce6">
            <text:p>17,942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15878" table:style-name="ce6">
            <text:p>15,878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6321" table:style-name="ce6">
            <text:p>16,321<text:s/></text:p>
          </table:table-cell>
          <table:table-cell office:value-type="float" office:value="26875" table:style-name="ce6">
            <text:p>26,875<text:s/></text:p>
          </table:table-cell>
          <table:table-cell office:value-type="float" office:value="18310" table:style-name="ce6">
            <text:p>18,310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17458" table:style-name="ce6">
            <text:p>17,458<text:s/></text:p>
          </table:table-cell>
          <table:table-cell office:value-type="float" office:value="47984" table:style-name="ce6">
            <text:p>47,984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19556" table:style-name="ce6">
            <text:p>19,556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40191" table:style-name="ce6">
            <text:p>40,191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5049" table:style-name="ce6">
            <text:p>5,049<text:s/></text:p>
          </table:table-cell>
          <table:table-cell office:value-type="float" office:value="13716" table:style-name="ce6">
            <text:p>13,716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6642" table:style-name="ce6">
            <text:p>6,642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912" table:style-name="ce6">
            <text:p>912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2262" table:style-name="ce6">
            <text:p>2,262<text:s/></text:p>
          </table:table-cell>
          <table:table-cell table:number-columns-repeated="16264"/>
        </table:table-row>
        <table:table-row table:style-name="ro2">
          <table:table-cell office:value-type="date" office:date-value="2022-10-11T00:00:00" table:style-name="ce5">
            <text:p>2022/10/11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35110" table:style-name="ce6">
            <text:p>35,110<text:s/></text:p>
          </table:table-cell>
          <table:table-cell office:value-type="float" office:value="32797" table:style-name="ce6">
            <text:p>32,797<text:s/></text:p>
          </table:table-cell>
          <table:table-cell office:value-type="float" office:value="22655" table:style-name="ce6">
            <text:p>22,655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16762" table:style-name="ce6">
            <text:p>16,762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21837" table:style-name="ce6">
            <text:p>21,837<text:s/></text:p>
          </table:table-cell>
          <table:table-cell office:value-type="float" office:value="14872" table:style-name="ce6">
            <text:p>14,872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23956" table:style-name="ce6">
            <text:p>23,956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27445" table:style-name="ce6">
            <text:p>27,445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29828" table:style-name="ce6">
            <text:p>29,828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18490" table:style-name="ce6">
            <text:p>18,490<text:s/></text:p>
          </table:table-cell>
          <table:table-cell office:value-type="float" office:value="20373" table:style-name="ce6">
            <text:p>20,373<text:s/></text:p>
          </table:table-cell>
          <table:table-cell office:value-type="float" office:value="113757" table:style-name="ce6">
            <text:p>113,757<text:s/></text:p>
          </table:table-cell>
          <table:table-cell office:value-type="float" office:value="35355" table:style-name="ce6">
            <text:p>35,355<text:s/></text:p>
          </table:table-cell>
          <table:table-cell office:value-type="float" office:value="17025" table:style-name="ce6">
            <text:p>17,025<text:s/></text:p>
          </table:table-cell>
          <table:table-cell office:value-type="float" office:value="20705" table:style-name="ce6">
            <text:p>20,705<text:s/></text:p>
          </table:table-cell>
          <table:table-cell office:value-type="float" office:value="22245" table:style-name="ce6">
            <text:p>22,245<text:s/></text:p>
          </table:table-cell>
          <table:table-cell office:value-type="float" office:value="23327" table:style-name="ce6">
            <text:p>23,327<text:s/></text:p>
          </table:table-cell>
          <table:table-cell office:value-type="float" office:value="23781" table:style-name="ce6">
            <text:p>23,781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27264" table:style-name="ce6">
            <text:p>27,264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15976" table:style-name="ce6">
            <text:p>15,976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29092" table:style-name="ce6">
            <text:p>29,092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20204" table:style-name="ce6">
            <text:p>20,204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24712" table:style-name="ce6">
            <text:p>24,712<text:s/></text:p>
          </table:table-cell>
          <table:table-cell office:value-type="float" office:value="30441" table:style-name="ce6">
            <text:p>30,441<text:s/></text:p>
          </table:table-cell>
          <table:table-cell office:value-type="float" office:value="34739" table:style-name="ce6">
            <text:p>34,739<text:s/></text:p>
          </table:table-cell>
          <table:table-cell office:value-type="float" office:value="23041" table:style-name="ce6">
            <text:p>23,041<text:s/></text:p>
          </table:table-cell>
          <table:table-cell office:value-type="float" office:value="21764" table:style-name="ce6">
            <text:p>21,764<text:s/></text:p>
          </table:table-cell>
          <table:table-cell office:value-type="float" office:value="44622" table:style-name="ce6">
            <text:p>44,622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27330" table:style-name="ce6">
            <text:p>27,330<text:s/></text:p>
          </table:table-cell>
          <table:table-cell office:value-type="float" office:value="26519" table:style-name="ce6">
            <text:p>26,519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49338" table:style-name="ce6">
            <text:p>49,338<text:s/></text:p>
          </table:table-cell>
          <table:table-cell office:value-type="float" office:value="18190" table:style-name="ce6">
            <text:p>18,190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17680" table:style-name="ce6">
            <text:p>17,680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21535" table:style-name="ce6">
            <text:p>21,535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32741" table:style-name="ce6">
            <text:p>32,741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21111" table:style-name="ce6">
            <text:p>21,111<text:s/></text:p>
          </table:table-cell>
          <table:table-cell office:value-type="float" office:value="20226" table:style-name="ce6">
            <text:p>20,226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15101" table:style-name="ce6">
            <text:p>15,101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18890" table:style-name="ce6">
            <text:p>18,890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4564" table:style-name="ce6">
            <text:p>4,564<text:s/></text:p>
          </table:table-cell>
          <table:table-cell table:number-columns-repeated="16264"/>
        </table:table-row>
        <table:table-row table:style-name="ro2">
          <table:table-cell office:value-type="date" office:date-value="2022-10-12T00:00:00" table:style-name="ce5">
            <text:p>2022/10/12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36829" table:style-name="ce6">
            <text:p>36,829<text:s/></text:p>
          </table:table-cell>
          <table:table-cell office:value-type="float" office:value="35407" table:style-name="ce6">
            <text:p>35,407<text:s/></text:p>
          </table:table-cell>
          <table:table-cell office:value-type="float" office:value="23550" table:style-name="ce6">
            <text:p>23,550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17674" table:style-name="ce6">
            <text:p>17,674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29100" table:style-name="ce6">
            <text:p>29,100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22605" table:style-name="ce6">
            <text:p>22,605<text:s/></text:p>
          </table:table-cell>
          <table:table-cell office:value-type="float" office:value="15522" table:style-name="ce6">
            <text:p>15,522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25248" table:style-name="ce6">
            <text:p>25,248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29083" table:style-name="ce6">
            <text:p>29,083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31031" table:style-name="ce6">
            <text:p>31,031<text:s/></text:p>
          </table:table-cell>
          <table:table-cell office:value-type="float" office:value="22854" table:style-name="ce6">
            <text:p>22,854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20866" table:style-name="ce6">
            <text:p>20,866<text:s/></text:p>
          </table:table-cell>
          <table:table-cell office:value-type="float" office:value="101328" table:style-name="ce6">
            <text:p>101,328<text:s/></text:p>
          </table:table-cell>
          <table:table-cell office:value-type="float" office:value="37733" table:style-name="ce6">
            <text:p>37,733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21056" table:style-name="ce6">
            <text:p>21,056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23551" table:style-name="ce6">
            <text:p>23,551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20270" table:style-name="ce6">
            <text:p>20,270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28022" table:style-name="ce6">
            <text:p>28,022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29399" table:style-name="ce6">
            <text:p>29,399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24147" table:style-name="ce6">
            <text:p>24,147<text:s/></text:p>
          </table:table-cell>
          <table:table-cell office:value-type="float" office:value="25570" table:style-name="ce6">
            <text:p>25,570<text:s/></text:p>
          </table:table-cell>
          <table:table-cell office:value-type="float" office:value="30617" table:style-name="ce6">
            <text:p>30,617<text:s/></text:p>
          </table:table-cell>
          <table:table-cell office:value-type="float" office:value="35874" table:style-name="ce6">
            <text:p>35,874<text:s/></text:p>
          </table:table-cell>
          <table:table-cell office:value-type="float" office:value="23866" table:style-name="ce6">
            <text:p>23,866<text:s/></text:p>
          </table:table-cell>
          <table:table-cell office:value-type="float" office:value="22422" table:style-name="ce6">
            <text:p>22,422<text:s/></text:p>
          </table:table-cell>
          <table:table-cell office:value-type="float" office:value="46986" table:style-name="ce6">
            <text:p>46,986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29330" table:style-name="ce6">
            <text:p>29,330<text:s/></text:p>
          </table:table-cell>
          <table:table-cell office:value-type="float" office:value="28185" table:style-name="ce6">
            <text:p>28,185<text:s/></text:p>
          </table:table-cell>
          <table:table-cell office:value-type="float" office:value="17272" table:style-name="ce6">
            <text:p>17,272<text:s/></text:p>
          </table:table-cell>
          <table:table-cell office:value-type="float" office:value="52458" table:style-name="ce6">
            <text:p>52,458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16735" table:style-name="ce6">
            <text:p>16,735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34475" table:style-name="ce6">
            <text:p>34,475<text:s/></text:p>
          </table:table-cell>
          <table:table-cell office:value-type="float" office:value="20042" table:style-name="ce6">
            <text:p>20,042<text:s/></text:p>
          </table:table-cell>
          <table:table-cell office:value-type="float" office:value="21987" table:style-name="ce6">
            <text:p>21,987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15489" table:style-name="ce6">
            <text:p>15,489<text:s/></text:p>
          </table:table-cell>
          <table:table-cell office:value-type="float" office:value="24875" table:style-name="ce6">
            <text:p>24,875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4716" table:style-name="ce6">
            <text:p>4,716<text:s/></text:p>
          </table:table-cell>
          <table:table-cell table:number-columns-repeated="16264"/>
        </table:table-row>
        <table:table-row table:style-name="ro2">
          <table:table-cell office:value-type="date" office:date-value="2022-10-13T00:00:00" table:style-name="ce5">
            <text:p>2022/10/13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37024" table:style-name="ce6">
            <text:p>37,024<text:s/></text:p>
          </table:table-cell>
          <table:table-cell office:value-type="float" office:value="35401" table:style-name="ce6">
            <text:p>35,401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0128" table:style-name="ce6">
            <text:p>10,128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33889" table:style-name="ce6">
            <text:p>33,889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22545" table:style-name="ce6">
            <text:p>22,545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25289" table:style-name="ce6">
            <text:p>25,289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28982" table:style-name="ce6">
            <text:p>28,982<text:s/></text:p>
          </table:table-cell>
          <table:table-cell office:value-type="float" office:value="23005" table:style-name="ce6">
            <text:p>23,005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31074" table:style-name="ce6">
            <text:p>31,074<text:s/></text:p>
          </table:table-cell>
          <table:table-cell office:value-type="float" office:value="22936" table:style-name="ce6">
            <text:p>22,936<text:s/></text:p>
          </table:table-cell>
          <table:table-cell office:value-type="float" office:value="23487" table:style-name="ce6">
            <text:p>23,487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20377" table:style-name="ce6">
            <text:p>20,377<text:s/></text:p>
          </table:table-cell>
          <table:table-cell office:value-type="float" office:value="102634" table:style-name="ce6">
            <text:p>102,634<text:s/></text:p>
          </table:table-cell>
          <table:table-cell office:value-type="float" office:value="37947" table:style-name="ce6">
            <text:p>37,947<text:s/></text:p>
          </table:table-cell>
          <table:table-cell office:value-type="float" office:value="17244" table:style-name="ce6">
            <text:p>17,244<text:s/></text:p>
          </table:table-cell>
          <table:table-cell office:value-type="float" office:value="21247" table:style-name="ce6">
            <text:p>21,247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23986" table:style-name="ce6">
            <text:p>23,986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27935" table:style-name="ce6">
            <text:p>27,935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16827" table:style-name="ce6">
            <text:p>16,827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29896" table:style-name="ce6">
            <text:p>29,896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20715" table:style-name="ce6">
            <text:p>20,715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31150" table:style-name="ce6">
            <text:p>31,150<text:s/></text:p>
          </table:table-cell>
          <table:table-cell office:value-type="float" office:value="35818" table:style-name="ce6">
            <text:p>35,818<text:s/></text:p>
          </table:table-cell>
          <table:table-cell office:value-type="float" office:value="23913" table:style-name="ce6">
            <text:p>23,913<text:s/></text:p>
          </table:table-cell>
          <table:table-cell office:value-type="float" office:value="22598" table:style-name="ce6">
            <text:p>22,598<text:s/></text:p>
          </table:table-cell>
          <table:table-cell office:value-type="float" office:value="47047" table:style-name="ce6">
            <text:p>47,047<text:s/></text:p>
          </table:table-cell>
          <table:table-cell office:value-type="float" office:value="21681" table:style-name="ce6">
            <text:p>21,681<text:s/></text:p>
          </table:table-cell>
          <table:table-cell office:value-type="float" office:value="29069" table:style-name="ce6">
            <text:p>29,069<text:s/></text:p>
          </table:table-cell>
          <table:table-cell office:value-type="float" office:value="28430" table:style-name="ce6">
            <text:p>28,430<text:s/></text:p>
          </table:table-cell>
          <table:table-cell office:value-type="float" office:value="17654" table:style-name="ce6">
            <text:p>17,654<text:s/></text:p>
          </table:table-cell>
          <table:table-cell office:value-type="float" office:value="56118" table:style-name="ce6">
            <text:p>56,118<text:s/></text:p>
          </table:table-cell>
          <table:table-cell office:value-type="float" office:value="18713" table:style-name="ce6">
            <text:p>18,713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9232" table:style-name="ce6">
            <text:p>19,232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26657" table:style-name="ce6">
            <text:p>26,657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34032" table:style-name="ce6">
            <text:p>34,032<text:s/></text:p>
          </table:table-cell>
          <table:table-cell office:value-type="float" office:value="19301" table:style-name="ce6">
            <text:p>19,301<text:s/></text:p>
          </table:table-cell>
          <table:table-cell office:value-type="float" office:value="21993" table:style-name="ce6">
            <text:p>21,993<text:s/></text:p>
          </table:table-cell>
          <table:table-cell office:value-type="float" office:value="20698" table:style-name="ce6">
            <text:p>20,698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19970" table:style-name="ce6">
            <text:p>19,970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4716" table:style-name="ce6">
            <text:p>4,716<text:s/></text:p>
          </table:table-cell>
          <table:table-cell table:number-columns-repeated="16264"/>
        </table:table-row>
        <table:table-row table:style-name="ro2">
          <table:table-cell office:value-type="date" office:date-value="2022-10-14T00:00:00" table:style-name="ce5">
            <text:p>2022/10/14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38074" table:style-name="ce6">
            <text:p>38,074<text:s/></text:p>
          </table:table-cell>
          <table:table-cell office:value-type="float" office:value="40584" table:style-name="ce6">
            <text:p>40,584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18192" table:style-name="ce6">
            <text:p>18,192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34484" table:style-name="ce6">
            <text:p>34,484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5266" table:style-name="ce6">
            <text:p>15,266<text:s/></text:p>
          </table:table-cell>
          <table:table-cell office:value-type="float" office:value="24908" table:style-name="ce6">
            <text:p>24,908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30167" table:style-name="ce6">
            <text:p>30,167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31049" table:style-name="ce6">
            <text:p>31,049<text:s/></text:p>
          </table:table-cell>
          <table:table-cell office:value-type="float" office:value="24377" table:style-name="ce6">
            <text:p>24,377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33378" table:style-name="ce6">
            <text:p>33,378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25284" table:style-name="ce6">
            <text:p>25,284<text:s/></text:p>
          </table:table-cell>
          <table:table-cell office:value-type="float" office:value="19819" table:style-name="ce6">
            <text:p>19,819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125272" table:style-name="ce6">
            <text:p>125,272<text:s/></text:p>
          </table:table-cell>
          <table:table-cell office:value-type="float" office:value="45399" table:style-name="ce6">
            <text:p>45,399<text:s/></text:p>
          </table:table-cell>
          <table:table-cell office:value-type="float" office:value="19147" table:style-name="ce6">
            <text:p>19,147<text:s/></text:p>
          </table:table-cell>
          <table:table-cell office:value-type="float" office:value="22340" table:style-name="ce6">
            <text:p>22,340<text:s/></text:p>
          </table:table-cell>
          <table:table-cell office:value-type="float" office:value="24397" table:style-name="ce6">
            <text:p>24,397<text:s/></text:p>
          </table:table-cell>
          <table:table-cell office:value-type="float" office:value="27079" table:style-name="ce6">
            <text:p>27,079<text:s/></text:p>
          </table:table-cell>
          <table:table-cell office:value-type="float" office:value="26914" table:style-name="ce6">
            <text:p>26,914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29472" table:style-name="ce6">
            <text:p>29,472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33717" table:style-name="ce6">
            <text:p>33,717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21690" table:style-name="ce6">
            <text:p>21,690<text:s/></text:p>
          </table:table-cell>
          <table:table-cell office:value-type="float" office:value="24754" table:style-name="ce6">
            <text:p>24,754<text:s/></text:p>
          </table:table-cell>
          <table:table-cell office:value-type="float" office:value="28082" table:style-name="ce6">
            <text:p>28,082<text:s/></text:p>
          </table:table-cell>
          <table:table-cell office:value-type="float" office:value="35749" table:style-name="ce6">
            <text:p>35,749<text:s/></text:p>
          </table:table-cell>
          <table:table-cell office:value-type="float" office:value="38307" table:style-name="ce6">
            <text:p>38,307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26149" table:style-name="ce6">
            <text:p>26,149<text:s/></text:p>
          </table:table-cell>
          <table:table-cell office:value-type="float" office:value="56288" table:style-name="ce6">
            <text:p>56,288<text:s/></text:p>
          </table:table-cell>
          <table:table-cell office:value-type="float" office:value="22302" table:style-name="ce6">
            <text:p>22,302<text:s/></text:p>
          </table:table-cell>
          <table:table-cell office:value-type="float" office:value="32407" table:style-name="ce6">
            <text:p>32,407<text:s/></text:p>
          </table:table-cell>
          <table:table-cell office:value-type="float" office:value="32112" table:style-name="ce6">
            <text:p>32,112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62693" table:style-name="ce6">
            <text:p>62,693<text:s/></text:p>
          </table:table-cell>
          <table:table-cell office:value-type="float" office:value="20255" table:style-name="ce6">
            <text:p>20,255<text:s/></text:p>
          </table:table-cell>
          <table:table-cell office:value-type="float" office:value="15774" table:style-name="ce6">
            <text:p>15,774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21322" table:style-name="ce6">
            <text:p>21,322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29083" table:style-name="ce6">
            <text:p>29,083<text:s/></text:p>
          </table:table-cell>
          <table:table-cell office:value-type="float" office:value="18351" table:style-name="ce6">
            <text:p>18,351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35416" table:style-name="ce6">
            <text:p>35,416<text:s/></text:p>
          </table:table-cell>
          <table:table-cell office:value-type="float" office:value="20239" table:style-name="ce6">
            <text:p>20,239<text:s/></text:p>
          </table:table-cell>
          <table:table-cell office:value-type="float" office:value="22525" table:style-name="ce6">
            <text:p>22,525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16252" table:style-name="ce6">
            <text:p>16,252<text:s/></text:p>
          </table:table-cell>
          <table:table-cell office:value-type="float" office:value="26659" table:style-name="ce6">
            <text:p>26,659<text:s/></text:p>
          </table:table-cell>
          <table:table-cell office:value-type="float" office:value="21803" table:style-name="ce6">
            <text:p>21,803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5181" table:style-name="ce6">
            <text:p>5,181<text:s/></text:p>
          </table:table-cell>
          <table:table-cell table:number-columns-repeated="16264"/>
        </table:table-row>
        <table:table-row table:style-name="ro2">
          <table:table-cell office:value-type="date" office:date-value="2022-10-15T00:00:00" table:style-name="ce5">
            <text:p>2022/10/15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20942" table:style-name="ce6">
            <text:p>20,942<text:s/></text:p>
          </table:table-cell>
          <table:table-cell office:value-type="float" office:value="38279" table:style-name="ce6">
            <text:p>38,279<text:s/></text:p>
          </table:table-cell>
          <table:table-cell office:value-type="float" office:value="14402" table:style-name="ce6">
            <text:p>14,402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21300" table:style-name="ce6">
            <text:p>21,300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15535" table:style-name="ce6">
            <text:p>15,535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7622" table:style-name="ce6">
            <text:p>7,622<text:s/></text:p>
          </table:table-cell>
          <table:table-cell office:value-type="float" office:value="23316" table:style-name="ce6">
            <text:p>23,316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24557" table:style-name="ce6">
            <text:p>24,557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17379" table:style-name="ce6">
            <text:p>17,379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21291" table:style-name="ce6">
            <text:p>121,291<text:s/></text:p>
          </table:table-cell>
          <table:table-cell office:value-type="float" office:value="47256" table:style-name="ce6">
            <text:p>47,256<text:s/></text:p>
          </table:table-cell>
          <table:table-cell office:value-type="float" office:value="14602" table:style-name="ce6">
            <text:p>14,602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30740" table:style-name="ce6">
            <text:p>30,740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5503" table:style-name="ce6">
            <text:p>15,503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11454" table:style-name="ce6">
            <text:p>11,454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22159" table:style-name="ce6">
            <text:p>22,159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23080" table:style-name="ce6">
            <text:p>23,080<text:s/></text:p>
          </table:table-cell>
          <table:table-cell office:value-type="float" office:value="30989" table:style-name="ce6">
            <text:p>30,989<text:s/></text:p>
          </table:table-cell>
          <table:table-cell office:value-type="float" office:value="26264" table:style-name="ce6">
            <text:p>26,264<text:s/></text:p>
          </table:table-cell>
          <table:table-cell office:value-type="float" office:value="18236" table:style-name="ce6">
            <text:p>18,236<text:s/></text:p>
          </table:table-cell>
          <table:table-cell office:value-type="float" office:value="22095" table:style-name="ce6">
            <text:p>22,095<text:s/></text:p>
          </table:table-cell>
          <table:table-cell office:value-type="float" office:value="57209" table:style-name="ce6">
            <text:p>57,209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26291" table:style-name="ce6">
            <text:p>26,291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15890" table:style-name="ce6">
            <text:p>15,890<text:s/></text:p>
          </table:table-cell>
          <table:table-cell office:value-type="float" office:value="51997" table:style-name="ce6">
            <text:p>51,997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25266" table:style-name="ce6">
            <text:p>25,266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15874" table:style-name="ce6">
            <text:p>15,874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3001" table:style-name="ce6">
            <text:p>3,001<text:s/></text:p>
          </table:table-cell>
          <table:table-cell table:number-columns-repeated="16264"/>
        </table:table-row>
        <table:table-row table:style-name="ro2">
          <table:table-cell office:value-type="date" office:date-value="2022-10-16T00:00:00" table:style-name="ce5">
            <text:p>2022/10/16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25156" table:style-name="ce6">
            <text:p>25,156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112997" table:style-name="ce6">
            <text:p>112,997<text:s/></text:p>
          </table:table-cell>
          <table:table-cell office:value-type="float" office:value="31589" table:style-name="ce6">
            <text:p>31,589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15724" table:style-name="ce6">
            <text:p>15,724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24809" table:style-name="ce6">
            <text:p>24,809<text:s/></text:p>
          </table:table-cell>
          <table:table-cell office:value-type="float" office:value="17746" table:style-name="ce6">
            <text:p>17,746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40067" table:style-name="ce6">
            <text:p>40,067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37651" table:style-name="ce6">
            <text:p>37,651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13379" table:style-name="ce6">
            <text:p>13,379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623" table:style-name="ce6">
            <text:p>623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2131" table:style-name="ce6">
            <text:p>2,131<text:s/></text:p>
          </table:table-cell>
          <table:table-cell table:number-columns-repeated="16264"/>
        </table:table-row>
        <table:table-row table:style-name="ro2">
          <table:table-cell office:value-type="date" office:date-value="2022-10-17T00:00:00" table:style-name="ce5">
            <text:p>2022/10/17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36027" table:style-name="ce6">
            <text:p>36,027<text:s/></text:p>
          </table:table-cell>
          <table:table-cell office:value-type="float" office:value="32460" table:style-name="ce6">
            <text:p>32,460<text:s/></text:p>
          </table:table-cell>
          <table:table-cell office:value-type="float" office:value="22909" table:style-name="ce6">
            <text:p>22,909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16997" table:style-name="ce6">
            <text:p>16,997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24113" table:style-name="ce6">
            <text:p>24,113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22039" table:style-name="ce6">
            <text:p>22,039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23370" table:style-name="ce6">
            <text:p>23,370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27300" table:style-name="ce6">
            <text:p>27,300<text:s/></text:p>
          </table:table-cell>
          <table:table-cell office:value-type="float" office:value="20923" table:style-name="ce6">
            <text:p>20,923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30357" table:style-name="ce6">
            <text:p>30,357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23365" table:style-name="ce6">
            <text:p>23,365<text:s/></text:p>
          </table:table-cell>
          <table:table-cell office:value-type="float" office:value="18470" table:style-name="ce6">
            <text:p>18,470<text:s/></text:p>
          </table:table-cell>
          <table:table-cell office:value-type="float" office:value="20688" table:style-name="ce6">
            <text:p>20,688<text:s/></text:p>
          </table:table-cell>
          <table:table-cell office:value-type="float" office:value="103201" table:style-name="ce6">
            <text:p>103,201<text:s/></text:p>
          </table:table-cell>
          <table:table-cell office:value-type="float" office:value="33835" table:style-name="ce6">
            <text:p>33,835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20084" table:style-name="ce6">
            <text:p>20,084<text:s/></text:p>
          </table:table-cell>
          <table:table-cell office:value-type="float" office:value="20507" table:style-name="ce6">
            <text:p>20,507<text:s/></text:p>
          </table:table-cell>
          <table:table-cell office:value-type="float" office:value="20984" table:style-name="ce6">
            <text:p>20,984<text:s/></text:p>
          </table:table-cell>
          <table:table-cell office:value-type="float" office:value="22273" table:style-name="ce6">
            <text:p>22,273<text:s/></text:p>
          </table:table-cell>
          <table:table-cell office:value-type="float" office:value="19174" table:style-name="ce6">
            <text:p>19,174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26646" table:style-name="ce6">
            <text:p>26,646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25539" table:style-name="ce6">
            <text:p>25,539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23206" table:style-name="ce6">
            <text:p>23,206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30419" table:style-name="ce6">
            <text:p>30,419<text:s/></text:p>
          </table:table-cell>
          <table:table-cell office:value-type="float" office:value="34567" table:style-name="ce6">
            <text:p>34,567<text:s/></text:p>
          </table:table-cell>
          <table:table-cell office:value-type="float" office:value="23186" table:style-name="ce6">
            <text:p>23,186<text:s/></text:p>
          </table:table-cell>
          <table:table-cell office:value-type="float" office:value="21061" table:style-name="ce6">
            <text:p>21,061<text:s/></text:p>
          </table:table-cell>
          <table:table-cell office:value-type="float" office:value="43423" table:style-name="ce6">
            <text:p>43,423<text:s/></text:p>
          </table:table-cell>
          <table:table-cell office:value-type="float" office:value="20363" table:style-name="ce6">
            <text:p>20,363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26200" table:style-name="ce6">
            <text:p>26,200<text:s/></text:p>
          </table:table-cell>
          <table:table-cell office:value-type="float" office:value="16438" table:style-name="ce6">
            <text:p>16,438<text:s/></text:p>
          </table:table-cell>
          <table:table-cell office:value-type="float" office:value="51379" table:style-name="ce6">
            <text:p>51,379<text:s/></text:p>
          </table:table-cell>
          <table:table-cell office:value-type="float" office:value="18073" table:style-name="ce6">
            <text:p>18,073<text:s/></text:p>
          </table:table-cell>
          <table:table-cell office:value-type="float" office:value="13835" table:style-name="ce6">
            <text:p>13,835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17291" table:style-name="ce6">
            <text:p>17,291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22565" table:style-name="ce6">
            <text:p>22,565<text:s/></text:p>
          </table:table-cell>
          <table:table-cell office:value-type="float" office:value="16440" table:style-name="ce6">
            <text:p>16,440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33718" table:style-name="ce6">
            <text:p>33,718<text:s/></text:p>
          </table:table-cell>
          <table:table-cell office:value-type="float" office:value="18937" table:style-name="ce6">
            <text:p>18,937<text:s/></text:p>
          </table:table-cell>
          <table:table-cell office:value-type="float" office:value="21481" table:style-name="ce6">
            <text:p>21,481<text:s/></text:p>
          </table:table-cell>
          <table:table-cell office:value-type="float" office:value="19572" table:style-name="ce6">
            <text:p>19,572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24346" table:style-name="ce6">
            <text:p>24,346<text:s/></text:p>
          </table:table-cell>
          <table:table-cell office:value-type="float" office:value="18137" table:style-name="ce6">
            <text:p>18,137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4805" table:style-name="ce6">
            <text:p>4,805<text:s/></text:p>
          </table:table-cell>
          <table:table-cell table:number-columns-repeated="16264"/>
        </table:table-row>
        <table:table-row table:style-name="ro2">
          <table:table-cell office:value-type="date" office:date-value="2022-10-18T00:00:00" table:style-name="ce5">
            <text:p>2022/10/18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37960" table:style-name="ce6">
            <text:p>37,960<text:s/></text:p>
          </table:table-cell>
          <table:table-cell office:value-type="float" office:value="35804" table:style-name="ce6">
            <text:p>35,804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17842" table:style-name="ce6">
            <text:p>17,842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26874" table:style-name="ce6">
            <text:p>26,874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13915" table:style-name="ce6">
            <text:p>13,915<text:s/></text:p>
          </table:table-cell>
          <table:table-cell office:value-type="float" office:value="22575" table:style-name="ce6">
            <text:p>22,575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14786" table:style-name="ce6">
            <text:p>14,786<text:s/></text:p>
          </table:table-cell>
          <table:table-cell office:value-type="float" office:value="29236" table:style-name="ce6">
            <text:p>29,236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31541" table:style-name="ce6">
            <text:p>31,541<text:s/></text:p>
          </table:table-cell>
          <table:table-cell office:value-type="float" office:value="23161" table:style-name="ce6">
            <text:p>23,161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19329" table:style-name="ce6">
            <text:p>19,329<text:s/></text:p>
          </table:table-cell>
          <table:table-cell office:value-type="float" office:value="20997" table:style-name="ce6">
            <text:p>20,997<text:s/></text:p>
          </table:table-cell>
          <table:table-cell office:value-type="float" office:value="101399" table:style-name="ce6">
            <text:p>101,399<text:s/></text:p>
          </table:table-cell>
          <table:table-cell office:value-type="float" office:value="36381" table:style-name="ce6">
            <text:p>36,381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21112" table:style-name="ce6">
            <text:p>21,112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23594" table:style-name="ce6">
            <text:p>23,594<text:s/></text:p>
          </table:table-cell>
          <table:table-cell office:value-type="float" office:value="24305" table:style-name="ce6">
            <text:p>24,305<text:s/></text:p>
          </table:table-cell>
          <table:table-cell office:value-type="float" office:value="20523" table:style-name="ce6">
            <text:p>20,523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27581" table:style-name="ce6">
            <text:p>27,581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28240" table:style-name="ce6">
            <text:p>28,240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20711" table:style-name="ce6">
            <text:p>20,711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25956" table:style-name="ce6">
            <text:p>25,956<text:s/></text:p>
          </table:table-cell>
          <table:table-cell office:value-type="float" office:value="30371" table:style-name="ce6">
            <text:p>30,371<text:s/></text:p>
          </table:table-cell>
          <table:table-cell office:value-type="float" office:value="36207" table:style-name="ce6">
            <text:p>36,207<text:s/></text:p>
          </table:table-cell>
          <table:table-cell office:value-type="float" office:value="24089" table:style-name="ce6">
            <text:p>24,089<text:s/></text:p>
          </table:table-cell>
          <table:table-cell office:value-type="float" office:value="22310" table:style-name="ce6">
            <text:p>22,310<text:s/></text:p>
          </table:table-cell>
          <table:table-cell office:value-type="float" office:value="46251" table:style-name="ce6">
            <text:p>46,251<text:s/></text:p>
          </table:table-cell>
          <table:table-cell office:value-type="float" office:value="21957" table:style-name="ce6">
            <text:p>21,957<text:s/></text:p>
          </table:table-cell>
          <table:table-cell office:value-type="float" office:value="29209" table:style-name="ce6">
            <text:p>29,209<text:s/></text:p>
          </table:table-cell>
          <table:table-cell office:value-type="float" office:value="28445" table:style-name="ce6">
            <text:p>28,445<text:s/></text:p>
          </table:table-cell>
          <table:table-cell office:value-type="float" office:value="17257" table:style-name="ce6">
            <text:p>17,257<text:s/></text:p>
          </table:table-cell>
          <table:table-cell office:value-type="float" office:value="53642" table:style-name="ce6">
            <text:p>53,642<text:s/></text:p>
          </table:table-cell>
          <table:table-cell office:value-type="float" office:value="19268" table:style-name="ce6">
            <text:p>19,268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13058" table:style-name="ce6">
            <text:p>13,058<text:s/></text:p>
          </table:table-cell>
          <table:table-cell office:value-type="float" office:value="17979" table:style-name="ce6">
            <text:p>17,979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24058" table:style-name="ce6">
            <text:p>24,058<text:s/></text:p>
          </table:table-cell>
          <table:table-cell office:value-type="float" office:value="16874" table:style-name="ce6">
            <text:p>16,874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35159" table:style-name="ce6">
            <text:p>35,159<text:s/></text:p>
          </table:table-cell>
          <table:table-cell office:value-type="float" office:value="19820" table:style-name="ce6">
            <text:p>19,820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20657" table:style-name="ce6">
            <text:p>20,657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24837" table:style-name="ce6">
            <text:p>24,837<text:s/></text:p>
          </table:table-cell>
          <table:table-cell office:value-type="float" office:value="19954" table:style-name="ce6">
            <text:p>19,954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4767" table:style-name="ce6">
            <text:p>4,767<text:s/></text:p>
          </table:table-cell>
          <table:table-cell table:number-columns-repeated="16264"/>
        </table:table-row>
        <table:table-row table:style-name="ro2">
          <table:table-cell office:value-type="date" office:date-value="2022-10-19T00:00:00" table:style-name="ce5">
            <text:p>2022/10/19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36857" table:style-name="ce6">
            <text:p>36,857<text:s/></text:p>
          </table:table-cell>
          <table:table-cell office:value-type="float" office:value="35493" table:style-name="ce6">
            <text:p>35,493<text:s/></text:p>
          </table:table-cell>
          <table:table-cell office:value-type="float" office:value="23754" table:style-name="ce6">
            <text:p>23,754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30237" table:style-name="ce6">
            <text:p>30,237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15613" table:style-name="ce6">
            <text:p>15,613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29214" table:style-name="ce6">
            <text:p>29,214<text:s/></text:p>
          </table:table-cell>
          <table:table-cell office:value-type="float" office:value="23426" table:style-name="ce6">
            <text:p>23,426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31356" table:style-name="ce6">
            <text:p>31,356<text:s/></text:p>
          </table:table-cell>
          <table:table-cell office:value-type="float" office:value="23019" table:style-name="ce6">
            <text:p>23,019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21007" table:style-name="ce6">
            <text:p>21,007<text:s/></text:p>
          </table:table-cell>
          <table:table-cell office:value-type="float" office:value="102970" table:style-name="ce6">
            <text:p>102,970<text:s/></text:p>
          </table:table-cell>
          <table:table-cell office:value-type="float" office:value="37721" table:style-name="ce6">
            <text:p>37,721<text:s/></text:p>
          </table:table-cell>
          <table:table-cell office:value-type="float" office:value="17765" table:style-name="ce6">
            <text:p>17,765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22567" table:style-name="ce6">
            <text:p>22,567<text:s/></text:p>
          </table:table-cell>
          <table:table-cell office:value-type="float" office:value="24617" table:style-name="ce6">
            <text:p>24,617<text:s/></text:p>
          </table:table-cell>
          <table:table-cell office:value-type="float" office:value="24872" table:style-name="ce6">
            <text:p>24,872<text:s/></text:p>
          </table:table-cell>
          <table:table-cell office:value-type="float" office:value="21160" table:style-name="ce6">
            <text:p>21,160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28504" table:style-name="ce6">
            <text:p>28,504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16527" table:style-name="ce6">
            <text:p>16,527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30385" table:style-name="ce6">
            <text:p>30,385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20855" table:style-name="ce6">
            <text:p>20,855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26124" table:style-name="ce6">
            <text:p>26,124<text:s/></text:p>
          </table:table-cell>
          <table:table-cell office:value-type="float" office:value="31157" table:style-name="ce6">
            <text:p>31,157<text:s/></text:p>
          </table:table-cell>
          <table:table-cell office:value-type="float" office:value="36549" table:style-name="ce6">
            <text:p>36,549<text:s/></text:p>
          </table:table-cell>
          <table:table-cell office:value-type="float" office:value="24462" table:style-name="ce6">
            <text:p>24,462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47988" table:style-name="ce6">
            <text:p>47,988<text:s/></text:p>
          </table:table-cell>
          <table:table-cell office:value-type="float" office:value="21779" table:style-name="ce6">
            <text:p>21,779<text:s/></text:p>
          </table:table-cell>
          <table:table-cell office:value-type="float" office:value="29374" table:style-name="ce6">
            <text:p>29,374<text:s/></text:p>
          </table:table-cell>
          <table:table-cell office:value-type="float" office:value="28487" table:style-name="ce6">
            <text:p>28,487<text:s/></text:p>
          </table:table-cell>
          <table:table-cell office:value-type="float" office:value="17621" table:style-name="ce6">
            <text:p>17,621<text:s/></text:p>
          </table:table-cell>
          <table:table-cell office:value-type="float" office:value="53776" table:style-name="ce6">
            <text:p>53,776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18929" table:style-name="ce6">
            <text:p>18,929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34430" table:style-name="ce6">
            <text:p>34,430<text:s/></text:p>
          </table:table-cell>
          <table:table-cell office:value-type="float" office:value="19117" table:style-name="ce6">
            <text:p>19,117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21078" table:style-name="ce6">
            <text:p>21,078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24991" table:style-name="ce6">
            <text:p>24,991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4819" table:style-name="ce6">
            <text:p>4,819<text:s/></text:p>
          </table:table-cell>
          <table:table-cell table:number-columns-repeated="16264"/>
        </table:table-row>
        <table:table-row table:style-name="ro2">
          <table:table-cell office:value-type="date" office:date-value="2022-10-20T00:00:00" table:style-name="ce5">
            <text:p>2022/10/20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37315" table:style-name="ce6">
            <text:p>37,315<text:s/></text:p>
          </table:table-cell>
          <table:table-cell office:value-type="float" office:value="36356" table:style-name="ce6">
            <text:p>36,356<text:s/></text:p>
          </table:table-cell>
          <table:table-cell office:value-type="float" office:value="24004" table:style-name="ce6">
            <text:p>24,004<text:s/></text:p>
          </table:table-cell>
          <table:table-cell office:value-type="float" office:value="14024" table:style-name="ce6">
            <text:p>14,024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12313" table:style-name="ce6">
            <text:p>12,313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8754" table:style-name="ce6">
            <text:p>8,754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30806" table:style-name="ce6">
            <text:p>30,806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22552" table:style-name="ce6">
            <text:p>22,552<text:s/></text:p>
          </table:table-cell>
          <table:table-cell office:value-type="float" office:value="15533" table:style-name="ce6">
            <text:p>15,533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14916" table:style-name="ce6">
            <text:p>14,916<text:s/></text:p>
          </table:table-cell>
          <table:table-cell office:value-type="float" office:value="29047" table:style-name="ce6">
            <text:p>29,047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31412" table:style-name="ce6">
            <text:p>31,412<text:s/></text:p>
          </table:table-cell>
          <table:table-cell office:value-type="float" office:value="23146" table:style-name="ce6">
            <text:p>23,146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20631" table:style-name="ce6">
            <text:p>20,631<text:s/></text:p>
          </table:table-cell>
          <table:table-cell office:value-type="float" office:value="105889" table:style-name="ce6">
            <text:p>105,889<text:s/></text:p>
          </table:table-cell>
          <table:table-cell office:value-type="float" office:value="38009" table:style-name="ce6">
            <text:p>38,009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21704" table:style-name="ce6">
            <text:p>21,704<text:s/></text:p>
          </table:table-cell>
          <table:table-cell office:value-type="float" office:value="23500" table:style-name="ce6">
            <text:p>23,500<text:s/></text:p>
          </table:table-cell>
          <table:table-cell office:value-type="float" office:value="24798" table:style-name="ce6">
            <text:p>24,798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21458" table:style-name="ce6">
            <text:p>21,458<text:s/></text:p>
          </table:table-cell>
          <table:table-cell office:value-type="float" office:value="12451" table:style-name="ce6">
            <text:p>12,451<text:s/></text:p>
          </table:table-cell>
          <table:table-cell office:value-type="float" office:value="28105" table:style-name="ce6">
            <text:p>28,105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32063" table:style-name="ce6">
            <text:p>32,063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26351" table:style-name="ce6">
            <text:p>26,351<text:s/></text:p>
          </table:table-cell>
          <table:table-cell office:value-type="float" office:value="32412" table:style-name="ce6">
            <text:p>32,412<text:s/></text:p>
          </table:table-cell>
          <table:table-cell office:value-type="float" office:value="36730" table:style-name="ce6">
            <text:p>36,730<text:s/></text:p>
          </table:table-cell>
          <table:table-cell office:value-type="float" office:value="24551" table:style-name="ce6">
            <text:p>24,551<text:s/></text:p>
          </table:table-cell>
          <table:table-cell office:value-type="float" office:value="23503" table:style-name="ce6">
            <text:p>23,503<text:s/></text:p>
          </table:table-cell>
          <table:table-cell office:value-type="float" office:value="47458" table:style-name="ce6">
            <text:p>47,458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29976" table:style-name="ce6">
            <text:p>29,976<text:s/></text:p>
          </table:table-cell>
          <table:table-cell office:value-type="float" office:value="28826" table:style-name="ce6">
            <text:p>28,826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58812" table:style-name="ce6">
            <text:p>58,812<text:s/></text:p>
          </table:table-cell>
          <table:table-cell office:value-type="float" office:value="18895" table:style-name="ce6">
            <text:p>18,895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26432" table:style-name="ce6">
            <text:p>26,432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34243" table:style-name="ce6">
            <text:p>34,243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22027" table:style-name="ce6">
            <text:p>22,027<text:s/></text:p>
          </table:table-cell>
          <table:table-cell office:value-type="float" office:value="20821" table:style-name="ce6">
            <text:p>20,821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25308" table:style-name="ce6">
            <text:p>25,308<text:s/></text:p>
          </table:table-cell>
          <table:table-cell office:value-type="float" office:value="20473" table:style-name="ce6">
            <text:p>20,473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1734" table:style-name="ce6">
            <text:p>11,734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4934" table:style-name="ce6">
            <text:p>4,934<text:s/></text:p>
          </table:table-cell>
          <table:table-cell table:number-columns-repeated="16264"/>
        </table:table-row>
        <table:table-row table:style-name="ro2">
          <table:table-cell office:value-type="date" office:date-value="2022-10-21T00:00:00" table:style-name="ce5">
            <text:p>2022/10/21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39761" table:style-name="ce6">
            <text:p>39,761<text:s/></text:p>
          </table:table-cell>
          <table:table-cell office:value-type="float" office:value="42389" table:style-name="ce6">
            <text:p>42,389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18426" table:style-name="ce6">
            <text:p>18,426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31361" table:style-name="ce6">
            <text:p>31,361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24411" table:style-name="ce6">
            <text:p>24,411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29401" table:style-name="ce6">
            <text:p>29,401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31298" table:style-name="ce6">
            <text:p>31,298<text:s/></text:p>
          </table:table-cell>
          <table:table-cell office:value-type="float" office:value="25147" table:style-name="ce6">
            <text:p>25,147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33223" table:style-name="ce6">
            <text:p>33,223<text:s/></text:p>
          </table:table-cell>
          <table:table-cell office:value-type="float" office:value="24509" table:style-name="ce6">
            <text:p>24,509<text:s/></text:p>
          </table:table-cell>
          <table:table-cell office:value-type="float" office:value="25320" table:style-name="ce6">
            <text:p>25,320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21048" table:style-name="ce6">
            <text:p>21,048<text:s/></text:p>
          </table:table-cell>
          <table:table-cell office:value-type="float" office:value="132060" table:style-name="ce6">
            <text:p>132,060<text:s/></text:p>
          </table:table-cell>
          <table:table-cell office:value-type="float" office:value="45936" table:style-name="ce6">
            <text:p>45,936<text:s/></text:p>
          </table:table-cell>
          <table:table-cell office:value-type="float" office:value="19220" table:style-name="ce6">
            <text:p>19,220<text:s/></text:p>
          </table:table-cell>
          <table:table-cell office:value-type="float" office:value="22187" table:style-name="ce6">
            <text:p>22,187<text:s/></text:p>
          </table:table-cell>
          <table:table-cell office:value-type="float" office:value="26451" table:style-name="ce6">
            <text:p>26,451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28694" table:style-name="ce6">
            <text:p>28,694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29958" table:style-name="ce6">
            <text:p>29,958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36590" table:style-name="ce6">
            <text:p>36,590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21694" table:style-name="ce6">
            <text:p>21,694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28702" table:style-name="ce6">
            <text:p>28,702<text:s/></text:p>
          </table:table-cell>
          <table:table-cell office:value-type="float" office:value="36819" table:style-name="ce6">
            <text:p>36,819<text:s/></text:p>
          </table:table-cell>
          <table:table-cell office:value-type="float" office:value="39003" table:style-name="ce6">
            <text:p>39,003<text:s/></text:p>
          </table:table-cell>
          <table:table-cell office:value-type="float" office:value="25788" table:style-name="ce6">
            <text:p>25,788<text:s/></text:p>
          </table:table-cell>
          <table:table-cell office:value-type="float" office:value="24734" table:style-name="ce6">
            <text:p>24,734<text:s/></text:p>
          </table:table-cell>
          <table:table-cell office:value-type="float" office:value="57010" table:style-name="ce6">
            <text:p>57,010<text:s/></text:p>
          </table:table-cell>
          <table:table-cell office:value-type="float" office:value="23054" table:style-name="ce6">
            <text:p>23,054<text:s/></text:p>
          </table:table-cell>
          <table:table-cell office:value-type="float" office:value="33235" table:style-name="ce6">
            <text:p>33,235<text:s/></text:p>
          </table:table-cell>
          <table:table-cell office:value-type="float" office:value="33306" table:style-name="ce6">
            <text:p>33,306<text:s/></text:p>
          </table:table-cell>
          <table:table-cell office:value-type="float" office:value="20753" table:style-name="ce6">
            <text:p>20,753<text:s/></text:p>
          </table:table-cell>
          <table:table-cell office:value-type="float" office:value="66580" table:style-name="ce6">
            <text:p>66,580<text:s/></text:p>
          </table:table-cell>
          <table:table-cell office:value-type="float" office:value="20685" table:style-name="ce6">
            <text:p>20,685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21415" table:style-name="ce6">
            <text:p>21,415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31162" table:style-name="ce6">
            <text:p>31,162<text:s/></text:p>
          </table:table-cell>
          <table:table-cell office:value-type="float" office:value="18795" table:style-name="ce6">
            <text:p>18,795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36183" table:style-name="ce6">
            <text:p>36,183<text:s/></text:p>
          </table:table-cell>
          <table:table-cell office:value-type="float" office:value="24620" table:style-name="ce6">
            <text:p>24,620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16107" table:style-name="ce6">
            <text:p>16,107<text:s/></text:p>
          </table:table-cell>
          <table:table-cell office:value-type="float" office:value="26441" table:style-name="ce6">
            <text:p>26,441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14455" table:style-name="ce6">
            <text:p>14,455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12139" table:style-name="ce6">
            <text:p>12,139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5320" table:style-name="ce6">
            <text:p>5,320<text:s/></text:p>
          </table:table-cell>
          <table:table-cell table:number-columns-repeated="16264"/>
        </table:table-row>
        <table:table-row table:style-name="ro2">
          <table:table-cell office:value-type="date" office:date-value="2022-10-22T00:00:00" table:style-name="ce5">
            <text:p>2022/10/22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21803" table:style-name="ce6">
            <text:p>21,803<text:s/></text:p>
          </table:table-cell>
          <table:table-cell office:value-type="float" office:value="40342" table:style-name="ce6">
            <text:p>40,342<text:s/></text:p>
          </table:table-cell>
          <table:table-cell office:value-type="float" office:value="14281" table:style-name="ce6">
            <text:p>14,281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16069" table:style-name="ce6">
            <text:p>16,069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8881" table:style-name="ce6">
            <text:p>8,881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24530" table:style-name="ce6">
            <text:p>24,530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20774" table:style-name="ce6">
            <text:p>20,774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26288" table:style-name="ce6">
            <text:p>26,288<text:s/></text:p>
          </table:table-cell>
          <table:table-cell office:value-type="float" office:value="18481" table:style-name="ce6">
            <text:p>18,481<text:s/></text:p>
          </table:table-cell>
          <table:table-cell office:value-type="float" office:value="18143" table:style-name="ce6">
            <text:p>18,143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31796" table:style-name="ce6">
            <text:p>131,796<text:s/></text:p>
          </table:table-cell>
          <table:table-cell office:value-type="float" office:value="48283" table:style-name="ce6">
            <text:p>48,283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26853" table:style-name="ce6">
            <text:p>26,853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31202" table:style-name="ce6">
            <text:p>31,202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15210" table:style-name="ce6">
            <text:p>15,210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33257" table:style-name="ce6">
            <text:p>33,257<text:s/></text:p>
          </table:table-cell>
          <table:table-cell office:value-type="float" office:value="27366" table:style-name="ce6">
            <text:p>27,366<text:s/></text:p>
          </table:table-cell>
          <table:table-cell office:value-type="float" office:value="18997" table:style-name="ce6">
            <text:p>18,997<text:s/></text:p>
          </table:table-cell>
          <table:table-cell office:value-type="float" office:value="23170" table:style-name="ce6">
            <text:p>23,170<text:s/></text:p>
          </table:table-cell>
          <table:table-cell office:value-type="float" office:value="61931" table:style-name="ce6">
            <text:p>61,931<text:s/></text:p>
          </table:table-cell>
          <table:table-cell office:value-type="float" office:value="15034" table:style-name="ce6">
            <text:p>15,034<text:s/></text:p>
          </table:table-cell>
          <table:table-cell office:value-type="float" office:value="28052" table:style-name="ce6">
            <text:p>28,052<text:s/></text:p>
          </table:table-cell>
          <table:table-cell office:value-type="float" office:value="27313" table:style-name="ce6">
            <text:p>27,313<text:s/></text:p>
          </table:table-cell>
          <table:table-cell office:value-type="float" office:value="16037" table:style-name="ce6">
            <text:p>16,037<text:s/></text:p>
          </table:table-cell>
          <table:table-cell office:value-type="float" office:value="60759" table:style-name="ce6">
            <text:p>60,759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28359" table:style-name="ce6">
            <text:p>28,359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20431" table:style-name="ce6">
            <text:p>20,431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20204" table:style-name="ce6">
            <text:p>20,204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3307" table:style-name="ce6">
            <text:p>3,307<text:s/></text:p>
          </table:table-cell>
          <table:table-cell table:number-columns-repeated="16264"/>
        </table:table-row>
        <table:table-row table:style-name="ro2">
          <table:table-cell office:value-type="date" office:date-value="2022-10-23T00:00:00" table:style-name="ce5">
            <text:p>2022/10/23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17821" table:style-name="ce6">
            <text:p>17,821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20267" table:style-name="ce6">
            <text:p>20,267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25309" table:style-name="ce6">
            <text:p>125,309<text:s/></text:p>
          </table:table-cell>
          <table:table-cell office:value-type="float" office:value="37595" table:style-name="ce6">
            <text:p>37,595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8977" table:style-name="ce6">
            <text:p>18,977<text:s/></text:p>
          </table:table-cell>
          <table:table-cell office:value-type="float" office:value="28426" table:style-name="ce6">
            <text:p>28,426<text:s/></text:p>
          </table:table-cell>
          <table:table-cell office:value-type="float" office:value="20551" table:style-name="ce6">
            <text:p>20,551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17741" table:style-name="ce6">
            <text:p>17,741<text:s/></text:p>
          </table:table-cell>
          <table:table-cell office:value-type="float" office:value="51675" table:style-name="ce6">
            <text:p>51,675<text:s/></text:p>
          </table:table-cell>
          <table:table-cell office:value-type="float" office:value="11048" table:style-name="ce6">
            <text:p>11,048<text:s/></text:p>
          </table:table-cell>
          <table:table-cell office:value-type="float" office:value="21955" table:style-name="ce6">
            <text:p>21,955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45753" table:style-name="ce6">
            <text:p>45,753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23187" table:style-name="ce6">
            <text:p>23,187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14118" table:style-name="ce6">
            <text:p>14,118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692" table:style-name="ce6">
            <text:p>692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381" table:style-name="ce6">
            <text:p>2,381<text:s/></text:p>
          </table:table-cell>
          <table:table-cell table:number-columns-repeated="16264"/>
        </table:table-row>
        <table:table-row table:style-name="ro2">
          <table:table-cell office:value-type="date" office:date-value="2022-10-24T00:00:00" table:style-name="ce5">
            <text:p>2022/10/24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35245" table:style-name="ce6">
            <text:p>35,245<text:s/></text:p>
          </table:table-cell>
          <table:table-cell office:value-type="float" office:value="33253" table:style-name="ce6">
            <text:p>33,253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8701" table:style-name="ce6">
            <text:p>8,701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26025" table:style-name="ce6">
            <text:p>26,025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14701" table:style-name="ce6">
            <text:p>14,701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27253" table:style-name="ce6">
            <text:p>27,253<text:s/></text:p>
          </table:table-cell>
          <table:table-cell office:value-type="float" office:value="21914" table:style-name="ce6">
            <text:p>21,914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30244" table:style-name="ce6">
            <text:p>30,244<text:s/></text:p>
          </table:table-cell>
          <table:table-cell office:value-type="float" office:value="22047" table:style-name="ce6">
            <text:p>22,047<text:s/></text:p>
          </table:table-cell>
          <table:table-cell office:value-type="float" office:value="23260" table:style-name="ce6">
            <text:p>23,260<text:s/></text:p>
          </table:table-cell>
          <table:table-cell office:value-type="float" office:value="18590" table:style-name="ce6">
            <text:p>18,590<text:s/></text:p>
          </table:table-cell>
          <table:table-cell office:value-type="float" office:value="20339" table:style-name="ce6">
            <text:p>20,339<text:s/></text:p>
          </table:table-cell>
          <table:table-cell office:value-type="float" office:value="108975" table:style-name="ce6">
            <text:p>108,975<text:s/></text:p>
          </table:table-cell>
          <table:table-cell office:value-type="float" office:value="34340" table:style-name="ce6">
            <text:p>34,340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20519" table:style-name="ce6">
            <text:p>20,519<text:s/></text:p>
          </table:table-cell>
          <table:table-cell office:value-type="float" office:value="24400" table:style-name="ce6">
            <text:p>24,400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23760" table:style-name="ce6">
            <text:p>23,760<text:s/></text:p>
          </table:table-cell>
          <table:table-cell office:value-type="float" office:value="20138" table:style-name="ce6">
            <text:p>20,138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27329" table:style-name="ce6">
            <text:p>27,329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30895" table:style-name="ce6">
            <text:p>30,895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25257" table:style-name="ce6">
            <text:p>25,257<text:s/></text:p>
          </table:table-cell>
          <table:table-cell office:value-type="float" office:value="30837" table:style-name="ce6">
            <text:p>30,837<text:s/></text:p>
          </table:table-cell>
          <table:table-cell office:value-type="float" office:value="35211" table:style-name="ce6">
            <text:p>35,211<text:s/></text:p>
          </table:table-cell>
          <table:table-cell office:value-type="float" office:value="23417" table:style-name="ce6">
            <text:p>23,417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46679" table:style-name="ce6">
            <text:p>46,679<text:s/></text:p>
          </table:table-cell>
          <table:table-cell office:value-type="float" office:value="20339" table:style-name="ce6">
            <text:p>20,339<text:s/></text:p>
          </table:table-cell>
          <table:table-cell office:value-type="float" office:value="27635" table:style-name="ce6">
            <text:p>27,635<text:s/></text:p>
          </table:table-cell>
          <table:table-cell office:value-type="float" office:value="26169" table:style-name="ce6">
            <text:p>26,169<text:s/></text:p>
          </table:table-cell>
          <table:table-cell office:value-type="float" office:value="16303" table:style-name="ce6">
            <text:p>16,303<text:s/></text:p>
          </table:table-cell>
          <table:table-cell office:value-type="float" office:value="52836" table:style-name="ce6">
            <text:p>52,836<text:s/></text:p>
          </table:table-cell>
          <table:table-cell office:value-type="float" office:value="18055" table:style-name="ce6">
            <text:p>18,055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7179" table:style-name="ce6">
            <text:p>17,179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26418" table:style-name="ce6">
            <text:p>26,418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33025" table:style-name="ce6">
            <text:p>33,025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21178" table:style-name="ce6">
            <text:p>21,178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24397" table:style-name="ce6">
            <text:p>24,397<text:s/></text:p>
          </table:table-cell>
          <table:table-cell office:value-type="float" office:value="19106" table:style-name="ce6">
            <text:p>19,106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4708" table:style-name="ce6">
            <text:p>4,708<text:s/></text:p>
          </table:table-cell>
          <table:table-cell table:number-columns-repeated="16264"/>
        </table:table-row>
        <table:table-row table:style-name="ro2">
          <table:table-cell office:value-type="date" office:date-value="2022-10-25T00:00:00" table:style-name="ce5">
            <text:p>2022/10/25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36458" table:style-name="ce6">
            <text:p>36,458<text:s/></text:p>
          </table:table-cell>
          <table:table-cell office:value-type="float" office:value="35063" table:style-name="ce6">
            <text:p>35,063<text:s/></text:p>
          </table:table-cell>
          <table:table-cell office:value-type="float" office:value="23986" table:style-name="ce6">
            <text:p>23,986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6023" table:style-name="ce6">
            <text:p>16,023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27581" table:style-name="ce6">
            <text:p>27,581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14154" table:style-name="ce6">
            <text:p>14,154<text:s/></text:p>
          </table:table-cell>
          <table:table-cell office:value-type="float" office:value="22558" table:style-name="ce6">
            <text:p>22,558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29139" table:style-name="ce6">
            <text:p>29,139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31214" table:style-name="ce6">
            <text:p>31,214<text:s/></text:p>
          </table:table-cell>
          <table:table-cell office:value-type="float" office:value="23221" table:style-name="ce6">
            <text:p>23,221<text:s/></text:p>
          </table:table-cell>
          <table:table-cell office:value-type="float" office:value="23966" table:style-name="ce6">
            <text:p>23,966<text:s/></text:p>
          </table:table-cell>
          <table:table-cell office:value-type="float" office:value="19165" table:style-name="ce6">
            <text:p>19,165<text:s/></text:p>
          </table:table-cell>
          <table:table-cell office:value-type="float" office:value="20894" table:style-name="ce6">
            <text:p>20,894<text:s/></text:p>
          </table:table-cell>
          <table:table-cell office:value-type="float" office:value="103246" table:style-name="ce6">
            <text:p>103,246<text:s/></text:p>
          </table:table-cell>
          <table:table-cell office:value-type="float" office:value="35603" table:style-name="ce6">
            <text:p>35,603<text:s/></text:p>
          </table:table-cell>
          <table:table-cell office:value-type="float" office:value="17403" table:style-name="ce6">
            <text:p>17,403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25447" table:style-name="ce6">
            <text:p>25,447<text:s/></text:p>
          </table:table-cell>
          <table:table-cell office:value-type="float" office:value="21075" table:style-name="ce6">
            <text:p>21,075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27817" table:style-name="ce6">
            <text:p>27,817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16892" table:style-name="ce6">
            <text:p>16,892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31119" table:style-name="ce6">
            <text:p>31,119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24133" table:style-name="ce6">
            <text:p>24,133<text:s/></text:p>
          </table:table-cell>
          <table:table-cell office:value-type="float" office:value="26335" table:style-name="ce6">
            <text:p>26,335<text:s/></text:p>
          </table:table-cell>
          <table:table-cell office:value-type="float" office:value="30933" table:style-name="ce6">
            <text:p>30,933<text:s/></text:p>
          </table:table-cell>
          <table:table-cell office:value-type="float" office:value="36530" table:style-name="ce6">
            <text:p>36,530<text:s/></text:p>
          </table:table-cell>
          <table:table-cell office:value-type="float" office:value="24064" table:style-name="ce6">
            <text:p>24,064<text:s/></text:p>
          </table:table-cell>
          <table:table-cell office:value-type="float" office:value="23849" table:style-name="ce6">
            <text:p>23,849<text:s/></text:p>
          </table:table-cell>
          <table:table-cell office:value-type="float" office:value="47677" table:style-name="ce6">
            <text:p>47,677<text:s/></text:p>
          </table:table-cell>
          <table:table-cell office:value-type="float" office:value="21539" table:style-name="ce6">
            <text:p>21,539<text:s/></text:p>
          </table:table-cell>
          <table:table-cell office:value-type="float" office:value="28362" table:style-name="ce6">
            <text:p>28,362<text:s/></text:p>
          </table:table-cell>
          <table:table-cell office:value-type="float" office:value="27474" table:style-name="ce6">
            <text:p>27,474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53170" table:style-name="ce6">
            <text:p>53,170<text:s/></text:p>
          </table:table-cell>
          <table:table-cell office:value-type="float" office:value="18838" table:style-name="ce6">
            <text:p>18,838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17418" table:style-name="ce6">
            <text:p>17,418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24415" table:style-name="ce6">
            <text:p>24,415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34148" table:style-name="ce6">
            <text:p>34,148<text:s/></text:p>
          </table:table-cell>
          <table:table-cell office:value-type="float" office:value="19496" table:style-name="ce6">
            <text:p>19,496<text:s/></text:p>
          </table:table-cell>
          <table:table-cell office:value-type="float" office:value="21850" table:style-name="ce6">
            <text:p>21,850<text:s/></text:p>
          </table:table-cell>
          <table:table-cell office:value-type="float" office:value="20855" table:style-name="ce6">
            <text:p>20,855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5388" table:style-name="ce6">
            <text:p>15,388<text:s/></text:p>
          </table:table-cell>
          <table:table-cell office:value-type="float" office:value="25367" table:style-name="ce6">
            <text:p>25,367<text:s/></text:p>
          </table:table-cell>
          <table:table-cell office:value-type="float" office:value="20238" table:style-name="ce6">
            <text:p>20,238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4729" table:style-name="ce6">
            <text:p>4,729<text:s/></text:p>
          </table:table-cell>
          <table:table-cell table:number-columns-repeated="16264"/>
        </table:table-row>
        <table:table-row table:style-name="ro2">
          <table:table-cell office:value-type="date" office:date-value="2022-10-26T00:00:00" table:style-name="ce5">
            <text:p>2022/10/26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36797" table:style-name="ce6">
            <text:p>36,797<text:s/></text:p>
          </table:table-cell>
          <table:table-cell office:value-type="float" office:value="36630" table:style-name="ce6">
            <text:p>36,630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16228" table:style-name="ce6">
            <text:p>16,228<text:s/></text:p>
          </table:table-cell>
          <table:table-cell office:value-type="float" office:value="17741" table:style-name="ce6">
            <text:p>17,741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31240" table:style-name="ce6">
            <text:p>31,240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22909" table:style-name="ce6">
            <text:p>22,909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29447" table:style-name="ce6">
            <text:p>29,447<text:s/></text:p>
          </table:table-cell>
          <table:table-cell office:value-type="float" office:value="25004" table:style-name="ce6">
            <text:p>25,004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31676" table:style-name="ce6">
            <text:p>31,676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23908" table:style-name="ce6">
            <text:p>23,908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21085" table:style-name="ce6">
            <text:p>21,085<text:s/></text:p>
          </table:table-cell>
          <table:table-cell office:value-type="float" office:value="104761" table:style-name="ce6">
            <text:p>104,761<text:s/></text:p>
          </table:table-cell>
          <table:table-cell office:value-type="float" office:value="37440" table:style-name="ce6">
            <text:p>37,440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21479" table:style-name="ce6">
            <text:p>21,479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25495" table:style-name="ce6">
            <text:p>25,495<text:s/></text:p>
          </table:table-cell>
          <table:table-cell office:value-type="float" office:value="25735" table:style-name="ce6">
            <text:p>25,735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28674" table:style-name="ce6">
            <text:p>28,674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32820" table:style-name="ce6">
            <text:p>32,820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26700" table:style-name="ce6">
            <text:p>26,700<text:s/></text:p>
          </table:table-cell>
          <table:table-cell office:value-type="float" office:value="31982" table:style-name="ce6">
            <text:p>31,982<text:s/></text:p>
          </table:table-cell>
          <table:table-cell office:value-type="float" office:value="36988" table:style-name="ce6">
            <text:p>36,988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49177" table:style-name="ce6">
            <text:p>49,177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30014" table:style-name="ce6">
            <text:p>30,014<text:s/></text:p>
          </table:table-cell>
          <table:table-cell office:value-type="float" office:value="28386" table:style-name="ce6">
            <text:p>28,386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54790" table:style-name="ce6">
            <text:p>54,790<text:s/></text:p>
          </table:table-cell>
          <table:table-cell office:value-type="float" office:value="18843" table:style-name="ce6">
            <text:p>18,843<text:s/></text:p>
          </table:table-cell>
          <table:table-cell office:value-type="float" office:value="14568" table:style-name="ce6">
            <text:p>14,568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17176" table:style-name="ce6">
            <text:p>17,176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33935" table:style-name="ce6">
            <text:p>33,935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22259" table:style-name="ce6">
            <text:p>22,259<text:s/></text:p>
          </table:table-cell>
          <table:table-cell office:value-type="float" office:value="21550" table:style-name="ce6">
            <text:p>21,550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5711" table:style-name="ce6">
            <text:p>15,711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21051" table:style-name="ce6">
            <text:p>21,051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4906" table:style-name="ce6">
            <text:p>4,906<text:s/></text:p>
          </table:table-cell>
          <table:table-cell table:number-columns-repeated="16264"/>
        </table:table-row>
        <table:table-row table:style-name="ro2">
          <table:table-cell office:value-type="date" office:date-value="2022-10-27T00:00:00" table:style-name="ce5">
            <text:p>2022/10/27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37120" table:style-name="ce6">
            <text:p>37,120<text:s/></text:p>
          </table:table-cell>
          <table:table-cell office:value-type="float" office:value="37233" table:style-name="ce6">
            <text:p>37,233<text:s/></text:p>
          </table:table-cell>
          <table:table-cell office:value-type="float" office:value="24254" table:style-name="ce6">
            <text:p>24,254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17642" table:style-name="ce6">
            <text:p>17,642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31253" table:style-name="ce6">
            <text:p>31,253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2289" table:style-name="ce6">
            <text:p>12,289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22881" table:style-name="ce6">
            <text:p>22,881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25239" table:style-name="ce6">
            <text:p>25,239<text:s/></text:p>
          </table:table-cell>
          <table:table-cell office:value-type="float" office:value="14870" table:style-name="ce6">
            <text:p>14,870<text:s/></text:p>
          </table:table-cell>
          <table:table-cell office:value-type="float" office:value="29297" table:style-name="ce6">
            <text:p>29,297<text:s/></text:p>
          </table:table-cell>
          <table:table-cell office:value-type="float" office:value="25307" table:style-name="ce6">
            <text:p>25,307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31591" table:style-name="ce6">
            <text:p>31,591<text:s/></text:p>
          </table:table-cell>
          <table:table-cell office:value-type="float" office:value="23549" table:style-name="ce6">
            <text:p>23,549<text:s/></text:p>
          </table:table-cell>
          <table:table-cell office:value-type="float" office:value="24092" table:style-name="ce6">
            <text:p>24,092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20265" table:style-name="ce6">
            <text:p>20,265<text:s/></text:p>
          </table:table-cell>
          <table:table-cell office:value-type="float" office:value="106200" table:style-name="ce6">
            <text:p>106,200<text:s/></text:p>
          </table:table-cell>
          <table:table-cell office:value-type="float" office:value="38028" table:style-name="ce6">
            <text:p>38,028<text:s/></text:p>
          </table:table-cell>
          <table:table-cell office:value-type="float" office:value="17870" table:style-name="ce6">
            <text:p>17,870<text:s/></text:p>
          </table:table-cell>
          <table:table-cell office:value-type="float" office:value="21530" table:style-name="ce6">
            <text:p>21,530<text:s/></text:p>
          </table:table-cell>
          <table:table-cell office:value-type="float" office:value="24699" table:style-name="ce6">
            <text:p>24,699<text:s/></text:p>
          </table:table-cell>
          <table:table-cell office:value-type="float" office:value="24786" table:style-name="ce6">
            <text:p>24,786<text:s/></text:p>
          </table:table-cell>
          <table:table-cell office:value-type="float" office:value="25813" table:style-name="ce6">
            <text:p>25,813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28084" table:style-name="ce6">
            <text:p>28,084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17010" table:style-name="ce6">
            <text:p>17,010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33254" table:style-name="ce6">
            <text:p>33,254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21114" table:style-name="ce6">
            <text:p>21,114<text:s/></text:p>
          </table:table-cell>
          <table:table-cell office:value-type="float" office:value="24430" table:style-name="ce6">
            <text:p>24,430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31952" table:style-name="ce6">
            <text:p>31,952<text:s/></text:p>
          </table:table-cell>
          <table:table-cell office:value-type="float" office:value="36978" table:style-name="ce6">
            <text:p>36,978<text:s/></text:p>
          </table:table-cell>
          <table:table-cell office:value-type="float" office:value="24225" table:style-name="ce6">
            <text:p>24,225<text:s/></text:p>
          </table:table-cell>
          <table:table-cell office:value-type="float" office:value="23408" table:style-name="ce6">
            <text:p>23,408<text:s/></text:p>
          </table:table-cell>
          <table:table-cell office:value-type="float" office:value="50129" table:style-name="ce6">
            <text:p>50,129<text:s/></text:p>
          </table:table-cell>
          <table:table-cell office:value-type="float" office:value="22327" table:style-name="ce6">
            <text:p>22,327<text:s/></text:p>
          </table:table-cell>
          <table:table-cell office:value-type="float" office:value="29882" table:style-name="ce6">
            <text:p>29,882<text:s/></text:p>
          </table:table-cell>
          <table:table-cell office:value-type="float" office:value="28764" table:style-name="ce6">
            <text:p>28,764<text:s/></text:p>
          </table:table-cell>
          <table:table-cell office:value-type="float" office:value="18104" table:style-name="ce6">
            <text:p>18,104<text:s/></text:p>
          </table:table-cell>
          <table:table-cell office:value-type="float" office:value="55986" table:style-name="ce6">
            <text:p>55,986<text:s/></text:p>
          </table:table-cell>
          <table:table-cell office:value-type="float" office:value="18953" table:style-name="ce6">
            <text:p>18,953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20002" table:style-name="ce6">
            <text:p>20,002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17513" table:style-name="ce6">
            <text:p>17,513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34368" table:style-name="ce6">
            <text:p>34,368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22182" table:style-name="ce6">
            <text:p>22,182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25084" table:style-name="ce6">
            <text:p>25,084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4916" table:style-name="ce6">
            <text:p>4,916<text:s/></text:p>
          </table:table-cell>
          <table:table-cell table:number-columns-repeated="16264"/>
        </table:table-row>
        <table:table-row table:style-name="ro2">
          <table:table-cell office:value-type="date" office:date-value="2022-10-28T00:00:00" table:style-name="ce5">
            <text:p>2022/10/28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40486" table:style-name="ce6">
            <text:p>40,486<text:s/></text:p>
          </table:table-cell>
          <table:table-cell office:value-type="float" office:value="43688" table:style-name="ce6">
            <text:p>43,688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18180" table:style-name="ce6">
            <text:p>18,180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31264" table:style-name="ce6">
            <text:p>31,264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24771" table:style-name="ce6">
            <text:p>24,771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30092" table:style-name="ce6">
            <text:p>30,092<text:s/></text:p>
          </table:table-cell>
          <table:table-cell office:value-type="float" office:value="16565" table:style-name="ce6">
            <text:p>16,565<text:s/></text:p>
          </table:table-cell>
          <table:table-cell office:value-type="float" office:value="32255" table:style-name="ce6">
            <text:p>32,255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33752" table:style-name="ce6">
            <text:p>33,752<text:s/></text:p>
          </table:table-cell>
          <table:table-cell office:value-type="float" office:value="24450" table:style-name="ce6">
            <text:p>24,450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133066" table:style-name="ce6">
            <text:p>133,066<text:s/></text:p>
          </table:table-cell>
          <table:table-cell office:value-type="float" office:value="45368" table:style-name="ce6">
            <text:p>45,368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22404" table:style-name="ce6">
            <text:p>22,404<text:s/></text:p>
          </table:table-cell>
          <table:table-cell office:value-type="float" office:value="25996" table:style-name="ce6">
            <text:p>25,996<text:s/></text:p>
          </table:table-cell>
          <table:table-cell office:value-type="float" office:value="26883" table:style-name="ce6">
            <text:p>26,883<text:s/></text:p>
          </table:table-cell>
          <table:table-cell office:value-type="float" office:value="27306" table:style-name="ce6">
            <text:p>27,306<text:s/></text:p>
          </table:table-cell>
          <table:table-cell office:value-type="float" office:value="22982" table:style-name="ce6">
            <text:p>22,982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30146" table:style-name="ce6">
            <text:p>30,146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8436" table:style-name="ce6">
            <text:p>18,436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35008" table:style-name="ce6">
            <text:p>35,008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25239" table:style-name="ce6">
            <text:p>25,239<text:s/></text:p>
          </table:table-cell>
          <table:table-cell office:value-type="float" office:value="28963" table:style-name="ce6">
            <text:p>28,963<text:s/></text:p>
          </table:table-cell>
          <table:table-cell office:value-type="float" office:value="36638" table:style-name="ce6">
            <text:p>36,638<text:s/></text:p>
          </table:table-cell>
          <table:table-cell office:value-type="float" office:value="39039" table:style-name="ce6">
            <text:p>39,039<text:s/></text:p>
          </table:table-cell>
          <table:table-cell office:value-type="float" office:value="25784" table:style-name="ce6">
            <text:p>25,784<text:s/></text:p>
          </table:table-cell>
          <table:table-cell office:value-type="float" office:value="24615" table:style-name="ce6">
            <text:p>24,615<text:s/></text:p>
          </table:table-cell>
          <table:table-cell office:value-type="float" office:value="60109" table:style-name="ce6">
            <text:p>60,109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33229" table:style-name="ce6">
            <text:p>33,229<text:s/></text:p>
          </table:table-cell>
          <table:table-cell office:value-type="float" office:value="32534" table:style-name="ce6">
            <text:p>32,534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64628" table:style-name="ce6">
            <text:p>64,628<text:s/></text:p>
          </table:table-cell>
          <table:table-cell office:value-type="float" office:value="20697" table:style-name="ce6">
            <text:p>20,697<text:s/></text:p>
          </table:table-cell>
          <table:table-cell office:value-type="float" office:value="15749" table:style-name="ce6">
            <text:p>15,749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21771" table:style-name="ce6">
            <text:p>21,771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30242" table:style-name="ce6">
            <text:p>30,242<text:s/></text:p>
          </table:table-cell>
          <table:table-cell office:value-type="float" office:value="18694" table:style-name="ce6">
            <text:p>18,694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36422" table:style-name="ce6">
            <text:p>36,422<text:s/></text:p>
          </table:table-cell>
          <table:table-cell office:value-type="float" office:value="20926" table:style-name="ce6">
            <text:p>20,926<text:s/></text:p>
          </table:table-cell>
          <table:table-cell office:value-type="float" office:value="23246" table:style-name="ce6">
            <text:p>23,246<text:s/></text:p>
          </table:table-cell>
          <table:table-cell office:value-type="float" office:value="22671" table:style-name="ce6">
            <text:p>22,671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14158" table:style-name="ce6">
            <text:p>14,158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27038" table:style-name="ce6">
            <text:p>27,038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5288" table:style-name="ce6">
            <text:p>5,288<text:s/></text:p>
          </table:table-cell>
          <table:table-cell table:number-columns-repeated="16264"/>
        </table:table-row>
        <table:table-row table:style-name="ro2">
          <table:table-cell office:value-type="date" office:date-value="2022-10-29T00:00:00" table:style-name="ce5">
            <text:p>2022/10/29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21372" table:style-name="ce6">
            <text:p>21,372<text:s/></text:p>
          </table:table-cell>
          <table:table-cell office:value-type="float" office:value="43026" table:style-name="ce6">
            <text:p>43,026<text:s/></text:p>
          </table:table-cell>
          <table:table-cell office:value-type="float" office:value="13806" table:style-name="ce6">
            <text:p>13,806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24303" table:style-name="ce6">
            <text:p>24,303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26374" table:style-name="ce6">
            <text:p>26,374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15049" table:style-name="ce6">
            <text:p>15,049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127561" table:style-name="ce6">
            <text:p>127,561<text:s/></text:p>
          </table:table-cell>
          <table:table-cell office:value-type="float" office:value="45824" table:style-name="ce6">
            <text:p>45,824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14565" table:style-name="ce6">
            <text:p>14,565<text:s/></text:p>
          </table:table-cell>
          <table:table-cell office:value-type="float" office:value="25314" table:style-name="ce6">
            <text:p>25,314<text:s/></text:p>
          </table:table-cell>
          <table:table-cell office:value-type="float" office:value="21155" table:style-name="ce6">
            <text:p>21,155<text:s/></text:p>
          </table:table-cell>
          <table:table-cell office:value-type="float" office:value="22505" table:style-name="ce6">
            <text:p>22,505<text:s/></text:p>
          </table:table-cell>
          <table:table-cell office:value-type="float" office:value="22566" table:style-name="ce6">
            <text:p>22,566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27851" table:style-name="ce6">
            <text:p>27,851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15547" table:style-name="ce6">
            <text:p>15,547<text:s/></text:p>
          </table:table-cell>
          <table:table-cell office:value-type="float" office:value="15671" table:style-name="ce6">
            <text:p>15,671<text:s/></text:p>
          </table:table-cell>
          <table:table-cell office:value-type="float" office:value="28998" table:style-name="ce6">
            <text:p>28,998<text:s/></text:p>
          </table:table-cell>
          <table:table-cell office:value-type="float" office:value="32876" table:style-name="ce6">
            <text:p>32,876<text:s/></text:p>
          </table:table-cell>
          <table:table-cell office:value-type="float" office:value="28331" table:style-name="ce6">
            <text:p>28,331<text:s/></text:p>
          </table:table-cell>
          <table:table-cell office:value-type="float" office:value="19892" table:style-name="ce6">
            <text:p>19,892<text:s/></text:p>
          </table:table-cell>
          <table:table-cell office:value-type="float" office:value="22430" table:style-name="ce6">
            <text:p>22,430<text:s/></text:p>
          </table:table-cell>
          <table:table-cell office:value-type="float" office:value="69781" table:style-name="ce6">
            <text:p>69,781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30371" table:style-name="ce6">
            <text:p>30,371<text:s/></text:p>
          </table:table-cell>
          <table:table-cell office:value-type="float" office:value="31274" table:style-name="ce6">
            <text:p>31,274<text:s/></text:p>
          </table:table-cell>
          <table:table-cell office:value-type="float" office:value="20723" table:style-name="ce6">
            <text:p>20,723<text:s/></text:p>
          </table:table-cell>
          <table:table-cell office:value-type="float" office:value="76384" table:style-name="ce6">
            <text:p>76,384<text:s/></text:p>
          </table:table-cell>
          <table:table-cell office:value-type="float" office:value="14581" table:style-name="ce6">
            <text:p>14,581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30728" table:style-name="ce6">
            <text:p>30,728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7099" table:style-name="ce6">
            <text:p>17,099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16197" table:style-name="ce6">
            <text:p>16,197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2952" table:style-name="ce6">
            <text:p>2,952<text:s/></text:p>
          </table:table-cell>
          <table:table-cell table:number-columns-repeated="16264"/>
        </table:table-row>
        <table:table-row table:style-name="ro2">
          <table:table-cell office:value-type="date" office:date-value="2022-10-30T00:00:00" table:style-name="ce5">
            <text:p>2022/10/30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30478" table:style-name="ce6">
            <text:p>30,478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19062" table:style-name="ce6">
            <text:p>19,062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6126" table:style-name="ce6">
            <text:p>16,126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9540" table:style-name="ce6">
            <text:p>19,540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20140" table:style-name="ce6">
            <text:p>120,140<text:s/></text:p>
          </table:table-cell>
          <table:table-cell office:value-type="float" office:value="34270" table:style-name="ce6">
            <text:p>34,270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14692" table:style-name="ce6">
            <text:p>14,692<text:s/></text:p>
          </table:table-cell>
          <table:table-cell office:value-type="float" office:value="15656" table:style-name="ce6">
            <text:p>15,656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5628" table:style-name="ce6">
            <text:p>5,628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20299" table:style-name="ce6">
            <text:p>20,299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27366" table:style-name="ce6">
            <text:p>27,366<text:s/></text:p>
          </table:table-cell>
          <table:table-cell office:value-type="float" office:value="20245" table:style-name="ce6">
            <text:p>20,245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6289" table:style-name="ce6">
            <text:p>16,289<text:s/></text:p>
          </table:table-cell>
          <table:table-cell office:value-type="float" office:value="50122" table:style-name="ce6">
            <text:p>50,122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19816" table:style-name="ce6">
            <text:p>19,816<text:s/></text:p>
          </table:table-cell>
          <table:table-cell office:value-type="float" office:value="18369" table:style-name="ce6">
            <text:p>18,369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46642" table:style-name="ce6">
            <text:p>46,642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2394" table:style-name="ce6">
            <text:p>2,394<text:s/></text:p>
          </table:table-cell>
          <table:table-cell table:number-columns-repeated="16264"/>
        </table:table-row>
        <table:table-row table:style-name="ro2">
          <table:table-cell office:value-type="date" office:date-value="2022-10-31T00:00:00" table:style-name="ce5">
            <text:p>2022/10/31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37079" table:style-name="ce6">
            <text:p>37,079<text:s/></text:p>
          </table:table-cell>
          <table:table-cell office:value-type="float" office:value="35975" table:style-name="ce6">
            <text:p>35,975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6198" table:style-name="ce6">
            <text:p>16,198<text:s/></text:p>
          </table:table-cell>
          <table:table-cell office:value-type="float" office:value="17487" table:style-name="ce6">
            <text:p>17,487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25168" table:style-name="ce6">
            <text:p>25,168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14667" table:style-name="ce6">
            <text:p>14,667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24382" table:style-name="ce6">
            <text:p>24,382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28510" table:style-name="ce6">
            <text:p>28,510<text:s/></text:p>
          </table:table-cell>
          <table:table-cell office:value-type="float" office:value="22099" table:style-name="ce6">
            <text:p>22,099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31246" table:style-name="ce6">
            <text:p>31,246<text:s/></text:p>
          </table:table-cell>
          <table:table-cell office:value-type="float" office:value="22360" table:style-name="ce6">
            <text:p>22,360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18486" table:style-name="ce6">
            <text:p>18,486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09336" table:style-name="ce6">
            <text:p>109,336<text:s/></text:p>
          </table:table-cell>
          <table:table-cell office:value-type="float" office:value="34565" table:style-name="ce6">
            <text:p>34,565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20763" table:style-name="ce6">
            <text:p>20,763<text:s/></text:p>
          </table:table-cell>
          <table:table-cell office:value-type="float" office:value="21823" table:style-name="ce6">
            <text:p>21,823<text:s/></text:p>
          </table:table-cell>
          <table:table-cell office:value-type="float" office:value="23197" table:style-name="ce6">
            <text:p>23,197<text:s/></text:p>
          </table:table-cell>
          <table:table-cell office:value-type="float" office:value="19676" table:style-name="ce6">
            <text:p>19,676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26824" table:style-name="ce6">
            <text:p>26,824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27036" table:style-name="ce6">
            <text:p>27,036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23715" table:style-name="ce6">
            <text:p>23,715<text:s/></text:p>
          </table:table-cell>
          <table:table-cell office:value-type="float" office:value="25307" table:style-name="ce6">
            <text:p>25,307<text:s/></text:p>
          </table:table-cell>
          <table:table-cell office:value-type="float" office:value="31245" table:style-name="ce6">
            <text:p>31,245<text:s/></text:p>
          </table:table-cell>
          <table:table-cell office:value-type="float" office:value="35698" table:style-name="ce6">
            <text:p>35,698<text:s/></text:p>
          </table:table-cell>
          <table:table-cell office:value-type="float" office:value="23566" table:style-name="ce6">
            <text:p>23,566<text:s/></text:p>
          </table:table-cell>
          <table:table-cell office:value-type="float" office:value="21693" table:style-name="ce6">
            <text:p>21,693<text:s/></text:p>
          </table:table-cell>
          <table:table-cell office:value-type="float" office:value="46949" table:style-name="ce6">
            <text:p>46,949<text:s/></text:p>
          </table:table-cell>
          <table:table-cell office:value-type="float" office:value="21629" table:style-name="ce6">
            <text:p>21,629<text:s/></text:p>
          </table:table-cell>
          <table:table-cell office:value-type="float" office:value="25124" table:style-name="ce6">
            <text:p>25,124<text:s/></text:p>
          </table:table-cell>
          <table:table-cell office:value-type="float" office:value="26969" table:style-name="ce6">
            <text:p>26,969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53933" table:style-name="ce6">
            <text:p>53,933<text:s/></text:p>
          </table:table-cell>
          <table:table-cell office:value-type="float" office:value="18569" table:style-name="ce6">
            <text:p>18,569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17794" table:style-name="ce6">
            <text:p>17,794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26191" table:style-name="ce6">
            <text:p>26,191<text:s/></text:p>
          </table:table-cell>
          <table:table-cell office:value-type="float" office:value="16909" table:style-name="ce6">
            <text:p>16,909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34739" table:style-name="ce6">
            <text:p>34,739<text:s/></text:p>
          </table:table-cell>
          <table:table-cell office:value-type="float" office:value="19438" table:style-name="ce6">
            <text:p>19,438<text:s/></text:p>
          </table:table-cell>
          <table:table-cell office:value-type="float" office:value="22289" table:style-name="ce6">
            <text:p>22,289<text:s/></text:p>
          </table:table-cell>
          <table:table-cell office:value-type="float" office:value="20203" table:style-name="ce6">
            <text:p>20,203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15328" table:style-name="ce6">
            <text:p>15,328<text:s/></text:p>
          </table:table-cell>
          <table:table-cell office:value-type="float" office:value="24712" table:style-name="ce6">
            <text:p>24,712<text:s/></text:p>
          </table:table-cell>
          <table:table-cell office:value-type="float" office:value="19390" table:style-name="ce6">
            <text:p>19,390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4958" table:style-name="ce6">
            <text:p>4,958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11-11T01:38:41Z</meta:creation-date>
    <dc:date>2022-11-11T01:39:00Z</dc:date>
  </office:meta>
</office:document-meta>
</file>